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50/styles.xml" manifest:media-type="text/xml"/>
  <manifest:file-entry manifest:full-path="Object 50/meta.xml" manifest:media-type="text/xml"/>
  <manifest:file-entry manifest:full-path="Object 50/content.xml" manifest:media-type="text/xml"/>
  <manifest:file-entry manifest:full-path="Object 50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44/content.xml" manifest:media-type="text/xml"/>
  <manifest:file-entry manifest:full-path="Object 44/styles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51/meta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40/styles.xml" manifest:media-type="text/xml"/>
  <manifest:file-entry manifest:full-path="Object 40/meta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52/meta.xml" manifest:media-type="text/xml"/>
  <manifest:file-entry manifest:full-path="Object 52/content.xml" manifest:media-type="text/xml"/>
  <manifest:file-entry manifest:full-path="Object 52/styles.xml" manifest:media-type="text/xml"/>
  <manifest:file-entry manifest:full-path="Object 52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tyles.xml" manifest:media-type="text/xml"/>
  <manifest:file-entry manifest:full-path="Object 42/meta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43/content.xml" manifest:media-type="text/xml"/>
  <manifest:file-entry manifest:full-path="Object 43/meta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55/styles.xml" manifest:media-type="text/xml"/>
  <manifest:file-entry manifest:full-path="Object 55/meta.xml" manifest:media-type="text/xml"/>
  <manifest:file-entry manifest:full-path="Object 55/content.xml" manifest:media-type="text/xml"/>
  <manifest:file-entry manifest:full-path="Object 55/" manifest:media-type="application/vnd.oasis.opendocument.chart"/>
  <manifest:file-entry manifest:full-path="Object 30/styles.xml" manifest:media-type="text/xml"/>
  <manifest:file-entry manifest:full-path="Object 30/meta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56/meta.xml" manifest:media-type="text/xml"/>
  <manifest:file-entry manifest:full-path="Object 56/content.xml" manifest:media-type="text/xml"/>
  <manifest:file-entry manifest:full-path="Object 56/styles.xml" manifest:media-type="text/xml"/>
  <manifest:file-entry manifest:full-path="Object 56/" manifest:media-type="application/vnd.oasis.opendocument.chart"/>
  <manifest:file-entry manifest:full-path="Object 31/styles.xml" manifest:media-type="text/xml"/>
  <manifest:file-entry manifest:full-path="Object 31/content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57/styles.xml" manifest:media-type="text/xml"/>
  <manifest:file-entry manifest:full-path="Object 57/content.xml" manifest:media-type="text/xml"/>
  <manifest:file-entry manifest:full-path="Object 57/meta.xml" manifest:media-type="text/xml"/>
  <manifest:file-entry manifest:full-path="Object 57/" manifest:media-type="application/vnd.oasis.opendocument.chart"/>
  <manifest:file-entry manifest:full-path="Object 32/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58/meta.xml" manifest:media-type="text/xml"/>
  <manifest:file-entry manifest:full-path="Object 58/styles.xml" manifest:media-type="text/xml"/>
  <manifest:file-entry manifest:full-path="Object 58/content.xml" manifest:media-type="text/xml"/>
  <manifest:file-entry manifest:full-path="Object 58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59/meta.xml" manifest:media-type="text/xml"/>
  <manifest:file-entry manifest:full-path="Object 59/content.xml" manifest:media-type="text/xml"/>
  <manifest:file-entry manifest:full-path="Object 59/styles.xml" manifest:media-type="text/xml"/>
  <manifest:file-entry manifest:full-path="Object 59/" manifest:media-type="application/vnd.oasis.opendocument.chart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60/styles.xml" manifest:media-type="text/xml"/>
  <manifest:file-entry manifest:full-path="Object 60/meta.xml" manifest:media-type="text/xml"/>
  <manifest:file-entry manifest:full-path="Object 60/content.xml" manifest:media-type="text/xml"/>
  <manifest:file-entry manifest:full-path="Object 60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61/content.xml" manifest:media-type="text/xml"/>
  <manifest:file-entry manifest:full-path="Object 61/styles.xml" manifest:media-type="text/xml"/>
  <manifest:file-entry manifest:full-path="Object 61/meta.xml" manifest:media-type="text/xml"/>
  <manifest:file-entry manifest:full-path="Object 6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36/style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62/content.xml" manifest:media-type="text/xml"/>
  <manifest:file-entry manifest:full-path="Object 62/styles.xml" manifest:media-type="text/xml"/>
  <manifest:file-entry manifest:full-path="Object 62/meta.xml" manifest:media-type="text/xml"/>
  <manifest:file-entry manifest:full-path="Object 62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styles.xml" manifest:media-type="text/xml"/>
  <manifest:file-entry manifest:full-path="Object 45/meta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47/styles.xml" manifest:media-type="text/xml"/>
  <manifest:file-entry manifest:full-path="Object 47/content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48/content.xml" manifest:media-type="text/xml"/>
  <manifest:file-entry manifest:full-path="Object 48/styles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 49/styles.xml" manifest:media-type="text/xml"/>
  <manifest:file-entry manifest:full-path="Object 49/meta.xml" manifest:media-type="text/xml"/>
  <manifest:file-entry manifest:full-path="Object 49/content.xml" manifest:media-type="text/xml"/>
  <manifest:file-entry manifest:full-path="Object 49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53/styles.xml" manifest:media-type="text/xml"/>
  <manifest:file-entry manifest:full-path="Object 53/content.xml" manifest:media-type="text/xml"/>
  <manifest:file-entry manifest:full-path="Object 53/meta.xml" manifest:media-type="text/xml"/>
  <manifest:file-entry manifest:full-path="Object 53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54/content.xml" manifest:media-type="text/xml"/>
  <manifest:file-entry manifest:full-path="Object 54/styles.xml" manifest:media-type="text/xml"/>
  <manifest:file-entry manifest:full-path="Object 54/meta.xml" manifest:media-type="text/xml"/>
  <manifest:file-entry manifest:full-path="Object 5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2.028cm"/>
    </style:style>
    <style:style style:name="co5" style:family="table-column">
      <style:table-column-properties fo:break-before="auto" style:column-width="3.013cm"/>
    </style:style>
    <style:style style:name="co6" style:family="table-column">
      <style:table-column-properties fo:break-before="auto" style:column-width="2.492cm"/>
    </style:style>
    <style:style style:name="co7" style:family="table-column">
      <style:table-column-properties fo:break-before="auto" style:column-width="1.265cm"/>
    </style:style>
    <style:style style:name="co8" style:family="table-column">
      <style:table-column-properties fo:break-before="auto" style:column-width="1.046cm"/>
    </style:style>
    <style:style style:name="co9" style:family="table-column">
      <style:table-column-properties fo:break-before="auto" style:column-width="1.18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ummary" table:style-name="ta1">
        <table:shapes>
          <draw:frame draw:z-index="0" draw:style-name="gr1" svg:width="18.408cm" svg:height="10.166cm" svg:x="16.528cm" svg:y="33.909cm">
            <draw:object draw:notify-on-update-of-ranges="summary.B80:summary.G80 summary.A84:summary.A84 summary.B84:summary.G84 summary.A83:summary.A83 summary.B83:summary.G83 summary.A82:summary.A82 summary.B82:summary.G82 summary.A81:summary.A81 summary.B81:summary.G81" xlink:href="./Object 61" xlink:type="simple" xlink:show="embed" xlink:actuate="onLoad"/>
            <draw:image xlink:href="./ObjectReplacements/Object 61" xlink:type="simple" xlink:show="embed" xlink:actuate="onLoad"/>
          </draw:frame>
          <draw:frame draw:z-index="1" draw:style-name="gr1" svg:width="18.408cm" svg:height="10.166cm" svg:x="16.639cm" svg:y="44.232cm">
            <draw:object draw:notify-on-update-of-ranges="summary.A87:summary.A87 summary.B87:summary.G87 summary.A91:summary.A91 summary.B91:summary.G91 summary.A90:summary.A90 summary.B90:summary.G90 summary.A89:summary.A89 summary.B89:summary.G89 summary.A88:summary.A88 summary.B88:summary.G88" xlink:href="./Object 62" xlink:type="simple" xlink:show="embed" xlink:actuate="onLoad"/>
            <draw:image xlink:href="./ObjectReplacements/Object 6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9" table:default-cell-style-name="Default"/>
        <table:table-column table:style-name="co8" table:number-columns-repeated="9" table:default-cell-style-name="Default"/>
        <table:table-column table:style-name="co9" table:default-cell-style-name="Default"/>
        <table:table-row table:style-name="ro1">
          <table:table-cell office:value-type="string">
            <text:p>11_read_1</text:p>
          </table:table-cell>
          <table:table-cell table:number-columns-repeated="26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xen</text:p>
          </table:table-cell>
          <table:table-cell office:value-type="float" office:value="57.9">
            <text:p>57.9</text:p>
          </table:table-cell>
          <table:table-cell office:value-type="float" office:value="5263">
            <text:p>5263</text:p>
          </table:table-cell>
          <table:table-cell office:value-type="float" office:value="12.86">
            <text:p>12.86</text:p>
          </table:table-cell>
          <table:table-cell office:value-type="float" office:value="56.425">
            <text:p>56.425</text:p>
          </table:table-cell>
          <table:table-cell office:value-type="float" office:value="21.3638888889">
            <text:p>21.3638888889</text:p>
          </table:table-cell>
          <table:table-cell office:value-type="float" office:value="96.68">
            <text:p>96.68</text:p>
          </table:table-cell>
          <table:table-cell office:value-type="float" office:value="73.7977777778">
            <text:p>73.7977777778</text:p>
          </table:table-cell>
          <table:table-cell office:value-type="float" office:value="3.99">
            <text:p>3.99</text:p>
          </table:table-cell>
          <table:table-cell office:value-type="float" office:value="25.75">
            <text:p>25.75</text:p>
          </table:table-cell>
          <table:table-cell office:value-type="float" office:value="0.35">
            <text:p>0.35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30.03">
            <text:p>30.03</text:p>
          </table:table-cell>
          <table:table-cell office:value-type="float" office:value="3.48">
            <text:p>3.48</text:p>
          </table:table-cell>
          <table:table-cell office:value-type="float" office:value="31.14">
            <text:p>31.14</text:p>
          </table:table-cell>
          <table:table-cell office:value-type="float" office:value="2.62">
            <text:p>2.62</text:p>
          </table:table-cell>
          <table:table-cell office:value-type="float" office:value="0.86">
            <text:p>0.86</text:p>
          </table:table-cell>
          <table:table-cell office:value-type="float" office:value="1.56">
            <text:p>1.56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kvm2</text:p>
          </table:table-cell>
          <table:table-cell office:value-type="float" office:value="49.657">
            <text:p>49.657</text:p>
          </table:table-cell>
          <table:table-cell office:value-type="float" office:value="4514">
            <text:p>4514</text:p>
          </table:table-cell>
          <table:table-cell office:value-type="float" office:value="10.27">
            <text:p>10.27</text:p>
          </table:table-cell>
          <table:table-cell office:value-type="float" office:value="79.4444444444">
            <text:p>79.4444444444</text:p>
          </table:table-cell>
          <table:table-cell office:value-type="float" office:value="51.5777777778">
            <text:p>51.5777777778</text:p>
          </table:table-cell>
          <table:table-cell office:value-type="float" office:value="90.79">
            <text:p>90.79</text:p>
          </table:table-cell>
          <table:table-cell office:value-type="float" office:value="63.6183783784">
            <text:p>63.6183783784</text:p>
          </table:table-cell>
          <table:table-cell office:value-type="float" office:value="10.8">
            <text:p>10.8</text:p>
          </table:table-cell>
          <table:table-cell office:value-type="float" office:value="16.67">
            <text:p>16.67</text:p>
          </table:table-cell>
          <table:table-cell office:value-type="float" office:value="1.09">
            <text:p>1.09</text:p>
          </table:table-cell>
          <table:table-cell office:value-type="float" office:value="1.64">
            <text:p>1.6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3.11">
            <text:p>3.11</text:p>
          </table:table-cell>
          <table:table-cell office:value-type="float" office:value="66.55">
            <text:p>66.55</text:p>
          </table:table-cell>
          <table:table-cell office:value-type="float" office:value="0.05">
            <text:p>0.05</text:p>
          </table:table-cell>
          <table:table-cell table:number-columns-repeated="5" office:value-type="float" office:value="0.01">
            <text:p>0.01</text:p>
          </table:table-cell>
          <table:table-cell table:number-columns-repeated="5"/>
        </table:table-row>
        <table:table-row table:style-name="ro1">
          <table:table-cell office:value-type="string">
            <text:p>kvm1</text:p>
          </table:table-cell>
          <table:table-cell office:value-type="float" office:value="2484.3">
            <text:p>2484.3</text:p>
          </table:table-cell>
          <table:table-cell office:value-type="float" office:value="231262">
            <text:p>231262</text:p>
          </table:table-cell>
          <table:table-cell office:value-type="float" office:value="81.91">
            <text:p>81.91</text:p>
          </table:table-cell>
          <table:table-cell office:value-type="float" office:value="115.913888889">
            <text:p>115.913888889</text:p>
          </table:table-cell>
          <table:table-cell office:value-type="float" office:value="115.475">
            <text:p>115.475</text:p>
          </table:table-cell>
          <table:table-cell office:value-type="float" office:value="52.62">
            <text:p>52.62</text:p>
          </table:table-cell>
          <table:table-cell office:value-type="float" office:value="1.13833333333">
            <text:p>1.1383333333</text:p>
          </table:table-cell>
          <table:table-cell office:value-type="float" office:value="30.74">
            <text:p>30.74</text:p>
          </table:table-cell>
          <table:table-cell office:value-type="float" office:value="62.97">
            <text:p>62.97</text:p>
          </table:table-cell>
          <table:table-cell office:value-type="float" office:value="2.69">
            <text:p>2.69</text:p>
          </table:table-cell>
          <table:table-cell office:value-type="float" office:value="0.28">
            <text:p>0.28</text:p>
          </table:table-cell>
          <table:table-cell office:value-type="float" office:value="3.2">
            <text:p>3.2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number-columns-repeated="6"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host</text:p>
          </table:table-cell>
          <table:table-cell office:value-type="float" office:value="7925.9">
            <text:p>7925.9</text:p>
          </table:table-cell>
          <table:table-cell office:value-type="float" office:value="737753">
            <text:p>737753</text:p>
          </table:table-cell>
          <table:table-cell office:value-type="float" office:value="70.72">
            <text:p>70.72</text:p>
          </table:table-cell>
          <table:table-cell table:number-columns-repeated="2" office:value-type="float" office:value="0">
            <text:p>0</text:p>
          </table:table-cell>
          <table:table-cell office:value-type="float" office:value="37.42">
            <text:p>37.42</text:p>
          </table:table-cell>
          <table:table-cell office:value-type="float" office:value="0">
            <text:p>0</text:p>
          </table:table-cell>
          <table:table-cell office:value-type="float" office:value="99.61">
            <text:p>99.61</text:p>
          </table:table-cell>
          <table:table-cell office:value-type="float" office:value="0.12">
            <text:p>0.12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11_write_1</text:p>
          </table:table-cell>
          <table:table-cell table:number-columns-repeated="26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xen</text:p>
          </table:table-cell>
          <table:table-cell office:value-type="float" office:value="33.074">
            <text:p>33.074</text:p>
          </table:table-cell>
          <table:table-cell office:value-type="float" office:value="3006">
            <text:p>3006</text:p>
          </table:table-cell>
          <table:table-cell office:value-type="float" office:value="9.51">
            <text:p>9.51</text:p>
          </table:table-cell>
          <table:table-cell office:value-type="float" office:value="71.9805555556">
            <text:p>71.9805555556</text:p>
          </table:table-cell>
          <table:table-cell office:value-type="float" office:value="18.55">
            <text:p>18.55</text:p>
          </table:table-cell>
          <table:table-cell office:value-type="float" office:value="97.45">
            <text:p>97.45</text:p>
          </table:table-cell>
          <table:table-cell office:value-type="float" office:value="82.28">
            <text:p>82.28</text:p>
          </table:table-cell>
          <table:table-cell office:value-type="float" office:value="0.01">
            <text:p>0.01</text:p>
          </table:table-cell>
          <table:table-cell office:value-type="float" office:value="0.94">
            <text:p>0.94</text:p>
          </table:table-cell>
          <table:table-cell office:value-type="float" office:value="27.31">
            <text:p>27.31</text:p>
          </table:table-cell>
          <table:table-cell office:value-type="float" office:value="0.46">
            <text:p>0.46</text:p>
          </table:table-cell>
          <table:table-cell office:value-type="float" office:value="0.31">
            <text:p>0.31</text:p>
          </table:table-cell>
          <table:table-cell office:value-type="float" office:value="24.84">
            <text:p>24.84</text:p>
          </table:table-cell>
          <table:table-cell office:value-type="float" office:value="4.66">
            <text:p>4.66</text:p>
          </table:table-cell>
          <table:table-cell office:value-type="float" office:value="31.56">
            <text:p>31.56</text:p>
          </table:table-cell>
          <table:table-cell office:value-type="float" office:value="4.83">
            <text:p>4.83</text:p>
          </table:table-cell>
          <table:table-cell office:value-type="float" office:value="1.52">
            <text:p>1.52</text:p>
          </table:table-cell>
          <table:table-cell office:value-type="float" office:value="2.3">
            <text:p>2.3</text:p>
          </table:table-cell>
          <table:table-cell office:value-type="float" office:value="0.73">
            <text:p>0.73</text:p>
          </table:table-cell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vm2</text:p>
          </table:table-cell>
          <table:table-cell office:value-type="float" office:value="34.606">
            <text:p>34.606</text:p>
          </table:table-cell>
          <table:table-cell office:value-type="float" office:value="3146">
            <text:p>3146</text:p>
          </table:table-cell>
          <table:table-cell office:value-type="float" office:value="8.34">
            <text:p>8.34</text:p>
          </table:table-cell>
          <table:table-cell office:value-type="float" office:value="98.0333333333">
            <text:p>98.0333333333</text:p>
          </table:table-cell>
          <table:table-cell office:value-type="float" office:value="68.85">
            <text:p>68.85</text:p>
          </table:table-cell>
          <table:table-cell office:value-type="float" office:value="90.4">
            <text:p>90.4</text:p>
          </table:table-cell>
          <table:table-cell office:value-type="float" office:value="65.4043243243">
            <text:p>65.4043243243</text:p>
          </table:table-cell>
          <table:table-cell office:value-type="float" office:value="0.01">
            <text:p>0.01</text:p>
          </table:table-cell>
          <table:table-cell office:value-type="float" office:value="10.54">
            <text:p>10.54</text:p>
          </table:table-cell>
          <table:table-cell office:value-type="float" office:value="14.28">
            <text:p>14.28</text:p>
          </table:table-cell>
          <table:table-cell office:value-type="float" office:value="4.05">
            <text:p>4.05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4.38">
            <text:p>4.38</text:p>
          </table:table-cell>
          <table:table-cell office:value-type="float" office:value="66.16">
            <text:p>66.16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kvm1</text:p>
          </table:table-cell>
          <table:table-cell office:value-type="float" office:value="10.204">
            <text:p>10.204</text:p>
          </table:table-cell>
          <table:table-cell office:value-type="float" office:value="927">
            <text:p>927</text:p>
          </table:table-cell>
          <table:table-cell office:value-type="float" office:value="2.46">
            <text:p>2.46</text:p>
          </table:table-cell>
          <table:table-cell office:value-type="float" office:value="33.5527777778">
            <text:p>33.5527777778</text:p>
          </table:table-cell>
          <table:table-cell office:value-type="float" office:value="30.0138888889">
            <text:p>30.0138888889</text:p>
          </table:table-cell>
          <table:table-cell office:value-type="float" office:value="98.85">
            <text:p>98.85</text:p>
          </table:table-cell>
          <table:table-cell office:value-type="float" office:value="73.0611111111">
            <text:p>73.0611111111</text:p>
          </table:table-cell>
          <table:table-cell office:value-type="float" office:value="0.26">
            <text:p>0.26</text:p>
          </table:table-cell>
          <table:table-cell office:value-type="float" office:value="12.48">
            <text:p>12.48</text:p>
          </table:table-cell>
          <table:table-cell office:value-type="float" office:value="24.27">
            <text:p>24.27</text:p>
          </table:table-cell>
          <table:table-cell office:value-type="float" office:value="7.95">
            <text:p>7.95</text:p>
          </table:table-cell>
          <table:table-cell office:value-type="float" office:value="2.22">
            <text:p>2.22</text:p>
          </table:table-cell>
          <table:table-cell office:value-type="float" office:value="0.86">
            <text:p>0.86</text:p>
          </table:table-cell>
          <table:table-cell office:value-type="float" office:value="0.48">
            <text:p>0.48</text:p>
          </table:table-cell>
          <table:table-cell office:value-type="float" office:value="32.99">
            <text:p>32.99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2.61">
            <text:p>2.61</text:p>
          </table:table-cell>
          <table:table-cell office:value-type="float" office:value="8.43">
            <text:p>8.43</text:p>
          </table:table-cell>
          <table:table-cell office:value-type="float" office:value="5.32">
            <text:p>5.32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9">
            <text:p>0.1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01">
            <text:p>0.01</text:p>
          </table:table-cell>
        </table:table-row>
        <table:table-row table:style-name="ro1">
          <table:table-cell office:value-type="string">
            <text:p>host</text:p>
          </table:table-cell>
          <table:table-cell office:value-type="float" office:value="4809.8">
            <text:p>4809.8</text:p>
          </table:table-cell>
          <table:table-cell office:value-type="float" office:value="447745">
            <text:p>447745</text:p>
          </table:table-cell>
          <table:table-cell office:value-type="float" office:value="81.08">
            <text:p>81.08</text:p>
          </table:table-cell>
          <table:table-cell table:number-columns-repeated="2" office:value-type="float" office:value="0">
            <text:p>0</text:p>
          </table:table-cell>
          <table:table-cell office:value-type="float" office:value="24.1">
            <text:p>24.1</text:p>
          </table:table-cell>
          <table:table-cell office:value-type="float" office:value="0">
            <text:p>0</text:p>
          </table:table-cell>
          <table:table-cell office:value-type="float" office:value="92.94">
            <text:p>92.94</text:p>
          </table:table-cell>
          <table:table-cell office:value-type="float" office:value="6.62">
            <text:p>6.62</text:p>
          </table:table-cell>
          <table:table-cell office:value-type="float" office:value="0.16">
            <text:p>0.16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512_read_1</text:p>
          </table:table-cell>
          <table:table-cell table:number-columns-repeated="26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xen</text:p>
          </table:table-cell>
          <table:table-cell office:value-type="float" office:value="1929.7">
            <text:p>1929.7</text:p>
          </table:table-cell>
          <table:table-cell office:value-type="float" office:value="3859">
            <text:p>3859</text:p>
          </table:table-cell>
          <table:table-cell office:value-type="float" office:value="11.42">
            <text:p>11.42</text:p>
          </table:table-cell>
          <table:table-cell office:value-type="float" office:value="59.1111111111">
            <text:p>59.1111111111</text:p>
          </table:table-cell>
          <table:table-cell office:value-type="float" office:value="19.1472222222">
            <text:p>19.1472222222</text:p>
          </table:table-cell>
          <table:table-cell office:value-type="float" office:value="96.96">
            <text:p>96.96</text:p>
          </table:table-cell>
          <table:table-cell office:value-type="float" office:value="78.2927777778">
            <text:p>78.2927777778</text:p>
          </table:table-cell>
          <table:table-cell table:number-columns-repeated="3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51.58">
            <text:p>51.58</text:p>
          </table:table-cell>
          <table:table-cell office:value-type="float" office:value="5.41">
            <text:p>5.41</text:p>
          </table:table-cell>
          <table:table-cell office:value-type="float" office:value="32.9">
            <text:p>32.9</text:p>
          </table:table-cell>
          <table:table-cell office:value-type="float" office:value="4.8">
            <text:p>4.8</text:p>
          </table:table-cell>
          <table:table-cell office:value-type="float" office:value="1.59">
            <text:p>1.59</text:p>
          </table:table-cell>
          <table:table-cell office:value-type="float" office:value="2.14">
            <text:p>2.14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01">
            <text:p>0.01</text:p>
          </table:table-cell>
          <table:table-cell table:number-columns-repeated="5"/>
        </table:table-row>
        <table:table-row table:style-name="ro1">
          <table:table-cell office:value-type="string">
            <text:p>kvm2</text:p>
          </table:table-cell>
          <table:table-cell office:value-type="float" office:value="1633.1">
            <text:p>1633.1</text:p>
          </table:table-cell>
          <table:table-cell office:value-type="float" office:value="3267">
            <text:p>3267</text:p>
          </table:table-cell>
          <table:table-cell office:value-type="float" office:value="9.76">
            <text:p>9.76</text:p>
          </table:table-cell>
          <table:table-cell office:value-type="float" office:value="86.4694444444">
            <text:p>86.4694444444</text:p>
          </table:table-cell>
          <table:table-cell office:value-type="float" office:value="53.7694444444">
            <text:p>53.7694444444</text:p>
          </table:table-cell>
          <table:table-cell office:value-type="float" office:value="91.63">
            <text:p>91.63</text:p>
          </table:table-cell>
          <table:table-cell office:value-type="float" office:value="67.1178378378">
            <text:p>67.1178378378</text:p>
          </table:table-cell>
          <table:table-cell table:number-columns-repeated="5" office:value-type="float" office:value="0">
            <text:p>0</text:p>
          </table:table-cell>
          <table:table-cell office:value-type="float" office:value="7.04">
            <text:p>7.04</text:p>
          </table:table-cell>
          <table:table-cell office:value-type="float" office:value="92.9">
            <text:p>92.9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table:number-columns-repeated="5"/>
        </table:table-row>
        <table:table-row table:style-name="ro1">
          <table:table-cell office:value-type="string">
            <text:p>kvm1</text:p>
          </table:table-cell>
          <table:table-cell office:value-type="float" office:value="1610.3">
            <text:p>1610.3</text:p>
          </table:table-cell>
          <table:table-cell office:value-type="float" office:value="3220">
            <text:p>3220</text:p>
          </table:table-cell>
          <table:table-cell office:value-type="float" office:value="11.9">
            <text:p>11.9</text:p>
          </table:table-cell>
          <table:table-cell office:value-type="float" office:value="54.6527777778">
            <text:p>54.6527777778</text:p>
          </table:table-cell>
          <table:table-cell office:value-type="float" office:value="54.0138888889">
            <text:p>54.0138888889</text:p>
          </table:table-cell>
          <table:table-cell office:value-type="float" office:value="94.01">
            <text:p>94.01</text:p>
          </table:table-cell>
          <table:table-cell office:value-type="float" office:value="69.2972222222">
            <text:p>69.2972222222</text:p>
          </table:table-cell>
          <table:table-cell office:value-type="float" office:value="0.07">
            <text:p>0.07</text:p>
          </table:table-cell>
          <table:table-cell office:value-type="float" office:value="0.63">
            <text:p>0.63</text:p>
          </table:table-cell>
          <table:table-cell office:value-type="float" office:value="0.01">
            <text:p>0.01</text:p>
          </table:table-cell>
          <table:table-cell office:value-type="float" office:value="2.09">
            <text:p>2.09</text:p>
          </table:table-cell>
          <table:table-cell office:value-type="float" office:value="6.27">
            <text:p>6.27</text:p>
          </table:table-cell>
          <table:table-cell office:value-type="float" office:value="0.52">
            <text:p>0.52</text:p>
          </table:table-cell>
          <table:table-cell office:value-type="float" office:value="89.25">
            <text:p>89.25</text:p>
          </table:table-cell>
          <table:table-cell office:value-type="float" office:value="0.96">
            <text:p>0.96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1">
          <table:table-cell office:value-type="string">
            <text:p>host</text:p>
          </table:table-cell>
          <table:table-cell office:value-type="float" office:value="2334.8">
            <text:p>2334.8</text:p>
          </table:table-cell>
          <table:table-cell office:value-type="float" office:value="4669">
            <text:p>4669</text:p>
          </table:table-cell>
          <table:table-cell office:value-type="float" office:value="28.84">
            <text:p>28.84</text:p>
          </table:table-cell>
          <table:table-cell table:number-columns-repeated="2" office:value-type="float" office:value="0">
            <text:p>0</text:p>
          </table:table-cell>
          <table:table-cell office:value-type="float" office:value="90.14">
            <text:p>90.14</text:p>
          </table:table-cell>
          <table:table-cell table:number-columns-repeated="6" office:value-type="float" office:value="0">
            <text:p>0</text:p>
          </table:table-cell>
          <table:table-cell office:value-type="float" office:value="99.97">
            <text:p>99.97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512_write_1</text:p>
          </table:table-cell>
          <table:table-cell table:number-columns-repeated="26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number-columns-repeated="6"/>
        </table:table-row>
        <table:table-row table:style-name="ro1">
          <table:table-cell office:value-type="string">
            <text:p>xen</text:p>
          </table:table-cell>
          <table:table-cell office:value-type="float" office:value="1844.6">
            <text:p>1844.6</text:p>
          </table:table-cell>
          <table:table-cell office:value-type="float" office:value="3689">
            <text:p>3689</text:p>
          </table:table-cell>
          <table:table-cell office:value-type="float" office:value="13.42">
            <text:p>13.42</text:p>
          </table:table-cell>
          <table:table-cell office:value-type="float" office:value="69.1527777778">
            <text:p>69.1527777778</text:p>
          </table:table-cell>
          <table:table-cell office:value-type="float" office:value="22.1555555556">
            <text:p>22.1555555556</text:p>
          </table:table-cell>
          <table:table-cell office:value-type="float" office:value="95.76">
            <text:p>95.76</text:p>
          </table:table-cell>
          <table:table-cell office:value-type="float" office:value="69.7367567568">
            <text:p>69.7367567568</text:p>
          </table:table-cell>
          <table:table-cell office:value-type="float" office:value="0.06">
            <text:p>0.06</text:p>
          </table:table-cell>
          <table:table-cell office:value-type="float" office:value="60.61">
            <text:p>60.61</text:p>
          </table:table-cell>
          <table:table-cell office:value-type="float" office:value="1.76">
            <text:p>1.76</text:p>
          </table:table-cell>
          <table:table-cell office:value-type="float" office:value="36.92">
            <text:p>36.9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4">
            <text:p>0.5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kvm2</text:p>
          </table:table-cell>
          <table:table-cell office:value-type="float" office:value="3932.8">
            <text:p>3932.8</text:p>
          </table:table-cell>
          <table:table-cell office:value-type="float" office:value="7865">
            <text:p>7865</text:p>
          </table:table-cell>
          <table:table-cell office:value-type="float" office:value="15.87">
            <text:p>15.87</text:p>
          </table:table-cell>
          <table:table-cell office:value-type="float" office:value="127.802777778">
            <text:p>127.802777778</text:p>
          </table:table-cell>
          <table:table-cell office:value-type="float" office:value="96.9055555556">
            <text:p>96.9055555556</text:p>
          </table:table-cell>
          <table:table-cell office:value-type="float" office:value="88.43">
            <text:p>88.43</text:p>
          </table:table-cell>
          <table:table-cell office:value-type="float" office:value="42.6005555556">
            <text:p>42.6005555556</text:p>
          </table:table-cell>
          <table:table-cell table:number-columns-repeated="2" office:value-type="float" office:value="0">
            <text:p>0</text:p>
          </table:table-cell>
          <table:table-cell office:value-type="float" office:value="99.93">
            <text:p>99.93</text:p>
          </table:table-cell>
          <table:table-cell office:value-type="float" office:value="0.04">
            <text:p>0.04</text:p>
          </table:table-cell>
          <table:table-cell table:number-columns-repeated="6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string">
            <text:p>kvm1</text:p>
          </table:table-cell>
          <table:table-cell office:value-type="float" office:value="502.616">
            <text:p>502.616</text:p>
          </table:table-cell>
          <table:table-cell office:value-type="float" office:value="981">
            <text:p>981</text:p>
          </table:table-cell>
          <table:table-cell office:value-type="float" office:value="3.83">
            <text:p>3.83</text:p>
          </table:table-cell>
          <table:table-cell office:value-type="float" office:value="31.7083333333">
            <text:p>31.7083333333</text:p>
          </table:table-cell>
          <table:table-cell office:value-type="float" office:value="31.0194444444">
            <text:p>31.0194444444</text:p>
          </table:table-cell>
          <table:table-cell office:value-type="float" office:value="97.97">
            <text:p>97.97</text:p>
          </table:table-cell>
          <table:table-cell office:value-type="float" office:value="83.98">
            <text:p>83.9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65.05">
            <text:p>65.05</text:p>
          </table:table-cell>
          <table:table-cell office:value-type="float" office:value="34.8">
            <text:p>34.8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host</text:p>
          </table:table-cell>
          <table:table-cell office:value-type="float" office:value="7033.6">
            <text:p>7033.6</text:p>
          </table:table-cell>
          <table:table-cell office:value-type="float" office:value="14067">
            <text:p>14067</text:p>
          </table:table-cell>
          <table:table-cell office:value-type="float" office:value="74.55">
            <text:p>74.55</text:p>
          </table:table-cell>
          <table:table-cell table:number-columns-repeated="2" office:value-type="float" office:value="0">
            <text:p>0</text:p>
          </table:table-cell>
          <table:table-cell office:value-type="float" office:value="78.75">
            <text:p>78.75</text:p>
          </table:table-cell>
          <table:table-cell table:number-columns-repeated="2" office:value-type="float" office:value="0">
            <text:p>0</text:p>
          </table:table-cell>
          <table:table-cell office:value-type="float" office:value="99.93">
            <text:p>99.9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4k_read_1</text:p>
          </table:table-cell>
          <table:table-cell table:number-columns-repeated="26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xen</text:p>
          </table:table-cell>
          <table:table-cell office:value-type="float" office:value="12559">
            <text:p>12559</text:p>
          </table:table-cell>
          <table:table-cell office:value-type="float" office:value="3139">
            <text:p>3139</text:p>
          </table:table-cell>
          <table:table-cell office:value-type="float" office:value="9.24">
            <text:p>9.24</text:p>
          </table:table-cell>
          <table:table-cell office:value-type="float" office:value="53.475">
            <text:p>53.475</text:p>
          </table:table-cell>
          <table:table-cell office:value-type="float" office:value="16.5333333333">
            <text:p>16.5333333333</text:p>
          </table:table-cell>
          <table:table-cell office:value-type="float" office:value="97.69">
            <text:p>97.69</text:p>
          </table:table-cell>
          <table:table-cell office:value-type="float" office:value="75.2441666667">
            <text:p>75.2441666667</text:p>
          </table:table-cell>
          <table:table-cell table:number-columns-repeated="4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15.64">
            <text:p>15.64</text:p>
          </table:table-cell>
          <table:table-cell office:value-type="float" office:value="1.55">
            <text:p>1.55</text:p>
          </table:table-cell>
          <table:table-cell office:value-type="float" office:value="79.58">
            <text:p>79.58</text:p>
          </table:table-cell>
          <table:table-cell office:value-type="float" office:value="2.28">
            <text:p>2.28</text:p>
          </table:table-cell>
          <table:table-cell office:value-type="float" office:value="0.62">
            <text:p>0.62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3" office:value-type="float" office:value="0.01">
            <text:p>0.01</text:p>
          </table:table-cell>
          <table:table-cell table:number-columns-repeated="3"/>
        </table:table-row>
        <table:table-row table:style-name="ro1">
          <table:table-cell office:value-type="string">
            <text:p>kvm2</text:p>
          </table:table-cell>
          <table:table-cell office:value-type="float" office:value="12119">
            <text:p>12119</text:p>
          </table:table-cell>
          <table:table-cell office:value-type="float" office:value="3029">
            <text:p>3029</text:p>
          </table:table-cell>
          <table:table-cell office:value-type="float" office:value="9.85">
            <text:p>9.85</text:p>
          </table:table-cell>
          <table:table-cell office:value-type="float" office:value="63.4756756757">
            <text:p>63.4756756757</text:p>
          </table:table-cell>
          <table:table-cell office:value-type="float" office:value="55.0891891892">
            <text:p>55.0891891892</text:p>
          </table:table-cell>
          <table:table-cell office:value-type="float" office:value="90.05">
            <text:p>90.05</text:p>
          </table:table-cell>
          <table:table-cell office:value-type="float" office:value="66.0562162162">
            <text:p>66.0562162162</text:p>
          </table:table-cell>
          <table:table-cell table:number-columns-repeated="6" office:value-type="float" office:value="0">
            <text:p>0</text:p>
          </table:table-cell>
          <table:table-cell office:value-type="float" office:value="0.63">
            <text:p>0.63</text:p>
          </table:table-cell>
          <table:table-cell office:value-type="float" office:value="99.29">
            <text:p>99.29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kvm1</text:p>
          </table:table-cell>
          <table:table-cell office:value-type="float" office:value="39578">
            <text:p>39578</text:p>
          </table:table-cell>
          <table:table-cell office:value-type="float" office:value="9894">
            <text:p>9894</text:p>
          </table:table-cell>
          <table:table-cell office:value-type="float" office:value="15">
            <text:p>15</text:p>
          </table:table-cell>
          <table:table-cell office:value-type="float" office:value="52.75625">
            <text:p>52.75625</text:p>
          </table:table-cell>
          <table:table-cell office:value-type="float" office:value="52.24375">
            <text:p>52.24375</text:p>
          </table:table-cell>
          <table:table-cell office:value-type="float" office:value="92.32">
            <text:p>92.32</text:p>
          </table:table-cell>
          <table:table-cell office:value-type="float" office:value="67.5025">
            <text:p>67.5025</text:p>
          </table:table-cell>
          <table:table-cell office:value-type="float" office:value="10.59">
            <text:p>10.59</text:p>
          </table:table-cell>
          <table:table-cell office:value-type="float" office:value="31.75">
            <text:p>31.75</text:p>
          </table:table-cell>
          <table:table-cell office:value-type="float" office:value="20.86">
            <text:p>20.86</text:p>
          </table:table-cell>
          <table:table-cell office:value-type="float" office:value="2.57">
            <text:p>2.57</text:p>
          </table:table-cell>
          <table:table-cell office:value-type="float" office:value="3.86">
            <text:p>3.86</text:p>
          </table:table-cell>
          <table:table-cell office:value-type="float" office:value="2.13">
            <text:p>2.13</text:p>
          </table:table-cell>
          <table:table-cell office:value-type="float" office:value="0.74">
            <text:p>0.74</text:p>
          </table:table-cell>
          <table:table-cell office:value-type="float" office:value="26.6">
            <text:p>26.6</text:p>
          </table:table-cell>
          <table:table-cell office:value-type="float" office:value="0.68">
            <text:p>0.68</text:p>
          </table:table-cell>
          <table:table-cell office:value-type="float" office:value="0.15">
            <text:p>0.1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ost</text:p>
          </table:table-cell>
          <table:table-cell office:value-type="float" office:value="17043">
            <text:p>17043</text:p>
          </table:table-cell>
          <table:table-cell office:value-type="float" office:value="4260">
            <text:p>4260</text:p>
          </table:table-cell>
          <table:table-cell office:value-type="float" office:value="26.87">
            <text:p>26.87</text:p>
          </table:table-cell>
          <table:table-cell table:number-columns-repeated="2" office:value-type="float" office:value="0">
            <text:p>0</text:p>
          </table:table-cell>
          <table:table-cell office:value-type="float" office:value="90.2">
            <text:p>90.2</text:p>
          </table:table-cell>
          <table:table-cell table:number-columns-repeated="6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99.91">
            <text:p>99.91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4k_write_1</text:p>
          </table:table-cell>
          <table:table-cell table:number-columns-repeated="26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number-columns-repeated="6"/>
        </table:table-row>
        <table:table-row table:style-name="ro1">
          <table:table-cell office:value-type="string">
            <text:p>xen</text:p>
          </table:table-cell>
          <table:table-cell office:value-type="float" office:value="47334">
            <text:p>47334</text:p>
          </table:table-cell>
          <table:table-cell office:value-type="float" office:value="11833">
            <text:p>11833</text:p>
          </table:table-cell>
          <table:table-cell office:value-type="float" office:value="30.42">
            <text:p>30.42</text:p>
          </table:table-cell>
          <table:table-cell office:value-type="float" office:value="133.357142857">
            <text:p>133.357142857</text:p>
          </table:table-cell>
          <table:table-cell office:value-type="float" office:value="46.1928571429">
            <text:p>46.1928571429</text:p>
          </table:table-cell>
          <table:table-cell office:value-type="float" office:value="92.27">
            <text:p>92.27</text:p>
          </table:table-cell>
          <table:table-cell office:value-type="float" office:value="97.42">
            <text:p>97.42</text:p>
          </table:table-cell>
          <table:table-cell office:value-type="float" office:value="28.5">
            <text:p>28.5</text:p>
          </table:table-cell>
          <table:table-cell office:value-type="float" office:value="53.55">
            <text:p>53.55</text:p>
          </table:table-cell>
          <table:table-cell office:value-type="float" office:value="17.61">
            <text:p>17.61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kvm2</text:p>
          </table:table-cell>
          <table:table-cell office:value-type="float" office:value="24985">
            <text:p>24985</text:p>
          </table:table-cell>
          <table:table-cell office:value-type="float" office:value="6246">
            <text:p>6246</text:p>
          </table:table-cell>
          <table:table-cell office:value-type="float" office:value="12.86">
            <text:p>12.86</text:p>
          </table:table-cell>
          <table:table-cell office:value-type="float" office:value="94.8615384615">
            <text:p>94.8615384615</text:p>
          </table:table-cell>
          <table:table-cell office:value-type="float" office:value="84.1769230769">
            <text:p>84.1769230769</text:p>
          </table:table-cell>
          <table:table-cell office:value-type="float" office:value="88.91">
            <text:p>88.91</text:p>
          </table:table-cell>
          <table:table-cell office:value-type="float" office:value="47.5776">
            <text:p>47.5776</text:p>
          </table:table-cell>
          <table:table-cell table:number-columns-repeated="2" office:value-type="float" office:value="0">
            <text:p>0</text:p>
          </table:table-cell>
          <table:table-cell office:value-type="float" office:value="99.87">
            <text:p>99.87</text:p>
          </table:table-cell>
          <table:table-cell office:value-type="float" office:value="0.09">
            <text:p>0.09</text:p>
          </table:table-cell>
          <table:table-cell table:number-columns-repeated="6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string">
            <text:p>kvm1</text:p>
          </table:table-cell>
          <table:table-cell office:value-type="float" office:value="2325.8">
            <text:p>2325.8</text:p>
          </table:table-cell>
          <table:table-cell office:value-type="float" office:value="581">
            <text:p>581</text:p>
          </table:table-cell>
          <table:table-cell office:value-type="float" office:value="2.39">
            <text:p>2.39</text:p>
          </table:table-cell>
          <table:table-cell office:value-type="float" office:value="24.8916666667">
            <text:p>24.8916666667</text:p>
          </table:table-cell>
          <table:table-cell office:value-type="float" office:value="18.4083333333">
            <text:p>18.4083333333</text:p>
          </table:table-cell>
          <table:table-cell office:value-type="float" office:value="98.42">
            <text:p>98.42</text:p>
          </table:table-cell>
          <table:table-cell office:value-type="float" office:value="90.8081081081">
            <text:p>90.808108108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40.65">
            <text:p>40.65</text:p>
          </table:table-cell>
          <table:table-cell office:value-type="float" office:value="25.47">
            <text:p>25.47</text:p>
          </table:table-cell>
          <table:table-cell office:value-type="float" office:value="25.42">
            <text:p>25.42</text:p>
          </table:table-cell>
          <table:table-cell office:value-type="float" office:value="8.34">
            <text:p>8.34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host</text:p>
          </table:table-cell>
          <table:table-cell office:value-type="float" office:value="40796">
            <text:p>40796</text:p>
          </table:table-cell>
          <table:table-cell office:value-type="float" office:value="10198">
            <text:p>10198</text:p>
          </table:table-cell>
          <table:table-cell office:value-type="float" office:value="65.3">
            <text:p>65.3</text:p>
          </table:table-cell>
          <table:table-cell table:number-columns-repeated="2" office:value-type="float" office:value="0">
            <text:p>0</text:p>
          </table:table-cell>
          <table:table-cell office:value-type="float" office:value="73.07">
            <text:p>73.07</text:p>
          </table:table-cell>
          <table:table-cell table:number-columns-repeated="2" office:value-type="float" office:value="0">
            <text:p>0</text:p>
          </table:table-cell>
          <table:table-cell office:value-type="float" office:value="92.86">
            <text:p>92.86</text:p>
          </table:table-cell>
          <table:table-cell office:value-type="float" office:value="7.13">
            <text:p>7.1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32k_read_1</text:p>
          </table:table-cell>
          <table:table-cell table:number-columns-repeated="26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string">
            <text:p>xen</text:p>
          </table:table-cell>
          <table:table-cell office:value-type="float" office:value="38671">
            <text:p>38671</text:p>
          </table:table-cell>
          <table:table-cell office:value-type="float" office:value="1208">
            <text:p>1208</text:p>
          </table:table-cell>
          <table:table-cell office:value-type="float" office:value="4.17">
            <text:p>4.17</text:p>
          </table:table-cell>
          <table:table-cell office:value-type="float" office:value="64.28125">
            <text:p>64.28125</text:p>
          </table:table-cell>
          <table:table-cell office:value-type="float" office:value="7.5875">
            <text:p>7.5875</text:p>
          </table:table-cell>
          <table:table-cell office:value-type="float" office:value="98.88">
            <text:p>98.88</text:p>
          </table:table-cell>
          <table:table-cell office:value-type="float" office:value="94.6294117647">
            <text:p>94.629411764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3.06">
            <text:p>13.06</text:p>
          </table:table-cell>
          <table:table-cell office:value-type="float" office:value="15.48">
            <text:p>15.48</text:p>
          </table:table-cell>
          <table:table-cell office:value-type="float" office:value="2.22">
            <text:p>2.22</text:p>
          </table:table-cell>
          <table:table-cell office:value-type="float" office:value="4.22">
            <text:p>4.22</text:p>
          </table:table-cell>
          <table:table-cell office:value-type="float" office:value="10.97">
            <text:p>10.97</text:p>
          </table:table-cell>
          <table:table-cell office:value-type="float" office:value="53.51">
            <text:p>53.51</text:p>
          </table:table-cell>
          <table:table-cell office:value-type="float" office:value="0.49">
            <text:p>0.49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1">
            <text:p>0.01</text:p>
          </table:table-cell>
          <table:table-cell table:number-columns-repeated="4"/>
        </table:table-row>
        <table:table-row table:style-name="ro1">
          <table:table-cell office:value-type="string">
            <text:p>kvm2</text:p>
          </table:table-cell>
          <table:table-cell office:value-type="float" office:value="75653">
            <text:p>75653</text:p>
          </table:table-cell>
          <table:table-cell office:value-type="float" office:value="2364">
            <text:p>2364</text:p>
          </table:table-cell>
          <table:table-cell office:value-type="float" office:value="7.88">
            <text:p>7.88</text:p>
          </table:table-cell>
          <table:table-cell office:value-type="float" office:value="54.7625">
            <text:p>54.7625</text:p>
          </table:table-cell>
          <table:table-cell office:value-type="float" office:value="47.0125">
            <text:p>47.0125</text:p>
          </table:table-cell>
          <table:table-cell office:value-type="float" office:value="92.71">
            <text:p>92.71</text:p>
          </table:table-cell>
          <table:table-cell office:value-type="float" office:value="67.475">
            <text:p>67.475</text:p>
          </table:table-cell>
          <table:table-cell table:number-columns-repeated="4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97.62">
            <text:p>97.62</text:p>
          </table:table-cell>
          <table:table-cell office:value-type="float" office:value="2.33">
            <text:p>2.33</text:p>
          </table:table-cell>
          <table:table-cell table:number-columns-repeated="2"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kvm1</text:p>
          </table:table-cell>
          <table:table-cell office:value-type="float" office:value="66821">
            <text:p>66821</text:p>
          </table:table-cell>
          <table:table-cell office:value-type="float" office:value="2088">
            <text:p>2088</text:p>
          </table:table-cell>
          <table:table-cell office:value-type="float" office:value="7.08">
            <text:p>7.08</text:p>
          </table:table-cell>
          <table:table-cell office:value-type="float" office:value="42.4888888889">
            <text:p>42.4888888889</text:p>
          </table:table-cell>
          <table:table-cell office:value-type="float" office:value="41.6">
            <text:p>41.6</text:p>
          </table:table-cell>
          <table:table-cell office:value-type="float" office:value="96.44">
            <text:p>96.44</text:p>
          </table:table-cell>
          <table:table-cell office:value-type="float" office:value="85.032">
            <text:p>85.032</text:p>
          </table:table-cell>
          <table:table-cell office:value-type="float" office:value="7.62">
            <text:p>7.62</text:p>
          </table:table-cell>
          <table:table-cell office:value-type="float" office:value="4.77">
            <text:p>4.77</text:p>
          </table:table-cell>
          <table:table-cell office:value-type="float" office:value="2.83">
            <text:p>2.83</text:p>
          </table:table-cell>
          <table:table-cell office:value-type="float" office:value="2.6">
            <text:p>2.6</text:p>
          </table:table-cell>
          <table:table-cell office:value-type="float" office:value="2.95">
            <text:p>2.95</text:p>
          </table:table-cell>
          <table:table-cell office:value-type="float" office:value="31.02">
            <text:p>31.02</text:p>
          </table:table-cell>
          <table:table-cell office:value-type="float" office:value="32.84">
            <text:p>32.84</text:p>
          </table:table-cell>
          <table:table-cell office:value-type="float" office:value="12.28">
            <text:p>12.28</text:p>
          </table:table-cell>
          <table:table-cell office:value-type="float" office:value="3.07">
            <text:p>3.0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host</text:p>
          </table:table-cell>
          <table:table-cell office:value-type="float" office:value="94808">
            <text:p>94808</text:p>
          </table:table-cell>
          <table:table-cell office:value-type="float" office:value="2962">
            <text:p>2962</text:p>
          </table:table-cell>
          <table:table-cell office:value-type="float" office:value="21.45">
            <text:p>21.45</text:p>
          </table:table-cell>
          <table:table-cell table:number-columns-repeated="2" office:value-type="float" office:value="0">
            <text:p>0</text:p>
          </table:table-cell>
          <table:table-cell office:value-type="float" office:value="89.92">
            <text:p>89.92</text:p>
          </table:table-cell>
          <table:table-cell table:number-columns-repeated="5" office:value-type="float" office:value="0">
            <text:p>0</text:p>
          </table:table-cell>
          <table:table-cell office:value-type="float" office:value="1.99">
            <text:p>1.99</text:p>
          </table:table-cell>
          <table:table-cell office:value-type="float" office:value="97.98">
            <text:p>97.98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32k_write_1</text:p>
          </table:table-cell>
          <table:table-cell table:number-columns-repeated="26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number-columns-repeated="6"/>
        </table:table-row>
        <table:table-row table:style-name="ro1">
          <table:table-cell office:value-type="string">
            <text:p>xen</text:p>
          </table:table-cell>
          <table:table-cell office:value-type="float" office:value="131527">
            <text:p>131527</text:p>
          </table:table-cell>
          <table:table-cell office:value-type="float" office:value="4110">
            <text:p>4110</text:p>
          </table:table-cell>
          <table:table-cell office:value-type="float" office:value="17.62">
            <text:p>17.62</text:p>
          </table:table-cell>
          <table:table-cell office:value-type="float" office:value="85.52">
            <text:p>85.52</text:p>
          </table:table-cell>
          <table:table-cell office:value-type="float" office:value="27.76">
            <text:p>27.76</text:p>
          </table:table-cell>
          <table:table-cell office:value-type="float" office:value="94.64">
            <text:p>94.64</text:p>
          </table:table-cell>
          <table:table-cell office:value-type="float" office:value="96.124">
            <text:p>96.124</text:p>
          </table:table-cell>
          <table:table-cell office:value-type="float" office:value="0.01">
            <text:p>0.01</text:p>
          </table:table-cell>
          <table:table-cell office:value-type="float" office:value="3.21">
            <text:p>3.21</text:p>
          </table:table-cell>
          <table:table-cell office:value-type="float" office:value="95.7">
            <text:p>95.7</text:p>
          </table:table-cell>
          <table:table-cell office:value-type="float" office:value="0.17">
            <text:p>0.17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0.59">
            <text:p>0.5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kvm2</text:p>
          </table:table-cell>
          <table:table-cell office:value-type="float" office:value="124141">
            <text:p>124141</text:p>
          </table:table-cell>
          <table:table-cell office:value-type="float" office:value="3879">
            <text:p>3879</text:p>
          </table:table-cell>
          <table:table-cell office:value-type="float" office:value="13.76">
            <text:p>13.76</text:p>
          </table:table-cell>
          <table:table-cell office:value-type="float" office:value="74.76">
            <text:p>74.76</text:p>
          </table:table-cell>
          <table:table-cell office:value-type="float" office:value="65.24">
            <text:p>65.24</text:p>
          </table:table-cell>
          <table:table-cell office:value-type="float" office:value="90.31">
            <text:p>90.31</text:p>
          </table:table-cell>
          <table:table-cell office:value-type="float" office:value="56.49">
            <text:p>56.49</text:p>
          </table:table-cell>
          <table:table-cell table:number-columns-repeated="2" office:value-type="float" office:value="0">
            <text:p>0</text:p>
          </table:table-cell>
          <table:table-cell office:value-type="float" office:value="70.68">
            <text:p>70.68</text:p>
          </table:table-cell>
          <table:table-cell office:value-type="float" office:value="29.22">
            <text:p>29.2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string">
            <text:p>kvm1</text:p>
          </table:table-cell>
          <table:table-cell office:value-type="float" office:value="22121">
            <text:p>22121</text:p>
          </table:table-cell>
          <table:table-cell office:value-type="float" office:value="691">
            <text:p>691</text:p>
          </table:table-cell>
          <table:table-cell office:value-type="float" office:value="3.08">
            <text:p>3.08</text:p>
          </table:table-cell>
          <table:table-cell office:value-type="float" office:value="26.6896551724">
            <text:p>26.6896551724</text:p>
          </table:table-cell>
          <table:table-cell office:value-type="float" office:value="22.3586206897">
            <text:p>22.3586206897</text:p>
          </table:table-cell>
          <table:table-cell office:value-type="float" office:value="97.48">
            <text:p>97.48</text:p>
          </table:table-cell>
          <table:table-cell office:value-type="float" office:value="85.1931034483">
            <text:p>85.193103448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16.83">
            <text:p>16.83</text:p>
          </table:table-cell>
          <table:table-cell office:value-type="float" office:value="69.41">
            <text:p>69.41</text:p>
          </table:table-cell>
          <table:table-cell office:value-type="float" office:value="6.64">
            <text:p>6.64</text:p>
          </table:table-cell>
          <table:table-cell office:value-type="float" office:value="6.97">
            <text:p>6.97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string">
            <text:p>host</text:p>
          </table:table-cell>
          <table:table-cell office:value-type="float" office:value="182605">
            <text:p>182605</text:p>
          </table:table-cell>
          <table:table-cell office:value-type="float" office:value="5706">
            <text:p>5706</text:p>
          </table:table-cell>
          <table:table-cell office:value-type="float" office:value="45.54">
            <text:p>45.54</text:p>
          </table:table-cell>
          <table:table-cell table:number-columns-repeated="2" office:value-type="float" office:value="0">
            <text:p>0</text:p>
          </table:table-cell>
          <table:table-cell office:value-type="float" office:value="82.05">
            <text:p>82.05</text:p>
          </table:table-cell>
          <table:table-cell table:number-columns-repeated="3" office:value-type="float" office:value="0">
            <text:p>0</text:p>
          </table:table-cell>
          <table:table-cell office:value-type="float" office:value="99.93">
            <text:p>99.9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512k_read_1</text:p>
          </table:table-cell>
          <table:table-cell table:number-columns-repeated="26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number-columns-repeated="12"/>
        </table:table-row>
        <table:table-row table:style-name="ro1">
          <table:table-cell office:value-type="string">
            <text:p>xen</text:p>
          </table:table-cell>
          <table:table-cell office:value-type="float" office:value="176806">
            <text:p>176806</text:p>
          </table:table-cell>
          <table:table-cell office:value-type="float" office:value="345">
            <text:p>345</text:p>
          </table:table-cell>
          <table:table-cell office:value-type="float" office:value="4.35">
            <text:p>4.35</text:p>
          </table:table-cell>
          <table:table-cell office:value-type="float" office:value="73.375">
            <text:p>73.375</text:p>
          </table:table-cell>
          <table:table-cell office:value-type="float" office:value="11.9">
            <text:p>11.9</text:p>
          </table:table-cell>
          <table:table-cell office:value-type="float" office:value="99.18">
            <text:p>99.18</text:p>
          </table:table-cell>
          <table:table-cell office:value-type="float" office:value="97.78">
            <text:p>97.78</text:p>
          </table:table-cell>
          <table:table-cell office:value-type="float" office:value="13.22">
            <text:p>13.22</text:p>
          </table:table-cell>
          <table:table-cell office:value-type="float" office:value="86.65">
            <text:p>86.65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table:number-columns-repeated="12"/>
        </table:table-row>
        <table:table-row table:style-name="ro1">
          <table:table-cell office:value-type="string">
            <text:p>kvm2</text:p>
          </table:table-cell>
          <table:table-cell office:value-type="float" office:value="338250">
            <text:p>338250</text:p>
          </table:table-cell>
          <table:table-cell office:value-type="float" office:value="660">
            <text:p>660</text:p>
          </table:table-cell>
          <table:table-cell office:value-type="float" office:value="3.4">
            <text:p>3.4</text:p>
          </table:table-cell>
          <table:table-cell office:value-type="float" office:value="59.35">
            <text:p>59.35</text:p>
          </table:table-cell>
          <table:table-cell office:value-type="float" office:value="51.25">
            <text:p>51.25</text:p>
          </table:table-cell>
          <table:table-cell office:value-type="float" office:value="96.79">
            <text:p>96.79</text:p>
          </table:table-cell>
          <table:table-cell office:value-type="float" office:value="72.4">
            <text:p>72.4</text:p>
          </table:table-cell>
          <table:table-cell office:value-type="float" office:value="99.89">
            <text:p>99.89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kvm1</text:p>
          </table:table-cell>
          <table:table-cell office:value-type="float" office:value="173567">
            <text:p>173567</text:p>
          </table:table-cell>
          <table:table-cell office:value-type="float" office:value="338">
            <text:p>338</text:p>
          </table:table-cell>
          <table:table-cell office:value-type="float" office:value="1.99">
            <text:p>1.99</text:p>
          </table:table-cell>
          <table:table-cell office:value-type="float" office:value="35.975">
            <text:p>35.975</text:p>
          </table:table-cell>
          <table:table-cell office:value-type="float" office:value="30.125">
            <text:p>30.125</text:p>
          </table:table-cell>
          <table:table-cell office:value-type="float" office:value="98.47">
            <text:p>98.47</text:p>
          </table:table-cell>
          <table:table-cell office:value-type="float" office:value="89.885">
            <text:p>89.885</text:p>
          </table:table-cell>
          <table:table-cell office:value-type="float" office:value="6.04">
            <text:p>6.04</text:p>
          </table:table-cell>
          <table:table-cell office:value-type="float" office:value="93.08">
            <text:p>93.08</text:p>
          </table:table-cell>
          <table:table-cell office:value-type="float" office:value="0.78">
            <text:p>0.78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host</text:p>
          </table:table-cell>
          <table:table-cell office:value-type="float" office:value="383018">
            <text:p>383018</text:p>
          </table:table-cell>
          <table:table-cell office:value-type="float" office:value="748">
            <text:p>748</text:p>
          </table:table-cell>
          <table:table-cell office:value-type="float" office:value="6.58">
            <text:p>6.58</text:p>
          </table:table-cell>
          <table:table-cell table:number-columns-repeated="2" office:value-type="float" office:value="0">
            <text:p>0</text:p>
          </table:table-cell>
          <table:table-cell office:value-type="float" office:value="88.14">
            <text:p>88.1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512k_write_1</text:p>
          </table:table-cell>
          <table:table-cell table:number-columns-repeated="26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number-columns-repeated="9"/>
        </table:table-row>
        <table:table-row table:style-name="ro1">
          <table:table-cell office:value-type="string">
            <text:p>xen</text:p>
          </table:table-cell>
          <table:table-cell office:value-type="float" office:value="383205">
            <text:p>383205</text:p>
          </table:table-cell>
          <table:table-cell office:value-type="float" office:value="748">
            <text:p>748</text:p>
          </table:table-cell>
          <table:table-cell office:value-type="float" office:value="12.58">
            <text:p>12.58</text:p>
          </table:table-cell>
          <table:table-cell office:value-type="float" office:value="92.5">
            <text:p>92.5</text:p>
          </table:table-cell>
          <table:table-cell office:value-type="float" office:value="18.5">
            <text:p>18.5</text:p>
          </table:table-cell>
          <table:table-cell office:value-type="float" office:value="94.45">
            <text:p>94.45</text:p>
          </table:table-cell>
          <table:table-cell office:value-type="float" office:value="94.65">
            <text:p>94.65</text:p>
          </table:table-cell>
          <table:table-cell office:value-type="float" office:value="4.25">
            <text:p>4.25</text:p>
          </table:table-cell>
          <table:table-cell office:value-type="float" office:value="22.54">
            <text:p>22.54</text:p>
          </table:table-cell>
          <table:table-cell office:value-type="float" office:value="61.21">
            <text:p>61.21</text:p>
          </table:table-cell>
          <table:table-cell office:value-type="float" office:value="7.98">
            <text:p>7.98</text:p>
          </table:table-cell>
          <table:table-cell office:value-type="float" office:value="0.02">
            <text:p>0.02</text:p>
          </table:table-cell>
          <table:table-cell office:value-type="float" office:value="0.83">
            <text:p>0.83</text:p>
          </table:table-cell>
          <table:table-cell office:value-type="float" office:value="3.16">
            <text:p>3.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9"/>
        </table:table-row>
        <table:table-row table:style-name="ro1">
          <table:table-cell office:value-type="string">
            <text:p>kvm2</text:p>
          </table:table-cell>
          <table:table-cell office:value-type="float" office:value="347172">
            <text:p>347172</text:p>
          </table:table-cell>
          <table:table-cell office:value-type="float" office:value="678">
            <text:p>678</text:p>
          </table:table-cell>
          <table:table-cell office:value-type="float" office:value="4.39">
            <text:p>4.39</text:p>
          </table:table-cell>
          <table:table-cell office:value-type="float" office:value="30.15">
            <text:p>30.15</text:p>
          </table:table-cell>
          <table:table-cell office:value-type="float" office:value="22.85">
            <text:p>22.85</text:p>
          </table:table-cell>
          <table:table-cell office:value-type="float" office:value="96.31">
            <text:p>96.31</text:p>
          </table:table-cell>
          <table:table-cell office:value-type="float" office:value="78.45">
            <text:p>78.45</text:p>
          </table:table-cell>
          <table:table-cell table:number-columns-repeated="3" office:value-type="float" office:value="0">
            <text:p>0</text:p>
          </table:table-cell>
          <table:table-cell office:value-type="float" office:value="99.46">
            <text:p>99.46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9"/>
        </table:table-row>
        <table:table-row table:style-name="ro1">
          <table:table-cell office:value-type="string">
            <text:p>kvm1</text:p>
          </table:table-cell>
          <table:table-cell office:value-type="float" office:value="232724">
            <text:p>232724</text:p>
          </table:table-cell>
          <table:table-cell office:value-type="float" office:value="454">
            <text:p>454</text:p>
          </table:table-cell>
          <table:table-cell office:value-type="float" office:value="3.71">
            <text:p>3.71</text:p>
          </table:table-cell>
          <table:table-cell office:value-type="float" office:value="39.9">
            <text:p>39.9</text:p>
          </table:table-cell>
          <table:table-cell office:value-type="float" office:value="38.6">
            <text:p>38.6</text:p>
          </table:table-cell>
          <table:table-cell office:value-type="float" office:value="97.14">
            <text:p>97.14</text:p>
          </table:table-cell>
          <table:table-cell office:value-type="float" office:value="80.3">
            <text:p>80.3</text:p>
          </table:table-cell>
          <table:table-cell table:number-columns-repeated="3" office:value-type="float" office:value="0">
            <text:p>0</text:p>
          </table:table-cell>
          <table:table-cell office:value-type="float" office:value="35.81">
            <text:p>35.81</text:p>
          </table:table-cell>
          <table:table-cell office:value-type="float" office:value="63.64">
            <text:p>63.64</text:p>
          </table:table-cell>
          <table:table-cell office:value-type="float" office:value="0.05">
            <text:p>0.05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host</text:p>
          </table:table-cell>
          <table:table-cell office:value-type="float" office:value="409920">
            <text:p>409920</text:p>
          </table:table-cell>
          <table:table-cell office:value-type="float" office:value="800">
            <text:p>800</text:p>
          </table:table-cell>
          <table:table-cell office:value-type="float" office:value="13.96">
            <text:p>13.96</text:p>
          </table:table-cell>
          <table:table-cell table:number-columns-repeated="2" office:value-type="float" office:value="0">
            <text:p>0</text:p>
          </table:table-cell>
          <table:table-cell office:value-type="float" office:value="90.89">
            <text:p>90.89</text:p>
          </table:table-cell>
          <table:table-cell table:number-columns-repeated="4" office:value-type="float" office:value="0">
            <text:p>0</text:p>
          </table:table-cell>
          <table:table-cell office:value-type="float" office:value="99.54">
            <text:p>99.54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1m_read_1</text:p>
          </table:table-cell>
          <table:table-cell table:number-columns-repeated="26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number-columns-repeated="14"/>
        </table:table-row>
        <table:table-row table:style-name="ro1">
          <table:table-cell office:value-type="string">
            <text:p>xen</text:p>
          </table:table-cell>
          <table:table-cell office:value-type="float" office:value="322573">
            <text:p>322573</text:p>
          </table:table-cell>
          <table:table-cell office:value-type="float" office:value="315">
            <text:p>315</text:p>
          </table:table-cell>
          <table:table-cell office:value-type="float" office:value="7.2">
            <text:p>7.2</text:p>
          </table:table-cell>
          <table:table-cell office:value-type="float" office:value="92.15">
            <text:p>92.15</text:p>
          </table:table-cell>
          <table:table-cell office:value-type="float" office:value="18.35">
            <text:p>18.35</text:p>
          </table:table-cell>
          <table:table-cell office:value-type="float" office:value="97.96">
            <text:p>97.96</text:p>
          </table:table-cell>
          <table:table-cell office:value-type="float" office:value="95.9">
            <text:p>95.9</text:p>
          </table:table-cell>
          <table:table-cell office:value-type="float" office:value="99.61">
            <text:p>99.61</text:p>
          </table:table-cell>
          <table:table-cell office:value-type="float" office:value="0.33">
            <text:p>0.33</text:p>
          </table:table-cell>
          <table:table-cell office:value-type="float" office:value="0">
            <text:p>0</text:p>
          </table:table-cell>
          <table:table-cell table:number-columns-repeated="2" office:value-type="float" office:value="0.03">
            <text:p>0.03</text:p>
          </table:table-cell>
          <table:table-cell table:number-columns-repeated="14"/>
        </table:table-row>
        <table:table-row table:style-name="ro1">
          <table:table-cell office:value-type="string">
            <text:p>kvm2</text:p>
          </table:table-cell>
          <table:table-cell office:value-type="float" office:value="444563">
            <text:p>444563</text:p>
          </table:table-cell>
          <table:table-cell office:value-type="float" office:value="434">
            <text:p>434</text:p>
          </table:table-cell>
          <table:table-cell office:value-type="float" office:value="3.58">
            <text:p>3.58</text:p>
          </table:table-cell>
          <table:table-cell office:value-type="float" office:value="33.3">
            <text:p>33.3</text:p>
          </table:table-cell>
          <table:table-cell office:value-type="float" office:value="26">
            <text:p>26</text:p>
          </table:table-cell>
          <table:table-cell office:value-type="float" office:value="96.87">
            <text:p>96.87</text:p>
          </table:table-cell>
          <table:table-cell office:value-type="float" office:value="82.28">
            <text:p>82.28</text:p>
          </table:table-cell>
          <table:table-cell office:value-type="float" office:value="99.93">
            <text:p>99.93</text:p>
          </table:table-cell>
          <table:table-cell table:number-columns-repeated="2"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kvm1</text:p>
          </table:table-cell>
          <table:table-cell office:value-type="float" office:value="260559">
            <text:p>260559</text:p>
          </table:table-cell>
          <table:table-cell office:value-type="float" office:value="254">
            <text:p>254</text:p>
          </table:table-cell>
          <table:table-cell office:value-type="float" office:value="2.31">
            <text:p>2.31</text:p>
          </table:table-cell>
          <table:table-cell office:value-type="float" office:value="38.6333333333">
            <text:p>38.6333333333</text:p>
          </table:table-cell>
          <table:table-cell office:value-type="float" office:value="37.7">
            <text:p>37.7</text:p>
          </table:table-cell>
          <table:table-cell office:value-type="float" office:value="98.28">
            <text:p>98.28</text:p>
          </table:table-cell>
          <table:table-cell office:value-type="float" office:value="88.8466666667">
            <text:p>88.8466666667</text:p>
          </table:table-cell>
          <table:table-cell office:value-type="float" office:value="63.48">
            <text:p>63.48</text:p>
          </table:table-cell>
          <table:table-cell office:value-type="float" office:value="36.46">
            <text:p>36.46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host</text:p>
          </table:table-cell>
          <table:table-cell office:value-type="float" office:value="451583">
            <text:p>451583</text:p>
          </table:table-cell>
          <table:table-cell office:value-type="float" office:value="440">
            <text:p>440</text:p>
          </table:table-cell>
          <table:table-cell office:value-type="float" office:value="4.93">
            <text:p>4.93</text:p>
          </table:table-cell>
          <table:table-cell table:number-columns-repeated="2" office:value-type="float" office:value="0">
            <text:p>0</text:p>
          </table:table-cell>
          <table:table-cell office:value-type="float" office:value="92.71">
            <text:p>92.7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1m_write_1</text:p>
          </table:table-cell>
          <table:table-cell table:number-columns-repeated="26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guest_cpu</text:p>
          </table:table-cell>
          <table:table-cell office:value-type="string">
            <text:p>host_cpu</text:p>
          </table:table-cell>
          <table:table-cell office:value-type="string">
            <text:p>vm_cpu</text:p>
          </table:table-cell>
          <table:table-cell office:value-type="string">
            <text:p>guest_io_util</text:p>
          </table:table-cell>
          <table:table-cell office:value-type="string">
            <text:p>host_io_util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number-columns-repeated="10"/>
        </table:table-row>
        <table:table-row table:style-name="ro1">
          <table:table-cell office:value-type="string">
            <text:p>xen</text:p>
          </table:table-cell>
          <table:table-cell office:value-type="float" office:value="378411">
            <text:p>378411</text:p>
          </table:table-cell>
          <table:table-cell office:value-type="float" office:value="369">
            <text:p>369</text:p>
          </table:table-cell>
          <table:table-cell office:value-type="float" office:value="11.39">
            <text:p>11.39</text:p>
          </table:table-cell>
          <table:table-cell office:value-type="float" office:value="103.55">
            <text:p>103.55</text:p>
          </table:table-cell>
          <table:table-cell office:value-type="float" office:value="20.35">
            <text:p>20.35</text:p>
          </table:table-cell>
          <table:table-cell office:value-type="float" office:value="94.5">
            <text:p>94.5</text:p>
          </table:table-cell>
          <table:table-cell office:value-type="float" office:value="94.82">
            <text:p>94.82</text:p>
          </table:table-cell>
          <table:table-cell office:value-type="float" office:value="0.39">
            <text:p>0.39</text:p>
          </table:table-cell>
          <table:table-cell office:value-type="float" office:value="7.88">
            <text:p>7.88</text:p>
          </table:table-cell>
          <table:table-cell office:value-type="float" office:value="79.43">
            <text:p>79.43</text:p>
          </table:table-cell>
          <table:table-cell office:value-type="float" office:value="2.21">
            <text:p>2.21</text:p>
          </table:table-cell>
          <table:table-cell office:value-type="float" office:value="0.07">
            <text:p>0.07</text:p>
          </table:table-cell>
          <table:table-cell office:value-type="float" office:value="9.99">
            <text:p>9.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table:number-columns-repeated="10"/>
        </table:table-row>
        <table:table-row table:style-name="ro1">
          <table:table-cell office:value-type="string">
            <text:p>kvm2</text:p>
          </table:table-cell>
          <table:table-cell office:value-type="float" office:value="372938">
            <text:p>372938</text:p>
          </table:table-cell>
          <table:table-cell office:value-type="float" office:value="364">
            <text:p>364</text:p>
          </table:table-cell>
          <table:table-cell office:value-type="float" office:value="3.86">
            <text:p>3.86</text:p>
          </table:table-cell>
          <table:table-cell office:value-type="float" office:value="33.3">
            <text:p>33.3</text:p>
          </table:table-cell>
          <table:table-cell office:value-type="float" office:value="25.3">
            <text:p>25.3</text:p>
          </table:table-cell>
          <table:table-cell office:value-type="float" office:value="96.78">
            <text:p>96.78</text:p>
          </table:table-cell>
          <table:table-cell office:value-type="float" office:value="86.01">
            <text:p>86.01</text:p>
          </table:table-cell>
          <table:table-cell table:number-columns-repeated="3" office:value-type="float" office:value="0">
            <text:p>0</text:p>
          </table:table-cell>
          <table:table-cell office:value-type="float" office:value="99.09">
            <text:p>99.09</text:p>
          </table:table-cell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table:number-columns-repeated="3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kvm1</text:p>
          </table:table-cell>
          <table:table-cell office:value-type="float" office:value="265664">
            <text:p>265664</text:p>
          </table:table-cell>
          <table:table-cell office:value-type="float" office:value="259">
            <text:p>259</text:p>
          </table:table-cell>
          <table:table-cell office:value-type="float" office:value="3.4">
            <text:p>3.4</text:p>
          </table:table-cell>
          <table:table-cell office:value-type="float" office:value="40.8">
            <text:p>40.8</text:p>
          </table:table-cell>
          <table:table-cell office:value-type="float" office:value="39.9">
            <text:p>39.9</text:p>
          </table:table-cell>
          <table:table-cell office:value-type="float" office:value="97.73">
            <text:p>97.73</text:p>
          </table:table-cell>
          <table:table-cell office:value-type="float" office:value="76.05">
            <text:p>76.05</text:p>
          </table:table-cell>
          <table:table-cell table:number-columns-repeated="3" office:value-type="float" office:value="0">
            <text:p>0</text:p>
          </table:table-cell>
          <table:table-cell office:value-type="float" office:value="96.45">
            <text:p>96.45</text:p>
          </table:table-cell>
          <table:table-cell office:value-type="float" office:value="2.57">
            <text:p>2.57</text:p>
          </table:table-cell>
          <table:table-cell office:value-type="float" office:value="0.85">
            <text:p>0.85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host</text:p>
          </table:table-cell>
          <table:table-cell office:value-type="float" office:value="422132">
            <text:p>422132</text:p>
          </table:table-cell>
          <table:table-cell office:value-type="float" office:value="412">
            <text:p>412</text:p>
          </table:table-cell>
          <table:table-cell office:value-type="float" office:value="8.41">
            <text:p>8.41</text:p>
          </table:table-cell>
          <table:table-cell table:number-columns-repeated="2" office:value-type="float" office:value="0">
            <text:p>0</text:p>
          </table:table-cell>
          <table:table-cell office:value-type="float" office:value="94.1">
            <text:p>94.1</text:p>
          </table:table-cell>
          <table:table-cell table:number-columns-repeated="4" office:value-type="float" office:value="0">
            <text:p>0</text:p>
          </table:table-cell>
          <table:table-cell office:value-type="float" office:value="99.19">
            <text:p>99.19</text:p>
          </table:table-cell>
          <table:table-cell office:value-type="float" office:value="0">
            <text:p>0</text:p>
          </table:table-cell>
          <table:table-cell office:value-type="float" office:value="0.81">
            <text:p>0.81</text:p>
          </table:table-cell>
          <table:table-cell table:number-columns-repeated="3" office:value-type="float" office:value="0">
            <text:p>0</text:p>
          </table:table-cell>
          <table:table-cell table:number-columns-repeated="10"/>
        </table:table-row>
        <table:table-row table:style-name="ro2" table:number-rows-repeated="5">
          <table:table-cell table:number-columns-repeated="27"/>
        </table:table-row>
        <table:table-row table:style-name="ro1">
          <table:table-cell office:value-type="string">
            <text:p>Bandwidth performance rate</text:p>
          </table:table-cell>
          <table:table-cell table:number-columns-repeated="26"/>
        </table:table-row>
        <table:table-row table:style-name="ro1">
          <table:table-cell office:value-type="string">
            <text:p>read</text:p>
          </table:table-cell>
          <table:table-cell table:number-columns-repeated="26"/>
        </table:table-row>
        <table:table-row table:style-name="ro1">
          <table:table-cell office:value-type="string">
            <text:p>name</text:p>
          </table:table-cell>
          <table:table-cell office:value-type="string">
            <text:p>11(direct=false)</text:p>
          </table:table-cell>
          <table:table-cell office:value-type="float" office:value="512">
            <text:p>512</text:p>
          </table:table-cell>
          <table:table-cell office:value-type="string">
            <text:p>4k</text:p>
          </table:table-cell>
          <table:table-cell office:value-type="string">
            <text:p>32k</text:p>
          </table:table-cell>
          <table:table-cell office:value-type="string">
            <text:p>512k</text:p>
          </table:table-cell>
          <table:table-cell office:value-type="string">
            <text:p>1m(sequential)</text:p>
          </table:table-cell>
          <table:table-cell table:number-columns-repeated="20"/>
        </table:table-row>
        <table:table-row table:style-name="ro1">
          <table:table-cell office:value-type="string">
            <text:p>xen</text:p>
          </table:table-cell>
          <table:table-cell table:formula="of:=[.B3]/[.$B$6]" office:value-type="float" office:value="0.00730516408231242">
            <text:p>0.0073051641</text:p>
          </table:table-cell>
          <table:table-cell table:formula="of:=[.B15]/[.$B$18]" office:value-type="float" office:value="0.826494774713038">
            <text:p>0.8264947747</text:p>
          </table:table-cell>
          <table:table-cell table:formula="of:=[.B27]/[.$B$30]" office:value-type="float" office:value="0.736900780379041">
            <text:p>0.7369007804</text:p>
          </table:table-cell>
          <table:table-cell table:formula="of:=[.B39]/[.$B$42]" office:value-type="float" office:value="0.407887520040503">
            <text:p>0.40788752</text:p>
          </table:table-cell>
          <table:table-cell table:formula="of:=[.B51]/[.$B$54]" office:value-type="float" office:value="0.461612770157016">
            <text:p>0.4616127702</text:p>
          </table:table-cell>
          <table:table-cell table:formula="of:=[.B63]/[.$B$66]" office:value-type="float" office:value="0.714316083643538">
            <text:p>0.7143160836</text:p>
          </table:table-cell>
          <table:table-cell table:number-columns-repeated="20"/>
        </table:table-row>
        <table:table-row table:style-name="ro1">
          <table:table-cell office:value-type="string">
            <text:p>kvm2</text:p>
          </table:table-cell>
          <table:table-cell table:formula="of:=[.B4]/[.$B$6]" office:value-type="float" office:value="0.00626515600751965">
            <text:p>0.006265156</text:p>
          </table:table-cell>
          <table:table-cell table:formula="of:=[.B16]/[.$B$18]" office:value-type="float" office:value="0.69946033921535">
            <text:p>0.6994603392</text:p>
          </table:table-cell>
          <table:table-cell table:formula="of:=[.B28]/[.$B$30]" office:value-type="float" office:value="0.711083729390366">
            <text:p>0.7110837294</text:p>
          </table:table-cell>
          <table:table-cell table:formula="of:=[.B40]/[.$B$42]" office:value-type="float" office:value="0.797960087756307">
            <text:p>0.7979600878</text:p>
          </table:table-cell>
          <table:table-cell table:formula="of:=[.B52]/[.$B$54]" office:value-type="float" office:value="0.883117764700354">
            <text:p>0.8831177647</text:p>
          </table:table-cell>
          <table:table-cell table:formula="of:=[.B64]/[.$B$66]" office:value-type="float" office:value="0.984454684963783">
            <text:p>0.984454685</text:p>
          </table:table-cell>
          <table:table-cell table:number-columns-repeated="20"/>
        </table:table-row>
        <table:table-row table:style-name="ro1">
          <table:table-cell office:value-type="string">
            <text:p>kvm1</text:p>
          </table:table-cell>
          <table:table-cell table:formula="of:=[.B5]/[.$B$6]" office:value-type="float" office:value="0.313440744899633">
            <text:p>0.3134407449</text:p>
          </table:table-cell>
          <table:table-cell table:formula="of:=[.B17]/[.$B$18]" office:value-type="float" office:value="0.689695048826452">
            <text:p>0.6896950488</text:p>
          </table:table-cell>
          <table:table-cell table:formula="of:=[.B29]/[.$B$30]" office:value-type="float" office:value="2.32224373643138">
            <text:p>2.3222437364</text:p>
          </table:table-cell>
          <table:table-cell table:formula="of:=[.B41]/[.$B$42]" office:value-type="float" office:value="0.704803392118808">
            <text:p>0.7048033921</text:p>
          </table:table-cell>
          <table:table-cell table:formula="of:=[.B53]/[.$B$54]" office:value-type="float" office:value="0.453156248531401">
            <text:p>0.4531562485</text:p>
          </table:table-cell>
          <table:table-cell table:formula="of:=[.B65]/[.$B$66]" office:value-type="float" office:value="0.576990276427589">
            <text:p>0.5769902764</text:p>
          </table:table-cell>
          <table:table-cell table:number-columns-repeated="20"/>
        </table:table-row>
        <table:table-row table:style-name="ro1">
          <table:table-cell office:value-type="string">
            <text:p>host</text:p>
          </table:table-cell>
          <table:table-cell table:formula="of:=[.B6]/[.$B$6]" office:value-type="float" office:value="1">
            <text:p>1</text:p>
          </table:table-cell>
          <table:table-cell table:formula="of:=[.B18]/[.$B$18]" office:value-type="float" office:value="1">
            <text:p>1</text:p>
          </table:table-cell>
          <table:table-cell table:formula="of:=[.B30]/[.$B$30]" office:value-type="float" office:value="1">
            <text:p>1</text:p>
          </table:table-cell>
          <table:table-cell table:formula="of:=[.B42]/[.$B$42]" office:value-type="float" office:value="1">
            <text:p>1</text:p>
          </table:table-cell>
          <table:table-cell table:formula="of:=[.B54]/[.$B$54]" office:value-type="float" office:value="1">
            <text:p>1</text:p>
          </table:table-cell>
          <table:table-cell table:formula="of:=[.B66]/[.$B$66]" office:value-type="float" office:value="1">
            <text:p>1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write</text:p>
          </table:table-cell>
          <table:table-cell table:number-columns-repeated="26"/>
        </table:table-row>
        <table:table-row table:style-name="ro1">
          <table:table-cell office:value-type="string">
            <text:p>name</text:p>
          </table:table-cell>
          <table:table-cell office:value-type="string">
            <text:p>11(direct=false)</text:p>
          </table:table-cell>
          <table:table-cell office:value-type="float" office:value="512">
            <text:p>512</text:p>
          </table:table-cell>
          <table:table-cell office:value-type="string">
            <text:p>4k</text:p>
          </table:table-cell>
          <table:table-cell office:value-type="string">
            <text:p>32k</text:p>
          </table:table-cell>
          <table:table-cell office:value-type="string">
            <text:p>512k</text:p>
          </table:table-cell>
          <table:table-cell office:value-type="string">
            <text:p>1m(sequential)</text:p>
          </table:table-cell>
          <table:table-cell table:number-columns-repeated="20"/>
        </table:table-row>
        <table:table-row table:style-name="ro1">
          <table:table-cell office:value-type="string">
            <text:p>xen</text:p>
          </table:table-cell>
          <table:table-cell table:formula="of:=[.B9]/[.$B$12]" office:value-type="float" office:value="0.00687637739614953">
            <text:p>0.0068763774</text:p>
          </table:table-cell>
          <table:table-cell table:formula="of:=[.B21]/[.$B$24]" office:value-type="float" office:value="0.262255459508644">
            <text:p>0.2622554595</text:p>
          </table:table-cell>
          <table:table-cell table:formula="of:=[.B33]/[.$B$36]" office:value-type="float" office:value="1.16026080988332">
            <text:p>1.1602608099</text:p>
          </table:table-cell>
          <table:table-cell table:formula="of:=[.B45]/[.$B$48]" office:value-type="float" office:value="0.720281481887133">
            <text:p>0.7202814819</text:p>
          </table:table-cell>
          <table:table-cell table:formula="of:=[.B57]/[.$B$60]" office:value-type="float" office:value="0.934828747072599">
            <text:p>0.9348287471</text:p>
          </table:table-cell>
          <table:table-cell table:formula="of:=[.B69]/[.$B$72]" office:value-type="float" office:value="0.896428131484938">
            <text:p>0.8964281315</text:p>
          </table:table-cell>
          <table:table-cell table:number-columns-repeated="20"/>
        </table:table-row>
        <table:table-row table:style-name="ro1">
          <table:table-cell office:value-type="string">
            <text:p>kvm2</text:p>
          </table:table-cell>
          <table:table-cell table:formula="of:=[.B10]/[.$B$12]" office:value-type="float" office:value="0.00719489375857624">
            <text:p>0.0071948938</text:p>
          </table:table-cell>
          <table:table-cell table:formula="of:=[.B22]/[.$B$24]" office:value-type="float" office:value="0.559144676979072">
            <text:p>0.559144677</text:p>
          </table:table-cell>
          <table:table-cell table:formula="of:=[.B34]/[.$B$36]" office:value-type="float" office:value="0.612437493871948">
            <text:p>0.6124374939</text:p>
          </table:table-cell>
          <table:table-cell table:formula="of:=[.B46]/[.$B$48]" office:value-type="float" office:value="0.679833520440295">
            <text:p>0.6798335204</text:p>
          </table:table-cell>
          <table:table-cell table:formula="of:=[.B58]/[.$B$60]" office:value-type="float" office:value="0.846926229508197">
            <text:p>0.8469262295</text:p>
          </table:table-cell>
          <table:table-cell table:formula="of:=[.B70]/[.$B$72]" office:value-type="float" office:value="0.883462992618423">
            <text:p>0.8834629926</text:p>
          </table:table-cell>
          <table:table-cell table:number-columns-repeated="20"/>
        </table:table-row>
        <table:table-row table:style-name="ro1">
          <table:table-cell office:value-type="string">
            <text:p>kvm1</text:p>
          </table:table-cell>
          <table:table-cell table:formula="of:=[.B11]/[.$B$12]" office:value-type="float" office:value="0.00212150193355233">
            <text:p>0.0021215019</text:p>
          </table:table-cell>
          <table:table-cell table:formula="of:=[.B23]/[.$B$24]" office:value-type="float" office:value="0.0714592811646952">
            <text:p>0.0714592812</text:p>
          </table:table-cell>
          <table:table-cell table:formula="of:=[.B35]/[.$B$36]" office:value-type="float" office:value="0.0570104912246299">
            <text:p>0.0570104912</text:p>
          </table:table-cell>
          <table:table-cell table:formula="of:=[.B47]/[.$B$48]" office:value-type="float" office:value="0.121141261192191">
            <text:p>0.1211412612</text:p>
          </table:table-cell>
          <table:table-cell table:formula="of:=[.B59]/[.$B$60]" office:value-type="float" office:value="0.567730288836846">
            <text:p>0.5677302888</text:p>
          </table:table-cell>
          <table:table-cell table:formula="of:=[.B71]/[.$B$72]" office:value-type="float" office:value="0.629338690267499">
            <text:p>0.6293386903</text:p>
          </table:table-cell>
          <table:table-cell table:number-columns-repeated="20"/>
        </table:table-row>
        <table:table-row table:style-name="ro1">
          <table:table-cell office:value-type="string">
            <text:p>host</text:p>
          </table:table-cell>
          <table:table-cell table:formula="of:=[.B12]/[.$B$12]" office:value-type="float" office:value="1">
            <text:p>1</text:p>
          </table:table-cell>
          <table:table-cell table:formula="of:=[.B24]/[.$B$24]" office:value-type="float" office:value="1">
            <text:p>1</text:p>
          </table:table-cell>
          <table:table-cell table:formula="of:=[.B36]/[.$B$36]" office:value-type="float" office:value="1">
            <text:p>1</text:p>
          </table:table-cell>
          <table:table-cell table:formula="of:=[.B48]/[.$B$48]" office:value-type="float" office:value="1">
            <text:p>1</text:p>
          </table:table-cell>
          <table:table-cell table:formula="of:=[.B60]/[.$B$60]" office:value-type="float" office:value="1">
            <text:p>1</text:p>
          </table:table-cell>
          <table:table-cell table:formula="of:=[.B72]/[.$B$72]" office:value-type="float" office:value="1">
            <text:p>1</text:p>
          </table:table-cell>
          <table:table-cell table:number-columns-repeated="20"/>
        </table:table-row>
      </table:table>
      <table:table table:name="11byte" table:style-name="ta1">
        <table:shapes>
          <draw:frame draw:z-index="0" draw:style-name="gr1" svg:width="20.21cm" svg:height="8.999cm" svg:x="0cm" svg:y="7.25cm">
            <draw:object draw:notify-on-update-of-ranges="11byte.A5:11byte.A8 11byte.B4:11byte.B4 11byte.B5:11byte.B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21cm" svg:height="8.999cm" svg:x="20.375cm" svg:y="7.253cm">
            <draw:object draw:notify-on-update-of-ranges="11byte.A12:11byte.A15 11byte.B11:11byte.B11 11byte.B12:11byte.B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21cm" svg:height="8.999cm" svg:x="0cm" svg:y="17.188cm">
            <draw:object draw:notify-on-update-of-ranges="11byte.A5:11byte.A8 11byte.C4:11byte.C4 11byte.C5:11byte.C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21cm" svg:height="8.999cm" svg:x="20.347cm" svg:y="17.161cm">
            <draw:object draw:notify-on-update-of-ranges="11byte.A12:11byte.A15 11byte.C11:11byte.C11 11byte.C12:11byte.C1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21cm" svg:height="8.999cm" svg:x="0cm" svg:y="27.092cm">
            <draw:object draw:notify-on-update-of-ranges="11byte.A5:11byte.A8 11byte.D4:11byte.D4 11byte.D5:11byte.D8 11byte.E4:11byte.E4 11byte.E5:11byte.E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20.21cm" svg:height="8.999cm" svg:x="20.32cm" svg:y="27.094cm">
            <draw:object draw:notify-on-update-of-ranges="11byte.A12:11byte.A15 11byte.D11:11byte.D11 11byte.D12:11byte.D15 11byte.E11:11byte.E11 11byte.E12:11byte.E1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20.21cm" svg:height="8.999cm" svg:x="0cm" svg:y="37.004cm">
            <draw:object draw:notify-on-update-of-ranges="11byte.A5:11byte.A8 11byte.G4:11byte.G4 11byte.G5:11byte.G8 11byte.H4:11byte.H4 11byte.H5:11byte.H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20.21cm" svg:height="8.999cm" svg:x="20.348cm" svg:y="36.977cm">
            <draw:object draw:notify-on-update-of-ranges="11byte.A12:11byte.A15 11byte.G11:11byte.G11 11byte.G12:11byte.G15 11byte.H11:11byte.H11 11byte.H12:11byte.H1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20.237cm" svg:height="8.999cm" svg:x="0cm" svg:y="46.934cm">
            <draw:object draw:notify-on-update-of-ranges="11byte.I4:11byte.V4 11byte.A8:11byte.A8 11byte.I8:11byte.V8 11byte.A7:11byte.A7 11byte.I7:11byte.V7 11byte.A6:11byte.A6 11byte.I6:11byte.V6 11byte.A5:11byte.A5 11byte.I5:11byte.V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20.237cm" svg:height="8.999cm" svg:x="20.358cm" svg:y="46.911cm">
            <draw:object draw:notify-on-update-of-ranges="11byte.I11:11byte.Z11 11byte.A15:11byte.A15 11byte.I15:11byte.Z15 11byte.A14:11byte.A14 11byte.I14:11byte.Z14 11byte.A13:11byte.A13 11byte.I13:11byte.Z13 11byte.A12:11byte.A12 11byte.I12:11byte.Z1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0" table:number-columns-repeated="27" table:default-cell-style-name="Default"/>
        <table:table-row table:style-name="ro1">
          <table:table-cell office:value-type="string">
            <text:p>11byte direct=false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・read summary</text:p>
          </table:table-cell>
          <table:table-cell table:number-columns-repeated="2"/>
          <table:table-cell table:style-name="ce1" office:value-type="string" table:number-columns-spanned="3" table:number-rows-spanned="1">
            <text:p>CPU</text:p>
          </table:table-cell>
          <table:covered-table-cell table:number-columns-repeated="2"/>
          <table:table-cell table:style-name="ce1" office:value-type="string" table:number-columns-spanned="2" table:number-rows-spanned="1">
            <text:p>IO %uitl</text:p>
          </table:table-cell>
          <table:covered-table-cell/>
          <table:table-cell office:value-type="string">
            <text:p>latency distribution</text:p>
          </table:table-cell>
          <table:table-cell table:number-columns-repeated="18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string">
            <text:p>vm_cpu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xen</text:p>
          </table:table-cell>
          <table:table-cell office:value-type="float" office:value="57.9">
            <text:p>57.9</text:p>
          </table:table-cell>
          <table:table-cell office:value-type="float" office:value="5263">
            <text:p>5263</text:p>
          </table:table-cell>
          <table:table-cell office:value-type="float" office:value="12.86">
            <text:p>12.86</text:p>
          </table:table-cell>
          <table:table-cell office:value-type="float" office:value="56.425">
            <text:p>56.425</text:p>
          </table:table-cell>
          <table:table-cell office:value-type="float" office:value="21.3638888889">
            <text:p>21.3638888889</text:p>
          </table:table-cell>
          <table:table-cell office:value-type="float" office:value="96.68">
            <text:p>96.68</text:p>
          </table:table-cell>
          <table:table-cell office:value-type="float" office:value="73.7977777778">
            <text:p>73.7977777778</text:p>
          </table:table-cell>
          <table:table-cell office:value-type="float" office:value="3.99">
            <text:p>3.99</text:p>
          </table:table-cell>
          <table:table-cell office:value-type="float" office:value="25.75">
            <text:p>25.75</text:p>
          </table:table-cell>
          <table:table-cell office:value-type="float" office:value="0.35">
            <text:p>0.35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30.03">
            <text:p>30.03</text:p>
          </table:table-cell>
          <table:table-cell office:value-type="float" office:value="3.48">
            <text:p>3.48</text:p>
          </table:table-cell>
          <table:table-cell office:value-type="float" office:value="31.14">
            <text:p>31.14</text:p>
          </table:table-cell>
          <table:table-cell office:value-type="float" office:value="2.62">
            <text:p>2.62</text:p>
          </table:table-cell>
          <table:table-cell office:value-type="float" office:value="0.86">
            <text:p>0.86</text:p>
          </table:table-cell>
          <table:table-cell office:value-type="float" office:value="1.56">
            <text:p>1.56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kvm2</text:p>
          </table:table-cell>
          <table:table-cell office:value-type="float" office:value="49.657">
            <text:p>49.657</text:p>
          </table:table-cell>
          <table:table-cell office:value-type="float" office:value="4514">
            <text:p>4514</text:p>
          </table:table-cell>
          <table:table-cell office:value-type="float" office:value="10.27">
            <text:p>10.27</text:p>
          </table:table-cell>
          <table:table-cell office:value-type="float" office:value="79.4444444444">
            <text:p>79.4444444444</text:p>
          </table:table-cell>
          <table:table-cell office:value-type="float" office:value="51.5777777778">
            <text:p>51.5777777778</text:p>
          </table:table-cell>
          <table:table-cell office:value-type="float" office:value="90.79">
            <text:p>90.79</text:p>
          </table:table-cell>
          <table:table-cell office:value-type="float" office:value="63.6183783784">
            <text:p>63.6183783784</text:p>
          </table:table-cell>
          <table:table-cell office:value-type="float" office:value="10.8">
            <text:p>10.8</text:p>
          </table:table-cell>
          <table:table-cell office:value-type="float" office:value="16.67">
            <text:p>16.67</text:p>
          </table:table-cell>
          <table:table-cell office:value-type="float" office:value="1.09">
            <text:p>1.09</text:p>
          </table:table-cell>
          <table:table-cell office:value-type="float" office:value="1.64">
            <text:p>1.6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3.11">
            <text:p>3.11</text:p>
          </table:table-cell>
          <table:table-cell office:value-type="float" office:value="66.55">
            <text:p>66.55</text:p>
          </table:table-cell>
          <table:table-cell office:value-type="float" office:value="0.05">
            <text:p>0.05</text:p>
          </table:table-cell>
          <table:table-cell table:number-columns-repeated="5" office:value-type="float" office:value="0.01">
            <text:p>0.01</text:p>
          </table:table-cell>
          <table:table-cell table:number-columns-repeated="5"/>
        </table:table-row>
        <table:table-row table:style-name="ro1">
          <table:table-cell office:value-type="string">
            <text:p>kvm1</text:p>
          </table:table-cell>
          <table:table-cell office:value-type="float" office:value="2484.3">
            <text:p>2484.3</text:p>
          </table:table-cell>
          <table:table-cell office:value-type="float" office:value="231262">
            <text:p>231262</text:p>
          </table:table-cell>
          <table:table-cell office:value-type="float" office:value="81.91">
            <text:p>81.91</text:p>
          </table:table-cell>
          <table:table-cell office:value-type="float" office:value="115.913888889">
            <text:p>115.913888889</text:p>
          </table:table-cell>
          <table:table-cell office:value-type="float" office:value="115.475">
            <text:p>115.475</text:p>
          </table:table-cell>
          <table:table-cell office:value-type="float" office:value="52.62">
            <text:p>52.62</text:p>
          </table:table-cell>
          <table:table-cell office:value-type="float" office:value="1.13833333333">
            <text:p>1.1383333333</text:p>
          </table:table-cell>
          <table:table-cell office:value-type="float" office:value="30.74">
            <text:p>30.74</text:p>
          </table:table-cell>
          <table:table-cell office:value-type="float" office:value="62.97">
            <text:p>62.97</text:p>
          </table:table-cell>
          <table:table-cell office:value-type="float" office:value="2.69">
            <text:p>2.69</text:p>
          </table:table-cell>
          <table:table-cell office:value-type="float" office:value="0.28">
            <text:p>0.28</text:p>
          </table:table-cell>
          <table:table-cell office:value-type="float" office:value="3.2">
            <text:p>3.2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number-columns-repeated="6"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host</text:p>
          </table:table-cell>
          <table:table-cell office:value-type="float" office:value="7925.9">
            <text:p>7925.9</text:p>
          </table:table-cell>
          <table:table-cell office:value-type="float" office:value="737753">
            <text:p>737753</text:p>
          </table:table-cell>
          <table:table-cell office:value-type="float" office:value="70.72">
            <text:p>70.72</text:p>
          </table:table-cell>
          <table:table-cell table:number-columns-repeated="2" office:value-type="float" office:value="0">
            <text:p>0</text:p>
          </table:table-cell>
          <table:table-cell office:value-type="float" office:value="37.42">
            <text:p>37.42</text:p>
          </table:table-cell>
          <table:table-cell office:value-type="float" office:value="0">
            <text:p>0</text:p>
          </table:table-cell>
          <table:table-cell office:value-type="float" office:value="99.61">
            <text:p>99.61</text:p>
          </table:table-cell>
          <table:table-cell office:value-type="float" office:value="0.12">
            <text:p>0.12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.01">
            <text:p>0.01</text:p>
          </table:table-cell>
          <table:table-cell table:number-columns-repeated="5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27"/>
        </table:table-row>
        <table:table-row table:style-name="ro1">
          <table:table-cell office:value-type="string">
            <text:p>・write summary</text:p>
          </table:table-cell>
          <table:table-cell table:number-columns-repeated="2"/>
          <table:table-cell table:style-name="ce1" office:value-type="string" table:number-columns-spanned="3" table:number-rows-spanned="1">
            <text:p>CPU</text:p>
          </table:table-cell>
          <table:covered-table-cell table:number-columns-repeated="2"/>
          <table:table-cell table:style-name="ce1" office:value-type="string" table:number-columns-spanned="2" table:number-rows-spanned="1">
            <text:p>IO %uitl</text:p>
          </table:table-cell>
          <table:covered-table-cell/>
          <table:table-cell office:value-type="string">
            <text:p>latency distribution</text:p>
          </table:table-cell>
          <table:table-cell table:number-columns-repeated="18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string">
            <text:p>vm_cpu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xen</text:p>
          </table:table-cell>
          <table:table-cell office:value-type="float" office:value="33.074">
            <text:p>33.074</text:p>
          </table:table-cell>
          <table:table-cell office:value-type="float" office:value="3006">
            <text:p>3006</text:p>
          </table:table-cell>
          <table:table-cell office:value-type="float" office:value="9.51">
            <text:p>9.51</text:p>
          </table:table-cell>
          <table:table-cell office:value-type="float" office:value="71.9805555556">
            <text:p>71.9805555556</text:p>
          </table:table-cell>
          <table:table-cell office:value-type="float" office:value="18.55">
            <text:p>18.55</text:p>
          </table:table-cell>
          <table:table-cell office:value-type="float" office:value="97.45">
            <text:p>97.45</text:p>
          </table:table-cell>
          <table:table-cell office:value-type="float" office:value="82.28">
            <text:p>82.28</text:p>
          </table:table-cell>
          <table:table-cell office:value-type="float" office:value="0.01">
            <text:p>0.01</text:p>
          </table:table-cell>
          <table:table-cell office:value-type="float" office:value="0.94">
            <text:p>0.94</text:p>
          </table:table-cell>
          <table:table-cell office:value-type="float" office:value="27.31">
            <text:p>27.31</text:p>
          </table:table-cell>
          <table:table-cell office:value-type="float" office:value="0.46">
            <text:p>0.46</text:p>
          </table:table-cell>
          <table:table-cell office:value-type="float" office:value="0.31">
            <text:p>0.31</text:p>
          </table:table-cell>
          <table:table-cell office:value-type="float" office:value="24.84">
            <text:p>24.84</text:p>
          </table:table-cell>
          <table:table-cell office:value-type="float" office:value="4.66">
            <text:p>4.66</text:p>
          </table:table-cell>
          <table:table-cell office:value-type="float" office:value="31.56">
            <text:p>31.56</text:p>
          </table:table-cell>
          <table:table-cell office:value-type="float" office:value="4.83">
            <text:p>4.83</text:p>
          </table:table-cell>
          <table:table-cell office:value-type="float" office:value="1.52">
            <text:p>1.52</text:p>
          </table:table-cell>
          <table:table-cell office:value-type="float" office:value="2.3">
            <text:p>2.3</text:p>
          </table:table-cell>
          <table:table-cell office:value-type="float" office:value="0.73">
            <text:p>0.73</text:p>
          </table:table-cell>
          <table:table-cell office:value-type="float" office:value="0.03">
            <text:p>0.03</text:p>
          </table:table-cell>
          <table:table-cell office:value-type="float" office:value="0.45">
            <text:p>0.4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vm2</text:p>
          </table:table-cell>
          <table:table-cell office:value-type="float" office:value="34.606">
            <text:p>34.606</text:p>
          </table:table-cell>
          <table:table-cell office:value-type="float" office:value="3146">
            <text:p>3146</text:p>
          </table:table-cell>
          <table:table-cell office:value-type="float" office:value="8.34">
            <text:p>8.34</text:p>
          </table:table-cell>
          <table:table-cell office:value-type="float" office:value="98.0333333333">
            <text:p>98.0333333333</text:p>
          </table:table-cell>
          <table:table-cell office:value-type="float" office:value="68.85">
            <text:p>68.85</text:p>
          </table:table-cell>
          <table:table-cell office:value-type="float" office:value="90.4">
            <text:p>90.4</text:p>
          </table:table-cell>
          <table:table-cell office:value-type="float" office:value="65.4043243243">
            <text:p>65.4043243243</text:p>
          </table:table-cell>
          <table:table-cell office:value-type="float" office:value="0.01">
            <text:p>0.01</text:p>
          </table:table-cell>
          <table:table-cell office:value-type="float" office:value="10.54">
            <text:p>10.54</text:p>
          </table:table-cell>
          <table:table-cell office:value-type="float" office:value="14.28">
            <text:p>14.28</text:p>
          </table:table-cell>
          <table:table-cell office:value-type="float" office:value="4.05">
            <text:p>4.05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4.38">
            <text:p>4.38</text:p>
          </table:table-cell>
          <table:table-cell office:value-type="float" office:value="66.16">
            <text:p>66.16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kvm1</text:p>
          </table:table-cell>
          <table:table-cell office:value-type="float" office:value="10.204">
            <text:p>10.204</text:p>
          </table:table-cell>
          <table:table-cell office:value-type="float" office:value="927">
            <text:p>927</text:p>
          </table:table-cell>
          <table:table-cell office:value-type="float" office:value="2.46">
            <text:p>2.46</text:p>
          </table:table-cell>
          <table:table-cell office:value-type="float" office:value="33.5527777778">
            <text:p>33.5527777778</text:p>
          </table:table-cell>
          <table:table-cell office:value-type="float" office:value="30.0138888889">
            <text:p>30.0138888889</text:p>
          </table:table-cell>
          <table:table-cell office:value-type="float" office:value="98.85">
            <text:p>98.85</text:p>
          </table:table-cell>
          <table:table-cell office:value-type="float" office:value="73.0611111111">
            <text:p>73.0611111111</text:p>
          </table:table-cell>
          <table:table-cell office:value-type="float" office:value="0.26">
            <text:p>0.26</text:p>
          </table:table-cell>
          <table:table-cell office:value-type="float" office:value="12.48">
            <text:p>12.48</text:p>
          </table:table-cell>
          <table:table-cell office:value-type="float" office:value="24.27">
            <text:p>24.27</text:p>
          </table:table-cell>
          <table:table-cell office:value-type="float" office:value="7.95">
            <text:p>7.95</text:p>
          </table:table-cell>
          <table:table-cell office:value-type="float" office:value="2.22">
            <text:p>2.22</text:p>
          </table:table-cell>
          <table:table-cell office:value-type="float" office:value="0.86">
            <text:p>0.86</text:p>
          </table:table-cell>
          <table:table-cell office:value-type="float" office:value="0.48">
            <text:p>0.48</text:p>
          </table:table-cell>
          <table:table-cell office:value-type="float" office:value="32.99">
            <text:p>32.99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2.61">
            <text:p>2.61</text:p>
          </table:table-cell>
          <table:table-cell office:value-type="float" office:value="8.43">
            <text:p>8.43</text:p>
          </table:table-cell>
          <table:table-cell office:value-type="float" office:value="5.32">
            <text:p>5.32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9">
            <text:p>0.1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01">
            <text:p>0.01</text:p>
          </table:table-cell>
        </table:table-row>
        <table:table-row table:style-name="ro1">
          <table:table-cell office:value-type="string">
            <text:p>host</text:p>
          </table:table-cell>
          <table:table-cell office:value-type="float" office:value="4809.8">
            <text:p>4809.8</text:p>
          </table:table-cell>
          <table:table-cell office:value-type="float" office:value="447745">
            <text:p>447745</text:p>
          </table:table-cell>
          <table:table-cell office:value-type="float" office:value="81.08">
            <text:p>81.08</text:p>
          </table:table-cell>
          <table:table-cell table:number-columns-repeated="2" office:value-type="float" office:value="0">
            <text:p>0</text:p>
          </table:table-cell>
          <table:table-cell office:value-type="float" office:value="24.1">
            <text:p>24.1</text:p>
          </table:table-cell>
          <table:table-cell office:value-type="float" office:value="0">
            <text:p>0</text:p>
          </table:table-cell>
          <table:table-cell office:value-type="float" office:value="92.94">
            <text:p>92.94</text:p>
          </table:table-cell>
          <table:table-cell office:value-type="float" office:value="6.62">
            <text:p>6.62</text:p>
          </table:table-cell>
          <table:table-cell office:value-type="float" office:value="0.16">
            <text:p>0.16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27"/>
        </table:table-row>
        <table:table-row table:style-name="ro1">
          <table:table-cell office:value-type="string">
            <text:p>・bandwidth(kB/s)</text:p>
          </table:table-cell>
          <table:table-cell table:number-columns-repeated="26"/>
        </table:table-row>
        <table:table-row table:style-name="ro2" table:number-rows-repeated="21">
          <table:table-cell table:number-columns-repeated="27"/>
        </table:table-row>
        <table:table-row table:style-name="ro1">
          <table:table-cell office:value-type="string">
            <text:p>・IOPS</text:p>
          </table:table-cell>
          <table:table-cell table:number-columns-repeated="26"/>
        </table:table-row>
        <table:table-row table:style-name="ro2" table:number-rows-repeated="21">
          <table:table-cell table:number-columns-repeated="27"/>
        </table:table-row>
        <table:table-row table:style-name="ro1">
          <table:table-cell office:value-type="string">
            <text:p>・CPU usage</text:p>
          </table:table-cell>
          <table:table-cell table:number-columns-repeated="26"/>
        </table:table-row>
        <table:table-row table:style-name="ro2" table:number-rows-repeated="21">
          <table:table-cell table:number-columns-repeated="27"/>
        </table:table-row>
        <table:table-row table:style-name="ro1">
          <table:table-cell office:value-type="string">
            <text:p>・IO %util</text:p>
          </table:table-cell>
          <table:table-cell table:number-columns-repeated="26"/>
        </table:table-row>
        <table:table-row table:style-name="ro2" table:number-rows-repeated="21">
          <table:table-cell table:number-columns-repeated="27"/>
        </table:table-row>
        <table:table-row table:style-name="ro1">
          <table:table-cell office:value-type="string">
            <text:p>・latency distribution</text:p>
          </table:table-cell>
          <table:table-cell table:number-columns-repeated="26"/>
        </table:table-row>
      </table:table>
      <table:table table:name="512byte" table:style-name="ta1">
        <table:shapes>
          <draw:frame draw:z-index="0" draw:style-name="gr1" svg:width="20.21cm" svg:height="8.999cm" svg:x="0cm" svg:y="7.25cm">
            <draw:object draw:notify-on-update-of-ranges="512byte.A5:512byte.A8 512byte.B4:512byte.B4 512byte.B5:512byte.B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svg:width="20.21cm" svg:height="8.999cm" svg:x="20.32cm" svg:y="7.28cm">
            <draw:object draw:notify-on-update-of-ranges="512byte.A12:512byte.A15 512byte.B11:512byte.B11 512byte.B12:512byte.B1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svg:width="20.21cm" svg:height="8.999cm" svg:x="0cm" svg:y="17.188cm">
            <draw:object draw:notify-on-update-of-ranges="512byte.A5:512byte.A8 512byte.C4:512byte.C4 512byte.C5:512byte.C8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svg:width="20.21cm" svg:height="8.999cm" svg:x="20.347cm" svg:y="17.161cm">
            <draw:object draw:notify-on-update-of-ranges="512byte.A12:512byte.A15 512byte.C11:512byte.C11 512byte.C12:512byte.C1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svg:width="20.21cm" svg:height="8.999cm" svg:x="0cm" svg:y="27.092cm">
            <draw:object draw:notify-on-update-of-ranges="512byte.A5:512byte.A8 512byte.D4:512byte.D4 512byte.D5:512byte.D8 512byte.E4:512byte.E4 512byte.E5:512byte.E8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5" draw:style-name="gr1" svg:width="20.21cm" svg:height="8.999cm" svg:x="20.32cm" svg:y="27.094cm">
            <draw:object draw:notify-on-update-of-ranges="512byte.A12:512byte.A15 512byte.D11:512byte.D11 512byte.D12:512byte.D15 512byte.E11:512byte.E11 512byte.E12:512byte.E15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6" draw:style-name="gr1" svg:width="20.21cm" svg:height="8.999cm" svg:x="0cm" svg:y="37.004cm">
            <draw:object draw:notify-on-update-of-ranges="512byte.A5:512byte.A8 512byte.G4:512byte.G4 512byte.G5:512byte.G8 512byte.H4:512byte.H4 512byte.H5:512byte.H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7" draw:style-name="gr1" svg:width="20.21cm" svg:height="8.999cm" svg:x="20.348cm" svg:y="36.977cm">
            <draw:object draw:notify-on-update-of-ranges="512byte.A12:512byte.A15 512byte.G11:512byte.G11 512byte.G12:512byte.G15 512byte.H11:512byte.H11 512byte.H12:512byte.H1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8" draw:style-name="gr1" svg:width="20.237cm" svg:height="8.999cm" svg:x="0cm" svg:y="46.941cm">
            <draw:object draw:notify-on-update-of-ranges="512byte.I4:512byte.V4 512byte.A8:512byte.A8 512byte.I8:512byte.V8 512byte.A7:512byte.A7 512byte.I7:512byte.V7 512byte.A6:512byte.A6 512byte.I6:512byte.V6 512byte.A5:512byte.A5 512byte.I5:512byte.V5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svg:width="20.237cm" svg:height="8.999cm" svg:x="20.358cm" svg:y="46.944cm">
            <draw:object draw:notify-on-update-of-ranges="512byte.I11:512byte.V11 512byte.A15:512byte.A15 512byte.I15:512byte.V15 512byte.A14:512byte.A14 512byte.I14:512byte.V14 512byte.A13:512byte.A13 512byte.I13:512byte.V13 512byte.A12:512byte.A12 512byte.I12:512byte.V12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0" table:number-columns-repeated="22" table:default-cell-style-name="Default"/>
        <table:table-row table:style-name="ro1">
          <table:table-cell office:value-type="string">
            <text:p>512byte direct=false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・read summary</text:p>
          </table:table-cell>
          <table:table-cell table:number-columns-repeated="2"/>
          <table:table-cell table:style-name="ce1" office:value-type="string" table:number-columns-spanned="3" table:number-rows-spanned="1">
            <text:p>CPU</text:p>
          </table:table-cell>
          <table:covered-table-cell table:number-columns-repeated="2"/>
          <table:table-cell table:style-name="ce1" office:value-type="string" table:number-columns-spanned="2" table:number-rows-spanned="1">
            <text:p>IO %uitl</text:p>
          </table:table-cell>
          <table:covered-table-cell/>
          <table:table-cell office:value-type="string">
            <text:p>latency distribution</text:p>
          </table:table-cell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string">
            <text:p>vm_cpu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xen</text:p>
          </table:table-cell>
          <table:table-cell office:value-type="float" office:value="1929.7">
            <text:p>1929.7</text:p>
          </table:table-cell>
          <table:table-cell office:value-type="float" office:value="3859">
            <text:p>3859</text:p>
          </table:table-cell>
          <table:table-cell office:value-type="float" office:value="11.42">
            <text:p>11.42</text:p>
          </table:table-cell>
          <table:table-cell office:value-type="float" office:value="59.1111111111">
            <text:p>59.1111111111</text:p>
          </table:table-cell>
          <table:table-cell office:value-type="float" office:value="19.1472222222">
            <text:p>19.1472222222</text:p>
          </table:table-cell>
          <table:table-cell office:value-type="float" office:value="96.96">
            <text:p>96.96</text:p>
          </table:table-cell>
          <table:table-cell office:value-type="float" office:value="78.2927777778">
            <text:p>78.2927777778</text:p>
          </table:table-cell>
          <table:table-cell table:number-columns-repeated="3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51.58">
            <text:p>51.58</text:p>
          </table:table-cell>
          <table:table-cell office:value-type="float" office:value="5.41">
            <text:p>5.41</text:p>
          </table:table-cell>
          <table:table-cell office:value-type="float" office:value="32.9">
            <text:p>32.9</text:p>
          </table:table-cell>
          <table:table-cell office:value-type="float" office:value="4.8">
            <text:p>4.8</text:p>
          </table:table-cell>
          <table:table-cell office:value-type="float" office:value="1.59">
            <text:p>1.59</text:p>
          </table:table-cell>
          <table:table-cell office:value-type="float" office:value="2.14">
            <text:p>2.14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01">
            <text:p>0.01</text:p>
          </table:table-cell>
        </table:table-row>
        <table:table-row table:style-name="ro1">
          <table:table-cell office:value-type="string">
            <text:p>kvm2</text:p>
          </table:table-cell>
          <table:table-cell office:value-type="float" office:value="1633.1">
            <text:p>1633.1</text:p>
          </table:table-cell>
          <table:table-cell office:value-type="float" office:value="3267">
            <text:p>3267</text:p>
          </table:table-cell>
          <table:table-cell office:value-type="float" office:value="9.76">
            <text:p>9.76</text:p>
          </table:table-cell>
          <table:table-cell office:value-type="float" office:value="86.4694444444">
            <text:p>86.4694444444</text:p>
          </table:table-cell>
          <table:table-cell office:value-type="float" office:value="53.7694444444">
            <text:p>53.7694444444</text:p>
          </table:table-cell>
          <table:table-cell office:value-type="float" office:value="91.63">
            <text:p>91.63</text:p>
          </table:table-cell>
          <table:table-cell office:value-type="float" office:value="67.1178378378">
            <text:p>67.1178378378</text:p>
          </table:table-cell>
          <table:table-cell table:number-columns-repeated="5" office:value-type="float" office:value="0">
            <text:p>0</text:p>
          </table:table-cell>
          <table:table-cell office:value-type="float" office:value="7.04">
            <text:p>7.04</text:p>
          </table:table-cell>
          <table:table-cell office:value-type="float" office:value="92.9">
            <text:p>92.9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</table:table-row>
        <table:table-row table:style-name="ro1">
          <table:table-cell office:value-type="string">
            <text:p>kvm1</text:p>
          </table:table-cell>
          <table:table-cell office:value-type="float" office:value="1610.3">
            <text:p>1610.3</text:p>
          </table:table-cell>
          <table:table-cell office:value-type="float" office:value="3220">
            <text:p>3220</text:p>
          </table:table-cell>
          <table:table-cell office:value-type="float" office:value="11.9">
            <text:p>11.9</text:p>
          </table:table-cell>
          <table:table-cell office:value-type="float" office:value="54.6527777778">
            <text:p>54.6527777778</text:p>
          </table:table-cell>
          <table:table-cell office:value-type="float" office:value="54.0138888889">
            <text:p>54.0138888889</text:p>
          </table:table-cell>
          <table:table-cell office:value-type="float" office:value="94.01">
            <text:p>94.01</text:p>
          </table:table-cell>
          <table:table-cell office:value-type="float" office:value="69.2972222222">
            <text:p>69.2972222222</text:p>
          </table:table-cell>
          <table:table-cell office:value-type="float" office:value="0.07">
            <text:p>0.07</text:p>
          </table:table-cell>
          <table:table-cell office:value-type="float" office:value="0.63">
            <text:p>0.63</text:p>
          </table:table-cell>
          <table:table-cell office:value-type="float" office:value="0.01">
            <text:p>0.01</text:p>
          </table:table-cell>
          <table:table-cell office:value-type="float" office:value="2.09">
            <text:p>2.09</text:p>
          </table:table-cell>
          <table:table-cell office:value-type="float" office:value="6.27">
            <text:p>6.27</text:p>
          </table:table-cell>
          <table:table-cell office:value-type="float" office:value="0.52">
            <text:p>0.52</text:p>
          </table:table-cell>
          <table:table-cell office:value-type="float" office:value="89.25">
            <text:p>89.25</text:p>
          </table:table-cell>
          <table:table-cell office:value-type="float" office:value="0.96">
            <text:p>0.96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host</text:p>
          </table:table-cell>
          <table:table-cell office:value-type="float" office:value="2334.8">
            <text:p>2334.8</text:p>
          </table:table-cell>
          <table:table-cell office:value-type="float" office:value="4669">
            <text:p>4669</text:p>
          </table:table-cell>
          <table:table-cell office:value-type="float" office:value="28.84">
            <text:p>28.84</text:p>
          </table:table-cell>
          <table:table-cell table:number-columns-repeated="2" office:value-type="float" office:value="0">
            <text:p>0</text:p>
          </table:table-cell>
          <table:table-cell office:value-type="float" office:value="90.14">
            <text:p>90.14</text:p>
          </table:table-cell>
          <table:table-cell table:number-columns-repeated="6" office:value-type="float" office:value="0">
            <text:p>0</text:p>
          </table:table-cell>
          <table:table-cell office:value-type="float" office:value="99.97">
            <text:p>99.97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22"/>
        </table:table-row>
        <table:table-row table:style-name="ro1">
          <table:table-cell office:value-type="string">
            <text:p>・write summary</text:p>
          </table:table-cell>
          <table:table-cell table:number-columns-repeated="2"/>
          <table:table-cell table:style-name="ce1" office:value-type="string" table:number-columns-spanned="3" table:number-rows-spanned="1">
            <text:p>CPU</text:p>
          </table:table-cell>
          <table:covered-table-cell table:number-columns-repeated="2"/>
          <table:table-cell table:style-name="ce1" office:value-type="string" table:number-columns-spanned="2" table:number-rows-spanned="1">
            <text:p>IO %uitl</text:p>
          </table:table-cell>
          <table:covered-table-cell/>
          <table:table-cell office:value-type="string">
            <text:p>latency distribution</text:p>
          </table:table-cell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string">
            <text:p>vm_cpu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string">
            <text:p>xen</text:p>
          </table:table-cell>
          <table:table-cell office:value-type="float" office:value="1844.6">
            <text:p>1844.6</text:p>
          </table:table-cell>
          <table:table-cell office:value-type="float" office:value="3689">
            <text:p>3689</text:p>
          </table:table-cell>
          <table:table-cell office:value-type="float" office:value="13.42">
            <text:p>13.42</text:p>
          </table:table-cell>
          <table:table-cell office:value-type="float" office:value="69.1527777778">
            <text:p>69.1527777778</text:p>
          </table:table-cell>
          <table:table-cell office:value-type="float" office:value="22.1555555556">
            <text:p>22.1555555556</text:p>
          </table:table-cell>
          <table:table-cell office:value-type="float" office:value="95.76">
            <text:p>95.76</text:p>
          </table:table-cell>
          <table:table-cell office:value-type="float" office:value="69.7367567568">
            <text:p>69.7367567568</text:p>
          </table:table-cell>
          <table:table-cell office:value-type="float" office:value="0.06">
            <text:p>0.06</text:p>
          </table:table-cell>
          <table:table-cell office:value-type="float" office:value="60.61">
            <text:p>60.61</text:p>
          </table:table-cell>
          <table:table-cell office:value-type="float" office:value="1.76">
            <text:p>1.76</text:p>
          </table:table-cell>
          <table:table-cell office:value-type="float" office:value="36.92">
            <text:p>36.9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54">
            <text:p>0.5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vm2</text:p>
          </table:table-cell>
          <table:table-cell office:value-type="float" office:value="3932.8">
            <text:p>3932.8</text:p>
          </table:table-cell>
          <table:table-cell office:value-type="float" office:value="7865">
            <text:p>7865</text:p>
          </table:table-cell>
          <table:table-cell office:value-type="float" office:value="15.87">
            <text:p>15.87</text:p>
          </table:table-cell>
          <table:table-cell office:value-type="float" office:value="127.802777778">
            <text:p>127.802777778</text:p>
          </table:table-cell>
          <table:table-cell office:value-type="float" office:value="96.9055555556">
            <text:p>96.9055555556</text:p>
          </table:table-cell>
          <table:table-cell office:value-type="float" office:value="88.43">
            <text:p>88.43</text:p>
          </table:table-cell>
          <table:table-cell office:value-type="float" office:value="42.6005555556">
            <text:p>42.6005555556</text:p>
          </table:table-cell>
          <table:table-cell table:number-columns-repeated="2" office:value-type="float" office:value="0">
            <text:p>0</text:p>
          </table:table-cell>
          <table:table-cell office:value-type="float" office:value="99.93">
            <text:p>99.93</text:p>
          </table:table-cell>
          <table:table-cell office:value-type="float" office:value="0.04">
            <text:p>0.04</text:p>
          </table:table-cell>
          <table:table-cell table:number-columns-repeated="6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string">
            <text:p>kvm1</text:p>
          </table:table-cell>
          <table:table-cell office:value-type="float" office:value="502.616">
            <text:p>502.616</text:p>
          </table:table-cell>
          <table:table-cell office:value-type="float" office:value="981">
            <text:p>981</text:p>
          </table:table-cell>
          <table:table-cell office:value-type="float" office:value="3.83">
            <text:p>3.83</text:p>
          </table:table-cell>
          <table:table-cell office:value-type="float" office:value="31.7083333333">
            <text:p>31.7083333333</text:p>
          </table:table-cell>
          <table:table-cell office:value-type="float" office:value="31.0194444444">
            <text:p>31.0194444444</text:p>
          </table:table-cell>
          <table:table-cell office:value-type="float" office:value="97.97">
            <text:p>97.97</text:p>
          </table:table-cell>
          <table:table-cell office:value-type="float" office:value="83.98">
            <text:p>83.9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65.05">
            <text:p>65.05</text:p>
          </table:table-cell>
          <table:table-cell office:value-type="float" office:value="34.8">
            <text:p>34.8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ost</text:p>
          </table:table-cell>
          <table:table-cell office:value-type="float" office:value="7033.6">
            <text:p>7033.6</text:p>
          </table:table-cell>
          <table:table-cell office:value-type="float" office:value="14067">
            <text:p>14067</text:p>
          </table:table-cell>
          <table:table-cell office:value-type="float" office:value="74.55">
            <text:p>74.55</text:p>
          </table:table-cell>
          <table:table-cell table:number-columns-repeated="2" office:value-type="float" office:value="0">
            <text:p>0</text:p>
          </table:table-cell>
          <table:table-cell office:value-type="float" office:value="78.75">
            <text:p>78.75</text:p>
          </table:table-cell>
          <table:table-cell table:number-columns-repeated="2" office:value-type="float" office:value="0">
            <text:p>0</text:p>
          </table:table-cell>
          <table:table-cell office:value-type="float" office:value="99.93">
            <text:p>99.9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number-columns-repeated="22"/>
        </table:table-row>
        <table:table-row table:style-name="ro1">
          <table:table-cell office:value-type="string">
            <text:p>・bandwidth(kB/s)</text:p>
          </table:table-cell>
          <table:table-cell table:number-columns-repeated="21"/>
        </table:table-row>
        <table:table-row table:style-name="ro2" table:number-rows-repeated="21">
          <table:table-cell table:number-columns-repeated="22"/>
        </table:table-row>
        <table:table-row table:style-name="ro1">
          <table:table-cell office:value-type="string">
            <text:p>・IOPS</text:p>
          </table:table-cell>
          <table:table-cell table:number-columns-repeated="21"/>
        </table:table-row>
        <table:table-row table:style-name="ro2" table:number-rows-repeated="21">
          <table:table-cell table:number-columns-repeated="22"/>
        </table:table-row>
        <table:table-row table:style-name="ro1">
          <table:table-cell office:value-type="string">
            <text:p>・CPU usage</text:p>
          </table:table-cell>
          <table:table-cell table:number-columns-repeated="21"/>
        </table:table-row>
        <table:table-row table:style-name="ro2" table:number-rows-repeated="21">
          <table:table-cell table:number-columns-repeated="22"/>
        </table:table-row>
        <table:table-row table:style-name="ro1">
          <table:table-cell office:value-type="string">
            <text:p>・IO %util</text:p>
          </table:table-cell>
          <table:table-cell table:number-columns-repeated="21"/>
        </table:table-row>
        <table:table-row table:style-name="ro2" table:number-rows-repeated="21">
          <table:table-cell table:number-columns-repeated="22"/>
        </table:table-row>
        <table:table-row table:style-name="ro1">
          <table:table-cell office:value-type="string">
            <text:p>・latency distribution</text:p>
          </table:table-cell>
          <table:table-cell table:number-columns-repeated="21"/>
        </table:table-row>
      </table:table>
      <table:table table:name="4kbyte" table:style-name="ta1">
        <table:shapes>
          <draw:frame draw:z-index="0" draw:style-name="gr1" svg:width="20.21cm" svg:height="8.999cm" svg:x="0cm" svg:y="7.25cm">
            <draw:object draw:notify-on-update-of-ranges="4kbyte.A5:4kbyte.A8 4kbyte.B4:4kbyte.B4 4kbyte.B5:4kbyte.B8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svg:width="20.21cm" svg:height="8.999cm" svg:x="20.32cm" svg:y="7.28cm">
            <draw:object draw:notify-on-update-of-ranges="4kbyte.A12:4kbyte.A15 4kbyte.B11:4kbyte.B11 4kbyte.B12:4kbyte.B15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svg:width="20.21cm" svg:height="8.999cm" svg:x="0cm" svg:y="17.188cm">
            <draw:object draw:notify-on-update-of-ranges="4kbyte.A5:4kbyte.A8 4kbyte.C4:4kbyte.C4 4kbyte.C5:4kbyte.C8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svg:width="20.21cm" svg:height="8.999cm" svg:x="20.43cm" svg:y="17.161cm">
            <draw:object draw:notify-on-update-of-ranges="4kbyte.A12:4kbyte.A15 4kbyte.C11:4kbyte.C11 4kbyte.C12:4kbyte.C15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4" draw:style-name="gr1" svg:width="20.21cm" svg:height="8.999cm" svg:x="0cm" svg:y="27.092cm">
            <draw:object draw:notify-on-update-of-ranges="4kbyte.A5:4kbyte.A8 4kbyte.D4:4kbyte.D4 4kbyte.D5:4kbyte.D8 4kbyte.E4:4kbyte.E4 4kbyte.E5:4kbyte.E8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5" draw:style-name="gr1" svg:width="20.21cm" svg:height="8.999cm" svg:x="20.32cm" svg:y="27.094cm">
            <draw:object draw:notify-on-update-of-ranges="4kbyte.A12:4kbyte.A15 4kbyte.D11:4kbyte.D11 4kbyte.D12:4kbyte.D15 4kbyte.E11:4kbyte.E11 4kbyte.E12:4kbyte.E15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6" draw:style-name="gr1" svg:width="20.21cm" svg:height="8.999cm" svg:x="0cm" svg:y="37.004cm">
            <draw:object draw:notify-on-update-of-ranges="4kbyte.A5:4kbyte.A8 4kbyte.G4:4kbyte.G4 4kbyte.G5:4kbyte.G8 4kbyte.H4:4kbyte.H4 4kbyte.H5:4kbyte.H8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7" draw:style-name="gr1" svg:width="20.21cm" svg:height="8.999cm" svg:x="20.348cm" svg:y="36.977cm">
            <draw:object draw:notify-on-update-of-ranges="4kbyte.A12:4kbyte.A15 4kbyte.G11:4kbyte.G11 4kbyte.G12:4kbyte.G15 4kbyte.H11:4kbyte.H11 4kbyte.H12:4kbyte.H15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8" draw:style-name="gr1" svg:width="20.237cm" svg:height="8.999cm" svg:x="0cm" svg:y="46.941cm">
            <draw:object draw:notify-on-update-of-ranges="4kbyte.I4:4kbyte.X4 4kbyte.A8:4kbyte.A8 4kbyte.I8:4kbyte.X8 4kbyte.A7:4kbyte.A7 4kbyte.I7:4kbyte.X7 4kbyte.A6:4kbyte.A6 4kbyte.I6:4kbyte.X6 4kbyte.A5:4kbyte.A5 4kbyte.I5:4kbyte.X5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9" draw:style-name="gr1" svg:width="20.237cm" svg:height="8.999cm" svg:x="20.358cm" svg:y="46.944cm">
            <draw:object draw:notify-on-update-of-ranges="4kbyte.I11:4kbyte.V11 4kbyte.A15:4kbyte.A15 4kbyte.I15:4kbyte.V15 4kbyte.A14:4kbyte.A14 4kbyte.I14:4kbyte.V14 4kbyte.A13:4kbyte.A13 4kbyte.I13:4kbyte.V13 4kbyte.A12:4kbyte.A12 4kbyte.I12:4kbyte.V12"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0" table:number-columns-repeated="24" table:default-cell-style-name="Default"/>
        <table:table-row table:style-name="ro1">
          <table:table-cell office:value-type="string">
            <text:p>4kbyte direct=false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・read summary</text:p>
          </table:table-cell>
          <table:table-cell table:number-columns-repeated="2"/>
          <table:table-cell table:style-name="ce1" office:value-type="string" table:number-columns-spanned="3" table:number-rows-spanned="1">
            <text:p>CPU</text:p>
          </table:table-cell>
          <table:covered-table-cell table:number-columns-repeated="2"/>
          <table:table-cell table:style-name="ce1" office:value-type="string" table:number-columns-spanned="2" table:number-rows-spanned="1">
            <text:p>IO %uitl</text:p>
          </table:table-cell>
          <table:covered-table-cell/>
          <table:table-cell office:value-type="string">
            <text:p>latency distribution</text:p>
          </table:table-cell>
          <table:table-cell table:number-columns-repeated="15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string">
            <text:p>vm_cpu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float" office:value="0.002">
            <text:p>0.002</text:p>
          </table:table-cell>
          <table:table-cell office:value-type="float" office:value="0.004">
            <text:p>0.004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xen</text:p>
          </table:table-cell>
          <table:table-cell office:value-type="float" office:value="12559">
            <text:p>12559</text:p>
          </table:table-cell>
          <table:table-cell office:value-type="float" office:value="3139">
            <text:p>3139</text:p>
          </table:table-cell>
          <table:table-cell office:value-type="float" office:value="9.24">
            <text:p>9.24</text:p>
          </table:table-cell>
          <table:table-cell office:value-type="float" office:value="53.475">
            <text:p>53.475</text:p>
          </table:table-cell>
          <table:table-cell office:value-type="float" office:value="16.5333333333">
            <text:p>16.5333333333</text:p>
          </table:table-cell>
          <table:table-cell office:value-type="float" office:value="97.69">
            <text:p>97.69</text:p>
          </table:table-cell>
          <table:table-cell office:value-type="float" office:value="75.2441666667">
            <text:p>75.2441666667</text:p>
          </table:table-cell>
          <table:table-cell table:number-columns-repeated="4"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15.64">
            <text:p>15.64</text:p>
          </table:table-cell>
          <table:table-cell office:value-type="float" office:value="1.55">
            <text:p>1.55</text:p>
          </table:table-cell>
          <table:table-cell office:value-type="float" office:value="79.58">
            <text:p>79.58</text:p>
          </table:table-cell>
          <table:table-cell office:value-type="float" office:value="2.28">
            <text:p>2.28</text:p>
          </table:table-cell>
          <table:table-cell office:value-type="float" office:value="0.62">
            <text:p>0.62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3" office:value-type="float" office:value="0.01">
            <text:p>0.01</text:p>
          </table:table-cell>
        </table:table-row>
        <table:table-row table:style-name="ro1">
          <table:table-cell office:value-type="string">
            <text:p>kvm2</text:p>
          </table:table-cell>
          <table:table-cell office:value-type="float" office:value="12119">
            <text:p>12119</text:p>
          </table:table-cell>
          <table:table-cell office:value-type="float" office:value="3029">
            <text:p>3029</text:p>
          </table:table-cell>
          <table:table-cell office:value-type="float" office:value="9.85">
            <text:p>9.85</text:p>
          </table:table-cell>
          <table:table-cell office:value-type="float" office:value="63.4756756757">
            <text:p>63.4756756757</text:p>
          </table:table-cell>
          <table:table-cell office:value-type="float" office:value="55.0891891892">
            <text:p>55.0891891892</text:p>
          </table:table-cell>
          <table:table-cell office:value-type="float" office:value="90.05">
            <text:p>90.05</text:p>
          </table:table-cell>
          <table:table-cell office:value-type="float" office:value="66.0562162162">
            <text:p>66.0562162162</text:p>
          </table:table-cell>
          <table:table-cell table:number-columns-repeated="6" office:value-type="float" office:value="0">
            <text:p>0</text:p>
          </table:table-cell>
          <table:table-cell office:value-type="float" office:value="0.63">
            <text:p>0.63</text:p>
          </table:table-cell>
          <table:table-cell office:value-type="float" office:value="99.29">
            <text:p>99.29</text:p>
          </table:table-cell>
          <table:table-cell office:value-type="float" office:value="0.05">
            <text:p>0.05</text:p>
          </table:table-cell>
          <table:table-cell table:number-columns-repeated="4"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vm1</text:p>
          </table:table-cell>
          <table:table-cell office:value-type="float" office:value="39578">
            <text:p>39578</text:p>
          </table:table-cell>
          <table:table-cell office:value-type="float" office:value="9894">
            <text:p>9894</text:p>
          </table:table-cell>
          <table:table-cell office:value-type="float" office:value="15">
            <text:p>15</text:p>
          </table:table-cell>
          <table:table-cell office:value-type="float" office:value="52.75625">
            <text:p>52.75625</text:p>
          </table:table-cell>
          <table:table-cell office:value-type="float" office:value="52.24375">
            <text:p>52.24375</text:p>
          </table:table-cell>
          <table:table-cell office:value-type="float" office:value="92.32">
            <text:p>92.32</text:p>
          </table:table-cell>
          <table:table-cell office:value-type="float" office:value="67.5025">
            <text:p>67.5025</text:p>
          </table:table-cell>
          <table:table-cell office:value-type="float" office:value="10.59">
            <text:p>10.59</text:p>
          </table:table-cell>
          <table:table-cell office:value-type="float" office:value="31.75">
            <text:p>31.75</text:p>
          </table:table-cell>
          <table:table-cell office:value-type="float" office:value="20.86">
            <text:p>20.86</text:p>
          </table:table-cell>
          <table:table-cell office:value-type="float" office:value="2.57">
            <text:p>2.57</text:p>
          </table:table-cell>
          <table:table-cell office:value-type="float" office:value="3.86">
            <text:p>3.86</text:p>
          </table:table-cell>
          <table:table-cell office:value-type="float" office:value="2.13">
            <text:p>2.13</text:p>
          </table:table-cell>
          <table:table-cell office:value-type="float" office:value="0.74">
            <text:p>0.74</text:p>
          </table:table-cell>
          <table:table-cell office:value-type="float" office:value="26.6">
            <text:p>26.6</text:p>
          </table:table-cell>
          <table:table-cell office:value-type="float" office:value="0.68">
            <text:p>0.68</text:p>
          </table:table-cell>
          <table:table-cell office:value-type="float" office:value="0.15">
            <text:p>0.1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host</text:p>
          </table:table-cell>
          <table:table-cell office:value-type="float" office:value="17043">
            <text:p>17043</text:p>
          </table:table-cell>
          <table:table-cell office:value-type="float" office:value="4260">
            <text:p>4260</text:p>
          </table:table-cell>
          <table:table-cell office:value-type="float" office:value="26.87">
            <text:p>26.87</text:p>
          </table:table-cell>
          <table:table-cell table:number-columns-repeated="2" office:value-type="float" office:value="0">
            <text:p>0</text:p>
          </table:table-cell>
          <table:table-cell office:value-type="float" office:value="90.2">
            <text:p>90.2</text:p>
          </table:table-cell>
          <table:table-cell table:number-columns-repeated="6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99.91">
            <text:p>99.91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table:number-columns-repeated="24"/>
        </table:table-row>
        <table:table-row table:style-name="ro1">
          <table:table-cell office:value-type="string">
            <text:p>・write summary</text:p>
          </table:table-cell>
          <table:table-cell table:number-columns-repeated="2"/>
          <table:table-cell table:style-name="ce1" office:value-type="string" table:number-columns-spanned="3" table:number-rows-spanned="1">
            <text:p>CPU</text:p>
          </table:table-cell>
          <table:covered-table-cell table:number-columns-repeated="2"/>
          <table:table-cell table:style-name="ce1" office:value-type="string" table:number-columns-spanned="2" table:number-rows-spanned="1">
            <text:p>IO %uitl</text:p>
          </table:table-cell>
          <table:covered-table-cell/>
          <table:table-cell office:value-type="string">
            <text:p>latency distribution</text:p>
          </table:table-cell>
          <table:table-cell table:number-columns-repeated="15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string">
            <text:p>vm_cpu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xen</text:p>
          </table:table-cell>
          <table:table-cell office:value-type="float" office:value="47334">
            <text:p>47334</text:p>
          </table:table-cell>
          <table:table-cell office:value-type="float" office:value="11833">
            <text:p>11833</text:p>
          </table:table-cell>
          <table:table-cell office:value-type="float" office:value="30.42">
            <text:p>30.42</text:p>
          </table:table-cell>
          <table:table-cell office:value-type="float" office:value="133.357142857">
            <text:p>133.357142857</text:p>
          </table:table-cell>
          <table:table-cell office:value-type="float" office:value="46.1928571429">
            <text:p>46.1928571429</text:p>
          </table:table-cell>
          <table:table-cell office:value-type="float" office:value="92.27">
            <text:p>92.27</text:p>
          </table:table-cell>
          <table:table-cell office:value-type="float" office:value="97.42">
            <text:p>97.42</text:p>
          </table:table-cell>
          <table:table-cell office:value-type="float" office:value="28.5">
            <text:p>28.5</text:p>
          </table:table-cell>
          <table:table-cell office:value-type="float" office:value="53.55">
            <text:p>53.55</text:p>
          </table:table-cell>
          <table:table-cell office:value-type="float" office:value="17.61">
            <text:p>17.61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kvm2</text:p>
          </table:table-cell>
          <table:table-cell office:value-type="float" office:value="24985">
            <text:p>24985</text:p>
          </table:table-cell>
          <table:table-cell office:value-type="float" office:value="6246">
            <text:p>6246</text:p>
          </table:table-cell>
          <table:table-cell office:value-type="float" office:value="12.86">
            <text:p>12.86</text:p>
          </table:table-cell>
          <table:table-cell office:value-type="float" office:value="94.8615384615">
            <text:p>94.8615384615</text:p>
          </table:table-cell>
          <table:table-cell office:value-type="float" office:value="84.1769230769">
            <text:p>84.1769230769</text:p>
          </table:table-cell>
          <table:table-cell office:value-type="float" office:value="88.91">
            <text:p>88.91</text:p>
          </table:table-cell>
          <table:table-cell office:value-type="float" office:value="47.5776">
            <text:p>47.5776</text:p>
          </table:table-cell>
          <table:table-cell table:number-columns-repeated="2" office:value-type="float" office:value="0">
            <text:p>0</text:p>
          </table:table-cell>
          <table:table-cell office:value-type="float" office:value="99.87">
            <text:p>99.87</text:p>
          </table:table-cell>
          <table:table-cell office:value-type="float" office:value="0.09">
            <text:p>0.09</text:p>
          </table:table-cell>
          <table:table-cell table:number-columns-repeated="6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3"/>
        </table:table-row>
        <table:table-row table:style-name="ro1">
          <table:table-cell office:value-type="string">
            <text:p>kvm1</text:p>
          </table:table-cell>
          <table:table-cell office:value-type="float" office:value="2325.8">
            <text:p>2325.8</text:p>
          </table:table-cell>
          <table:table-cell office:value-type="float" office:value="581">
            <text:p>581</text:p>
          </table:table-cell>
          <table:table-cell office:value-type="float" office:value="2.39">
            <text:p>2.39</text:p>
          </table:table-cell>
          <table:table-cell office:value-type="float" office:value="24.8916666667">
            <text:p>24.8916666667</text:p>
          </table:table-cell>
          <table:table-cell office:value-type="float" office:value="18.4083333333">
            <text:p>18.4083333333</text:p>
          </table:table-cell>
          <table:table-cell office:value-type="float" office:value="98.42">
            <text:p>98.42</text:p>
          </table:table-cell>
          <table:table-cell office:value-type="float" office:value="90.8081081081">
            <text:p>90.808108108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40.65">
            <text:p>40.65</text:p>
          </table:table-cell>
          <table:table-cell office:value-type="float" office:value="25.47">
            <text:p>25.47</text:p>
          </table:table-cell>
          <table:table-cell office:value-type="float" office:value="25.42">
            <text:p>25.42</text:p>
          </table:table-cell>
          <table:table-cell office:value-type="float" office:value="8.34">
            <text:p>8.34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ost</text:p>
          </table:table-cell>
          <table:table-cell office:value-type="float" office:value="40796">
            <text:p>40796</text:p>
          </table:table-cell>
          <table:table-cell office:value-type="float" office:value="10198">
            <text:p>10198</text:p>
          </table:table-cell>
          <table:table-cell office:value-type="float" office:value="65.3">
            <text:p>65.3</text:p>
          </table:table-cell>
          <table:table-cell table:number-columns-repeated="2" office:value-type="float" office:value="0">
            <text:p>0</text:p>
          </table:table-cell>
          <table:table-cell office:value-type="float" office:value="73.07">
            <text:p>73.07</text:p>
          </table:table-cell>
          <table:table-cell table:number-columns-repeated="2" office:value-type="float" office:value="0">
            <text:p>0</text:p>
          </table:table-cell>
          <table:table-cell office:value-type="float" office:value="92.86">
            <text:p>92.86</text:p>
          </table:table-cell>
          <table:table-cell office:value-type="float" office:value="7.13">
            <text:p>7.1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24"/>
        </table:table-row>
        <table:table-row table:style-name="ro1">
          <table:table-cell office:value-type="string">
            <text:p>・bandwidth(kB/s)</text:p>
          </table:table-cell>
          <table:table-cell table:number-columns-repeated="23"/>
        </table:table-row>
        <table:table-row table:style-name="ro2" table:number-rows-repeated="21">
          <table:table-cell table:number-columns-repeated="24"/>
        </table:table-row>
        <table:table-row table:style-name="ro1">
          <table:table-cell office:value-type="string">
            <text:p>・IOPS</text:p>
          </table:table-cell>
          <table:table-cell table:number-columns-repeated="23"/>
        </table:table-row>
        <table:table-row table:style-name="ro2" table:number-rows-repeated="21">
          <table:table-cell table:number-columns-repeated="24"/>
        </table:table-row>
        <table:table-row table:style-name="ro1">
          <table:table-cell office:value-type="string">
            <text:p>・CPU usage</text:p>
          </table:table-cell>
          <table:table-cell table:number-columns-repeated="23"/>
        </table:table-row>
        <table:table-row table:style-name="ro2" table:number-rows-repeated="21">
          <table:table-cell table:number-columns-repeated="24"/>
        </table:table-row>
        <table:table-row table:style-name="ro1">
          <table:table-cell office:value-type="string">
            <text:p>・IO %util</text:p>
          </table:table-cell>
          <table:table-cell table:number-columns-repeated="23"/>
        </table:table-row>
        <table:table-row table:style-name="ro2" table:number-rows-repeated="21">
          <table:table-cell table:number-columns-repeated="24"/>
        </table:table-row>
        <table:table-row table:style-name="ro1">
          <table:table-cell office:value-type="string">
            <text:p>・latency distribution</text:p>
          </table:table-cell>
          <table:table-cell table:number-columns-repeated="23"/>
        </table:table-row>
      </table:table>
      <table:table table:name="32kbyte" table:style-name="ta1">
        <table:shapes>
          <draw:frame draw:z-index="0" draw:style-name="gr1" svg:width="20.21cm" svg:height="8.999cm" svg:x="0cm" svg:y="7.256cm">
            <draw:object draw:notify-on-update-of-ranges="32kbyte.A5:32kbyte.A8 32kbyte.B4:32kbyte.B4 32kbyte.B5:32kbyte.B8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" draw:style-name="gr1" svg:width="20.21cm" svg:height="8.999cm" svg:x="20.32cm" svg:y="7.28cm">
            <draw:object draw:notify-on-update-of-ranges="32kbyte.A12:32kbyte.A15 32kbyte.B11:32kbyte.B11 32kbyte.B12:32kbyte.B15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2" draw:style-name="gr1" svg:width="20.21cm" svg:height="8.999cm" svg:x="0cm" svg:y="17.188cm">
            <draw:object draw:notify-on-update-of-ranges="32kbyte.A5:32kbyte.A8 32kbyte.C4:32kbyte.C4 32kbyte.C5:32kbyte.C8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3" draw:style-name="gr1" svg:width="20.21cm" svg:height="8.999cm" svg:x="20.347cm" svg:y="17.161cm">
            <draw:object draw:notify-on-update-of-ranges="32kbyte.A12:32kbyte.A15 32kbyte.C11:32kbyte.C11 32kbyte.C12:32kbyte.C15"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4" draw:style-name="gr1" svg:width="20.21cm" svg:height="8.999cm" svg:x="0cm" svg:y="27.092cm">
            <draw:object draw:notify-on-update-of-ranges="32kbyte.A5:32kbyte.A8 32kbyte.D4:32kbyte.D4 32kbyte.D5:32kbyte.D8 32kbyte.E4:32kbyte.E4 32kbyte.E5:32kbyte.E8"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5" draw:style-name="gr1" svg:width="20.21cm" svg:height="8.999cm" svg:x="20.32cm" svg:y="27.094cm">
            <draw:object draw:notify-on-update-of-ranges="32kbyte.A12:32kbyte.A15 32kbyte.D11:32kbyte.D11 32kbyte.D12:32kbyte.D15 32kbyte.E11:32kbyte.E11 32kbyte.E12:32kbyte.E15"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6" draw:style-name="gr1" svg:width="20.21cm" svg:height="8.999cm" svg:x="0cm" svg:y="37.004cm">
            <draw:object draw:notify-on-update-of-ranges="32kbyte.A5:32kbyte.A8 32kbyte.G4:32kbyte.G4 32kbyte.G5:32kbyte.G8 32kbyte.H4:32kbyte.H4 32kbyte.H5:32kbyte.H8"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7" draw:style-name="gr1" svg:width="20.21cm" svg:height="8.999cm" svg:x="20.348cm" svg:y="36.977cm">
            <draw:object draw:notify-on-update-of-ranges="32kbyte.A12:32kbyte.A15 32kbyte.G11:32kbyte.G11 32kbyte.G12:32kbyte.G15 32kbyte.H11:32kbyte.H11 32kbyte.H12:32kbyte.H15"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8" draw:style-name="gr1" svg:width="20.237cm" svg:height="8.999cm" svg:x="0cm" svg:y="46.941cm">
            <draw:object draw:notify-on-update-of-ranges="32kbyte.I4:32kbyte.W4 32kbyte.A8:32kbyte.A8 32kbyte.I8:32kbyte.W8 32kbyte.A7:32kbyte.A7 32kbyte.I7:32kbyte.W7 32kbyte.A6:32kbyte.A6 32kbyte.I6:32kbyte.W6 32kbyte.A5:32kbyte.A5 32kbyte.I5:32kbyte.W5"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9" draw:style-name="gr1" svg:width="20.237cm" svg:height="8.999cm" svg:x="20.358cm" svg:y="46.944cm">
            <draw:object draw:notify-on-update-of-ranges="32kbyte.I11:32kbyte.V11 32kbyte.A12:32kbyte.A12 32kbyte.I12:32kbyte.V12 32kbyte.A13:32kbyte.A13 32kbyte.I13:32kbyte.V13 32kbyte.A14:32kbyte.A14 32kbyte.I14:32kbyte.V14 32kbyte.A15:32kbyte.A15 32kbyte.I15:32kbyte.V15" xlink:href="./Object 40" xlink:type="simple" xlink:show="embed" xlink:actuate="onLoad"/>
            <draw:image xlink:href="./ObjectReplacements/Object 40" xlink:type="simple" xlink:show="embed" xlink:actuate="onLoad"/>
          </draw:frame>
        </table:shapes>
        <table:table-column table:style-name="co10" table:number-columns-repeated="23" table:default-cell-style-name="Default"/>
        <table:table-row table:style-name="ro1">
          <table:table-cell office:value-type="string">
            <text:p>32kbyte direct=false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・read summary</text:p>
          </table:table-cell>
          <table:table-cell table:number-columns-repeated="2"/>
          <table:table-cell table:style-name="ce1" office:value-type="string" table:number-columns-spanned="3" table:number-rows-spanned="1">
            <text:p>CPU</text:p>
          </table:table-cell>
          <table:covered-table-cell table:number-columns-repeated="2"/>
          <table:table-cell table:style-name="ce1" office:value-type="string" table:number-columns-spanned="2" table:number-rows-spanned="1">
            <text:p>IO %uitl</text:p>
          </table:table-cell>
          <table:covered-table-cell/>
          <table:table-cell office:value-type="string">
            <text:p>latency distribution</text:p>
          </table:table-cell>
          <table:table-cell table:number-columns-repeated="14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string">
            <text:p>vm_cpu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xen</text:p>
          </table:table-cell>
          <table:table-cell office:value-type="float" office:value="38671">
            <text:p>38671</text:p>
          </table:table-cell>
          <table:table-cell office:value-type="float" office:value="1208">
            <text:p>1208</text:p>
          </table:table-cell>
          <table:table-cell office:value-type="float" office:value="4.17">
            <text:p>4.17</text:p>
          </table:table-cell>
          <table:table-cell office:value-type="float" office:value="64.28125">
            <text:p>64.28125</text:p>
          </table:table-cell>
          <table:table-cell office:value-type="float" office:value="7.5875">
            <text:p>7.5875</text:p>
          </table:table-cell>
          <table:table-cell office:value-type="float" office:value="98.88">
            <text:p>98.88</text:p>
          </table:table-cell>
          <table:table-cell office:value-type="float" office:value="94.6294117647">
            <text:p>94.629411764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3.06">
            <text:p>13.06</text:p>
          </table:table-cell>
          <table:table-cell office:value-type="float" office:value="15.48">
            <text:p>15.48</text:p>
          </table:table-cell>
          <table:table-cell office:value-type="float" office:value="2.22">
            <text:p>2.22</text:p>
          </table:table-cell>
          <table:table-cell office:value-type="float" office:value="4.22">
            <text:p>4.22</text:p>
          </table:table-cell>
          <table:table-cell office:value-type="float" office:value="10.97">
            <text:p>10.97</text:p>
          </table:table-cell>
          <table:table-cell office:value-type="float" office:value="53.51">
            <text:p>53.51</text:p>
          </table:table-cell>
          <table:table-cell office:value-type="float" office:value="0.49">
            <text:p>0.49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1">
            <text:p>0.01</text:p>
          </table:table-cell>
        </table:table-row>
        <table:table-row table:style-name="ro1">
          <table:table-cell office:value-type="string">
            <text:p>kvm2</text:p>
          </table:table-cell>
          <table:table-cell office:value-type="float" office:value="75653">
            <text:p>75653</text:p>
          </table:table-cell>
          <table:table-cell office:value-type="float" office:value="2364">
            <text:p>2364</text:p>
          </table:table-cell>
          <table:table-cell office:value-type="float" office:value="7.88">
            <text:p>7.88</text:p>
          </table:table-cell>
          <table:table-cell office:value-type="float" office:value="54.7625">
            <text:p>54.7625</text:p>
          </table:table-cell>
          <table:table-cell office:value-type="float" office:value="47.0125">
            <text:p>47.0125</text:p>
          </table:table-cell>
          <table:table-cell office:value-type="float" office:value="92.71">
            <text:p>92.71</text:p>
          </table:table-cell>
          <table:table-cell office:value-type="float" office:value="67.475">
            <text:p>67.475</text:p>
          </table:table-cell>
          <table:table-cell table:number-columns-repeated="4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97.62">
            <text:p>97.62</text:p>
          </table:table-cell>
          <table:table-cell office:value-type="float" office:value="2.33">
            <text:p>2.33</text:p>
          </table:table-cell>
          <table:table-cell table:number-columns-repeated="2"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kvm1</text:p>
          </table:table-cell>
          <table:table-cell office:value-type="float" office:value="66821">
            <text:p>66821</text:p>
          </table:table-cell>
          <table:table-cell office:value-type="float" office:value="2088">
            <text:p>2088</text:p>
          </table:table-cell>
          <table:table-cell office:value-type="float" office:value="7.08">
            <text:p>7.08</text:p>
          </table:table-cell>
          <table:table-cell office:value-type="float" office:value="42.4888888889">
            <text:p>42.4888888889</text:p>
          </table:table-cell>
          <table:table-cell office:value-type="float" office:value="41.6">
            <text:p>41.6</text:p>
          </table:table-cell>
          <table:table-cell office:value-type="float" office:value="96.44">
            <text:p>96.44</text:p>
          </table:table-cell>
          <table:table-cell office:value-type="float" office:value="85.032">
            <text:p>85.032</text:p>
          </table:table-cell>
          <table:table-cell office:value-type="float" office:value="7.62">
            <text:p>7.62</text:p>
          </table:table-cell>
          <table:table-cell office:value-type="float" office:value="4.77">
            <text:p>4.77</text:p>
          </table:table-cell>
          <table:table-cell office:value-type="float" office:value="2.83">
            <text:p>2.83</text:p>
          </table:table-cell>
          <table:table-cell office:value-type="float" office:value="2.6">
            <text:p>2.6</text:p>
          </table:table-cell>
          <table:table-cell office:value-type="float" office:value="2.95">
            <text:p>2.95</text:p>
          </table:table-cell>
          <table:table-cell office:value-type="float" office:value="31.02">
            <text:p>31.02</text:p>
          </table:table-cell>
          <table:table-cell office:value-type="float" office:value="32.84">
            <text:p>32.84</text:p>
          </table:table-cell>
          <table:table-cell office:value-type="float" office:value="12.28">
            <text:p>12.28</text:p>
          </table:table-cell>
          <table:table-cell office:value-type="float" office:value="3.07">
            <text:p>3.07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ost</text:p>
          </table:table-cell>
          <table:table-cell office:value-type="float" office:value="94808">
            <text:p>94808</text:p>
          </table:table-cell>
          <table:table-cell office:value-type="float" office:value="2962">
            <text:p>2962</text:p>
          </table:table-cell>
          <table:table-cell office:value-type="float" office:value="21.45">
            <text:p>21.45</text:p>
          </table:table-cell>
          <table:table-cell table:number-columns-repeated="2" office:value-type="float" office:value="0">
            <text:p>0</text:p>
          </table:table-cell>
          <table:table-cell office:value-type="float" office:value="89.92">
            <text:p>89.92</text:p>
          </table:table-cell>
          <table:table-cell table:number-columns-repeated="5" office:value-type="float" office:value="0">
            <text:p>0</text:p>
          </table:table-cell>
          <table:table-cell office:value-type="float" office:value="1.99">
            <text:p>1.99</text:p>
          </table:table-cell>
          <table:table-cell office:value-type="float" office:value="97.98">
            <text:p>97.98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table:number-columns-repeated="23"/>
        </table:table-row>
        <table:table-row table:style-name="ro1">
          <table:table-cell office:value-type="string">
            <text:p>・write summary</text:p>
          </table:table-cell>
          <table:table-cell table:number-columns-repeated="2"/>
          <table:table-cell table:style-name="ce1" office:value-type="string" table:number-columns-spanned="3" table:number-rows-spanned="1">
            <text:p>CPU</text:p>
          </table:table-cell>
          <table:covered-table-cell table:number-columns-repeated="2"/>
          <table:table-cell table:style-name="ce1" office:value-type="string" table:number-columns-spanned="2" table:number-rows-spanned="1">
            <text:p>IO %uitl</text:p>
          </table:table-cell>
          <table:covered-table-cell/>
          <table:table-cell office:value-type="string">
            <text:p>latency distribution</text:p>
          </table:table-cell>
          <table:table-cell table:number-columns-repeated="14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string">
            <text:p>vm_cpu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string">
            <text:p>xen</text:p>
          </table:table-cell>
          <table:table-cell office:value-type="float" office:value="131527">
            <text:p>131527</text:p>
          </table:table-cell>
          <table:table-cell office:value-type="float" office:value="4110">
            <text:p>4110</text:p>
          </table:table-cell>
          <table:table-cell office:value-type="float" office:value="17.62">
            <text:p>17.62</text:p>
          </table:table-cell>
          <table:table-cell office:value-type="float" office:value="85.52">
            <text:p>85.52</text:p>
          </table:table-cell>
          <table:table-cell office:value-type="float" office:value="27.76">
            <text:p>27.76</text:p>
          </table:table-cell>
          <table:table-cell office:value-type="float" office:value="94.64">
            <text:p>94.64</text:p>
          </table:table-cell>
          <table:table-cell office:value-type="float" office:value="96.124">
            <text:p>96.124</text:p>
          </table:table-cell>
          <table:table-cell office:value-type="float" office:value="0.01">
            <text:p>0.01</text:p>
          </table:table-cell>
          <table:table-cell office:value-type="float" office:value="3.21">
            <text:p>3.21</text:p>
          </table:table-cell>
          <table:table-cell office:value-type="float" office:value="95.7">
            <text:p>95.7</text:p>
          </table:table-cell>
          <table:table-cell office:value-type="float" office:value="0.17">
            <text:p>0.17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0.59">
            <text:p>0.5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kvm2</text:p>
          </table:table-cell>
          <table:table-cell office:value-type="float" office:value="124141">
            <text:p>124141</text:p>
          </table:table-cell>
          <table:table-cell office:value-type="float" office:value="3879">
            <text:p>3879</text:p>
          </table:table-cell>
          <table:table-cell office:value-type="float" office:value="13.76">
            <text:p>13.76</text:p>
          </table:table-cell>
          <table:table-cell office:value-type="float" office:value="74.76">
            <text:p>74.76</text:p>
          </table:table-cell>
          <table:table-cell office:value-type="float" office:value="65.24">
            <text:p>65.24</text:p>
          </table:table-cell>
          <table:table-cell office:value-type="float" office:value="90.31">
            <text:p>90.31</text:p>
          </table:table-cell>
          <table:table-cell office:value-type="float" office:value="56.49">
            <text:p>56.49</text:p>
          </table:table-cell>
          <table:table-cell table:number-columns-repeated="2" office:value-type="float" office:value="0">
            <text:p>0</text:p>
          </table:table-cell>
          <table:table-cell office:value-type="float" office:value="70.68">
            <text:p>70.68</text:p>
          </table:table-cell>
          <table:table-cell office:value-type="float" office:value="29.22">
            <text:p>29.2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kvm1</text:p>
          </table:table-cell>
          <table:table-cell office:value-type="float" office:value="22121">
            <text:p>22121</text:p>
          </table:table-cell>
          <table:table-cell office:value-type="float" office:value="691">
            <text:p>691</text:p>
          </table:table-cell>
          <table:table-cell office:value-type="float" office:value="3.08">
            <text:p>3.08</text:p>
          </table:table-cell>
          <table:table-cell office:value-type="float" office:value="26.6896551724">
            <text:p>26.6896551724</text:p>
          </table:table-cell>
          <table:table-cell office:value-type="float" office:value="22.3586206897">
            <text:p>22.3586206897</text:p>
          </table:table-cell>
          <table:table-cell office:value-type="float" office:value="97.48">
            <text:p>97.48</text:p>
          </table:table-cell>
          <table:table-cell office:value-type="float" office:value="85.1931034483">
            <text:p>85.193103448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16.83">
            <text:p>16.83</text:p>
          </table:table-cell>
          <table:table-cell office:value-type="float" office:value="69.41">
            <text:p>69.41</text:p>
          </table:table-cell>
          <table:table-cell office:value-type="float" office:value="6.64">
            <text:p>6.64</text:p>
          </table:table-cell>
          <table:table-cell office:value-type="float" office:value="6.97">
            <text:p>6.97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host</text:p>
          </table:table-cell>
          <table:table-cell office:value-type="float" office:value="182605">
            <text:p>182605</text:p>
          </table:table-cell>
          <table:table-cell office:value-type="float" office:value="5706">
            <text:p>5706</text:p>
          </table:table-cell>
          <table:table-cell office:value-type="float" office:value="45.54">
            <text:p>45.54</text:p>
          </table:table-cell>
          <table:table-cell table:number-columns-repeated="2" office:value-type="float" office:value="0">
            <text:p>0</text:p>
          </table:table-cell>
          <table:table-cell office:value-type="float" office:value="82.05">
            <text:p>82.05</text:p>
          </table:table-cell>
          <table:table-cell table:number-columns-repeated="3" office:value-type="float" office:value="0">
            <text:p>0</text:p>
          </table:table-cell>
          <table:table-cell office:value-type="float" office:value="99.93">
            <text:p>99.9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23"/>
        </table:table-row>
        <table:table-row table:style-name="ro1">
          <table:table-cell office:value-type="string">
            <text:p>・bandwidth(kB/s)</text:p>
          </table:table-cell>
          <table:table-cell table:number-columns-repeated="22"/>
        </table:table-row>
        <table:table-row table:style-name="ro2" table:number-rows-repeated="21">
          <table:table-cell table:number-columns-repeated="23"/>
        </table:table-row>
        <table:table-row table:style-name="ro1">
          <table:table-cell office:value-type="string">
            <text:p>・IOPS</text:p>
          </table:table-cell>
          <table:table-cell table:number-columns-repeated="22"/>
        </table:table-row>
        <table:table-row table:style-name="ro2" table:number-rows-repeated="21">
          <table:table-cell table:number-columns-repeated="23"/>
        </table:table-row>
        <table:table-row table:style-name="ro1">
          <table:table-cell office:value-type="string">
            <text:p>・CPU usage</text:p>
          </table:table-cell>
          <table:table-cell table:number-columns-repeated="22"/>
        </table:table-row>
        <table:table-row table:style-name="ro2" table:number-rows-repeated="21">
          <table:table-cell table:number-columns-repeated="23"/>
        </table:table-row>
        <table:table-row table:style-name="ro1">
          <table:table-cell office:value-type="string">
            <text:p>・IO %util</text:p>
          </table:table-cell>
          <table:table-cell table:number-columns-repeated="22"/>
        </table:table-row>
        <table:table-row table:style-name="ro2" table:number-rows-repeated="21">
          <table:table-cell table:number-columns-repeated="23"/>
        </table:table-row>
        <table:table-row table:style-name="ro1">
          <table:table-cell office:value-type="string">
            <text:p>・latency distribution</text:p>
          </table:table-cell>
          <table:table-cell table:number-columns-repeated="22"/>
        </table:table-row>
      </table:table>
      <table:table table:name="512kbyte" table:style-name="ta1">
        <table:shapes>
          <draw:frame draw:z-index="0" draw:style-name="gr1" svg:width="20.21cm" svg:height="8.999cm" svg:x="0cm" svg:y="7.25cm">
            <draw:object draw:notify-on-update-of-ranges="512kbyte.A5:512kbyte.A8 512kbyte.B4:512kbyte.B4 512kbyte.B5:512kbyte.B8"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1" draw:style-name="gr1" svg:width="20.21cm" svg:height="8.999cm" svg:x="20.32cm" svg:y="7.28cm">
            <draw:object draw:notify-on-update-of-ranges="512kbyte.A12:512kbyte.A15 512kbyte.B11:512kbyte.B11 512kbyte.B12:512kbyte.B15"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2" draw:style-name="gr1" svg:width="20.21cm" svg:height="8.999cm" svg:x="0cm" svg:y="17.188cm">
            <draw:object draw:notify-on-update-of-ranges="512kbyte.A5:512kbyte.A8 512kbyte.C4:512kbyte.C4 512kbyte.C5:512kbyte.C8"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3" draw:style-name="gr1" svg:width="20.21cm" svg:height="8.999cm" svg:x="20.347cm" svg:y="17.161cm">
            <draw:object draw:notify-on-update-of-ranges="512kbyte.A12:512kbyte.A15 512kbyte.C11:512kbyte.C11 512kbyte.C12:512kbyte.C15"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4" draw:style-name="gr1" svg:width="20.21cm" svg:height="8.999cm" svg:x="0cm" svg:y="27.092cm">
            <draw:object draw:notify-on-update-of-ranges="512kbyte.A5:512kbyte.A8 512kbyte.D4:512kbyte.D4 512kbyte.D5:512kbyte.D8 512kbyte.E4:512kbyte.E4 512kbyte.E5:512kbyte.E8" xlink:href="./Object 45" xlink:type="simple" xlink:show="embed" xlink:actuate="onLoad"/>
            <draw:image xlink:href="./ObjectReplacements/Object 45" xlink:type="simple" xlink:show="embed" xlink:actuate="onLoad"/>
          </draw:frame>
          <draw:frame draw:z-index="5" draw:style-name="gr1" svg:width="20.21cm" svg:height="8.999cm" svg:x="20.33cm" svg:y="27.094cm">
            <draw:object draw:notify-on-update-of-ranges="512kbyte.A12:512kbyte.A15 512kbyte.D11:512kbyte.D11 512kbyte.D12:512kbyte.D15 512kbyte.E11:512kbyte.E11 512kbyte.E12:512kbyte.E15"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6" draw:style-name="gr1" svg:width="20.21cm" svg:height="8.999cm" svg:x="0cm" svg:y="37.004cm">
            <draw:object draw:notify-on-update-of-ranges="512kbyte.A5:512kbyte.A8 512kbyte.G4:512kbyte.G4 512kbyte.G5:512kbyte.G8 512kbyte.H4:512kbyte.H4 512kbyte.H5:512kbyte.H8" xlink:href="./Object 47" xlink:type="simple" xlink:show="embed" xlink:actuate="onLoad"/>
            <draw:image xlink:href="./ObjectReplacements/Object 47" xlink:type="simple" xlink:show="embed" xlink:actuate="onLoad"/>
          </draw:frame>
          <draw:frame draw:z-index="7" draw:style-name="gr1" svg:width="20.21cm" svg:height="8.999cm" svg:x="20.348cm" svg:y="36.977cm">
            <draw:object draw:notify-on-update-of-ranges="512kbyte.A12:512kbyte.A15 512kbyte.G11:512kbyte.G11 512kbyte.G12:512kbyte.G15 512kbyte.H11:512kbyte.H11 512kbyte.H12:512kbyte.H15" xlink:href="./Object 48" xlink:type="simple" xlink:show="embed" xlink:actuate="onLoad"/>
            <draw:image xlink:href="./ObjectReplacements/Object 48" xlink:type="simple" xlink:show="embed" xlink:actuate="onLoad"/>
          </draw:frame>
          <draw:frame draw:z-index="8" draw:style-name="gr1" svg:width="20.237cm" svg:height="8.999cm" svg:x="0cm" svg:y="46.882cm">
            <draw:object draw:notify-on-update-of-ranges="512kbyte.I4:512kbyte.O4 512kbyte.A8:512kbyte.A8 512kbyte.I8:512kbyte.O8 512kbyte.A7:512kbyte.A7 512kbyte.I7:512kbyte.O7 512kbyte.A6:512kbyte.A6 512kbyte.I6:512kbyte.O6 512kbyte.A5:512kbyte.A5 512kbyte.I5:512kbyte.O5" xlink:href="./Object 49" xlink:type="simple" xlink:show="embed" xlink:actuate="onLoad"/>
            <draw:image xlink:href="./ObjectReplacements/Object 49" xlink:type="simple" xlink:show="embed" xlink:actuate="onLoad"/>
          </draw:frame>
          <draw:frame draw:z-index="9" draw:style-name="gr1" svg:width="20.237cm" svg:height="8.999cm" svg:x="20.358cm" svg:y="46.944cm">
            <draw:object draw:notify-on-update-of-ranges="512kbyte.I11:512kbyte.R11 512kbyte.A15:512kbyte.A15 512kbyte.I15:512kbyte.R15 512kbyte.A14:512kbyte.A14 512kbyte.I14:512kbyte.R14 512kbyte.A13:512kbyte.A13 512kbyte.I13:512kbyte.R13 512kbyte.A12:512kbyte.A12 512kbyte.I12:512kbyte.R12" xlink:href="./Object 50" xlink:type="simple" xlink:show="embed" xlink:actuate="onLoad"/>
            <draw:image xlink:href="./ObjectReplacements/Object 50" xlink:type="simple" xlink:show="embed" xlink:actuate="onLoad"/>
          </draw:frame>
        </table:shapes>
        <table:table-column table:style-name="co10" table:number-columns-repeated="18" table:default-cell-style-name="Default"/>
        <table:table-row table:style-name="ro1">
          <table:table-cell office:value-type="string">
            <text:p>512byte direct=false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・read summary</text:p>
          </table:table-cell>
          <table:table-cell table:number-columns-repeated="2"/>
          <table:table-cell table:style-name="ce1" office:value-type="string" table:number-columns-spanned="3" table:number-rows-spanned="1">
            <text:p>CPU</text:p>
          </table:table-cell>
          <table:covered-table-cell table:number-columns-repeated="2"/>
          <table:table-cell table:style-name="ce1" office:value-type="string" table:number-columns-spanned="2" table:number-rows-spanned="1">
            <text:p>IO %uitl</text:p>
          </table:table-cell>
          <table:covered-table-cell/>
          <table:table-cell office:value-type="string">
            <text:p>latency distribution</text:p>
          </table:table-cell>
          <table:table-cell table:number-columns-repeated="9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string">
            <text:p>vm_cpu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xen</text:p>
          </table:table-cell>
          <table:table-cell office:value-type="float" office:value="176806">
            <text:p>176806</text:p>
          </table:table-cell>
          <table:table-cell office:value-type="float" office:value="345">
            <text:p>345</text:p>
          </table:table-cell>
          <table:table-cell office:value-type="float" office:value="4.35">
            <text:p>4.35</text:p>
          </table:table-cell>
          <table:table-cell office:value-type="float" office:value="73.375">
            <text:p>73.375</text:p>
          </table:table-cell>
          <table:table-cell office:value-type="float" office:value="11.9">
            <text:p>11.9</text:p>
          </table:table-cell>
          <table:table-cell office:value-type="float" office:value="99.18">
            <text:p>99.18</text:p>
          </table:table-cell>
          <table:table-cell office:value-type="float" office:value="97.78">
            <text:p>97.78</text:p>
          </table:table-cell>
          <table:table-cell office:value-type="float" office:value="13.22">
            <text:p>13.22</text:p>
          </table:table-cell>
          <table:table-cell office:value-type="float" office:value="86.65">
            <text:p>86.65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table:number-columns-repeated="3"/>
        </table:table-row>
        <table:table-row table:style-name="ro1">
          <table:table-cell office:value-type="string">
            <text:p>kvm2</text:p>
          </table:table-cell>
          <table:table-cell office:value-type="float" office:value="338250">
            <text:p>338250</text:p>
          </table:table-cell>
          <table:table-cell office:value-type="float" office:value="660">
            <text:p>660</text:p>
          </table:table-cell>
          <table:table-cell office:value-type="float" office:value="3.4">
            <text:p>3.4</text:p>
          </table:table-cell>
          <table:table-cell office:value-type="float" office:value="59.35">
            <text:p>59.35</text:p>
          </table:table-cell>
          <table:table-cell office:value-type="float" office:value="51.25">
            <text:p>51.25</text:p>
          </table:table-cell>
          <table:table-cell office:value-type="float" office:value="96.79">
            <text:p>96.79</text:p>
          </table:table-cell>
          <table:table-cell office:value-type="float" office:value="72.4">
            <text:p>72.4</text:p>
          </table:table-cell>
          <table:table-cell office:value-type="float" office:value="99.89">
            <text:p>99.89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kvm1</text:p>
          </table:table-cell>
          <table:table-cell office:value-type="float" office:value="173567">
            <text:p>173567</text:p>
          </table:table-cell>
          <table:table-cell office:value-type="float" office:value="338">
            <text:p>338</text:p>
          </table:table-cell>
          <table:table-cell office:value-type="float" office:value="1.99">
            <text:p>1.99</text:p>
          </table:table-cell>
          <table:table-cell office:value-type="float" office:value="35.975">
            <text:p>35.975</text:p>
          </table:table-cell>
          <table:table-cell office:value-type="float" office:value="30.125">
            <text:p>30.125</text:p>
          </table:table-cell>
          <table:table-cell office:value-type="float" office:value="98.47">
            <text:p>98.47</text:p>
          </table:table-cell>
          <table:table-cell office:value-type="float" office:value="89.885">
            <text:p>89.885</text:p>
          </table:table-cell>
          <table:table-cell office:value-type="float" office:value="6.04">
            <text:p>6.04</text:p>
          </table:table-cell>
          <table:table-cell office:value-type="float" office:value="93.08">
            <text:p>93.08</text:p>
          </table:table-cell>
          <table:table-cell office:value-type="float" office:value="0.78">
            <text:p>0.78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ost</text:p>
          </table:table-cell>
          <table:table-cell office:value-type="float" office:value="383018">
            <text:p>383018</text:p>
          </table:table-cell>
          <table:table-cell office:value-type="float" office:value="748">
            <text:p>748</text:p>
          </table:table-cell>
          <table:table-cell office:value-type="float" office:value="6.58">
            <text:p>6.58</text:p>
          </table:table-cell>
          <table:table-cell table:number-columns-repeated="2" office:value-type="float" office:value="0">
            <text:p>0</text:p>
          </table:table-cell>
          <table:table-cell office:value-type="float" office:value="88.14">
            <text:p>88.1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8"/>
        </table:table-row>
        <table:table-row table:style-name="ro1">
          <table:table-cell office:value-type="string">
            <text:p>・write summary</text:p>
          </table:table-cell>
          <table:table-cell table:number-columns-repeated="2"/>
          <table:table-cell table:style-name="ce1" office:value-type="string" table:number-columns-spanned="3" table:number-rows-spanned="1">
            <text:p>CPU</text:p>
          </table:table-cell>
          <table:covered-table-cell table:number-columns-repeated="2"/>
          <table:table-cell table:style-name="ce1" office:value-type="string" table:number-columns-spanned="2" table:number-rows-spanned="1">
            <text:p>IO %uitl</text:p>
          </table:table-cell>
          <table:covered-table-cell/>
          <table:table-cell office:value-type="string">
            <text:p>latency distribution</text:p>
          </table:table-cell>
          <table:table-cell table:number-columns-repeated="9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string">
            <text:p>vm_cpu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xen</text:p>
          </table:table-cell>
          <table:table-cell office:value-type="float" office:value="383205">
            <text:p>383205</text:p>
          </table:table-cell>
          <table:table-cell office:value-type="float" office:value="748">
            <text:p>748</text:p>
          </table:table-cell>
          <table:table-cell office:value-type="float" office:value="12.58">
            <text:p>12.58</text:p>
          </table:table-cell>
          <table:table-cell office:value-type="float" office:value="92.5">
            <text:p>92.5</text:p>
          </table:table-cell>
          <table:table-cell office:value-type="float" office:value="18.5">
            <text:p>18.5</text:p>
          </table:table-cell>
          <table:table-cell office:value-type="float" office:value="94.45">
            <text:p>94.45</text:p>
          </table:table-cell>
          <table:table-cell office:value-type="float" office:value="94.65">
            <text:p>94.65</text:p>
          </table:table-cell>
          <table:table-cell office:value-type="float" office:value="4.25">
            <text:p>4.25</text:p>
          </table:table-cell>
          <table:table-cell office:value-type="float" office:value="22.54">
            <text:p>22.54</text:p>
          </table:table-cell>
          <table:table-cell office:value-type="float" office:value="61.21">
            <text:p>61.21</text:p>
          </table:table-cell>
          <table:table-cell office:value-type="float" office:value="7.98">
            <text:p>7.98</text:p>
          </table:table-cell>
          <table:table-cell office:value-type="float" office:value="0.02">
            <text:p>0.02</text:p>
          </table:table-cell>
          <table:table-cell office:value-type="float" office:value="0.83">
            <text:p>0.83</text:p>
          </table:table-cell>
          <table:table-cell office:value-type="float" office:value="3.16">
            <text:p>3.1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kvm2</text:p>
          </table:table-cell>
          <table:table-cell office:value-type="float" office:value="347172">
            <text:p>347172</text:p>
          </table:table-cell>
          <table:table-cell office:value-type="float" office:value="678">
            <text:p>678</text:p>
          </table:table-cell>
          <table:table-cell office:value-type="float" office:value="4.39">
            <text:p>4.39</text:p>
          </table:table-cell>
          <table:table-cell office:value-type="float" office:value="30.15">
            <text:p>30.15</text:p>
          </table:table-cell>
          <table:table-cell office:value-type="float" office:value="22.85">
            <text:p>22.85</text:p>
          </table:table-cell>
          <table:table-cell office:value-type="float" office:value="96.31">
            <text:p>96.31</text:p>
          </table:table-cell>
          <table:table-cell office:value-type="float" office:value="78.45">
            <text:p>78.45</text:p>
          </table:table-cell>
          <table:table-cell table:number-columns-repeated="3" office:value-type="float" office:value="0">
            <text:p>0</text:p>
          </table:table-cell>
          <table:table-cell office:value-type="float" office:value="99.46">
            <text:p>99.46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kvm1</text:p>
          </table:table-cell>
          <table:table-cell office:value-type="float" office:value="232724">
            <text:p>232724</text:p>
          </table:table-cell>
          <table:table-cell office:value-type="float" office:value="454">
            <text:p>454</text:p>
          </table:table-cell>
          <table:table-cell office:value-type="float" office:value="3.71">
            <text:p>3.71</text:p>
          </table:table-cell>
          <table:table-cell office:value-type="float" office:value="39.9">
            <text:p>39.9</text:p>
          </table:table-cell>
          <table:table-cell office:value-type="float" office:value="38.6">
            <text:p>38.6</text:p>
          </table:table-cell>
          <table:table-cell office:value-type="float" office:value="97.14">
            <text:p>97.14</text:p>
          </table:table-cell>
          <table:table-cell office:value-type="float" office:value="80.3">
            <text:p>80.3</text:p>
          </table:table-cell>
          <table:table-cell table:number-columns-repeated="3" office:value-type="float" office:value="0">
            <text:p>0</text:p>
          </table:table-cell>
          <table:table-cell office:value-type="float" office:value="35.81">
            <text:p>35.81</text:p>
          </table:table-cell>
          <table:table-cell office:value-type="float" office:value="63.64">
            <text:p>63.64</text:p>
          </table:table-cell>
          <table:table-cell office:value-type="float" office:value="0.05">
            <text:p>0.05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ost</text:p>
          </table:table-cell>
          <table:table-cell office:value-type="float" office:value="409920">
            <text:p>409920</text:p>
          </table:table-cell>
          <table:table-cell office:value-type="float" office:value="800">
            <text:p>800</text:p>
          </table:table-cell>
          <table:table-cell office:value-type="float" office:value="13.96">
            <text:p>13.96</text:p>
          </table:table-cell>
          <table:table-cell table:number-columns-repeated="2" office:value-type="float" office:value="0">
            <text:p>0</text:p>
          </table:table-cell>
          <table:table-cell office:value-type="float" office:value="90.89">
            <text:p>90.89</text:p>
          </table:table-cell>
          <table:table-cell table:number-columns-repeated="4" office:value-type="float" office:value="0">
            <text:p>0</text:p>
          </table:table-cell>
          <table:table-cell office:value-type="float" office:value="99.54">
            <text:p>99.54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・bandwidth(kB/s)</text:p>
          </table:table-cell>
          <table:table-cell table:number-columns-repeated="17"/>
        </table:table-row>
        <table:table-row table:style-name="ro2" table:number-rows-repeated="21">
          <table:table-cell table:number-columns-repeated="18"/>
        </table:table-row>
        <table:table-row table:style-name="ro1">
          <table:table-cell office:value-type="string">
            <text:p>・IOPS</text:p>
          </table:table-cell>
          <table:table-cell table:number-columns-repeated="17"/>
        </table:table-row>
        <table:table-row table:style-name="ro2" table:number-rows-repeated="21">
          <table:table-cell table:number-columns-repeated="18"/>
        </table:table-row>
        <table:table-row table:style-name="ro1">
          <table:table-cell office:value-type="string">
            <text:p>・CPU usage</text:p>
          </table:table-cell>
          <table:table-cell table:number-columns-repeated="17"/>
        </table:table-row>
        <table:table-row table:style-name="ro2" table:number-rows-repeated="21">
          <table:table-cell table:number-columns-repeated="18"/>
        </table:table-row>
        <table:table-row table:style-name="ro1">
          <table:table-cell office:value-type="string">
            <text:p>・IO %util</text:p>
          </table:table-cell>
          <table:table-cell table:number-columns-repeated="17"/>
        </table:table-row>
        <table:table-row table:style-name="ro2" table:number-rows-repeated="21">
          <table:table-cell table:number-columns-repeated="18"/>
        </table:table-row>
        <table:table-row table:style-name="ro1">
          <table:table-cell office:value-type="string">
            <text:p>・latency distribution</text:p>
          </table:table-cell>
          <table:table-cell table:number-columns-repeated="17"/>
        </table:table-row>
      </table:table>
      <table:table table:name="1mbyte" table:style-name="ta1">
        <table:shapes>
          <draw:frame draw:z-index="0" draw:style-name="gr1" svg:width="20.21cm" svg:height="8.999cm" svg:x="0cm" svg:y="7.25cm">
            <draw:object draw:notify-on-update-of-ranges="1mbyte.A5:1mbyte.A8 1mbyte.B4:1mbyte.B4 1mbyte.B5:1mbyte.B8"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1" draw:style-name="gr1" svg:width="20.21cm" svg:height="8.999cm" svg:x="20.32cm" svg:y="7.28cm">
            <draw:object draw:notify-on-update-of-ranges="1mbyte.A12:1mbyte.A15 1mbyte.B11:1mbyte.B11 1mbyte.B12:1mbyte.B15" xlink:href="./Object 52" xlink:type="simple" xlink:show="embed" xlink:actuate="onLoad"/>
            <draw:image xlink:href="./ObjectReplacements/Object 52" xlink:type="simple" xlink:show="embed" xlink:actuate="onLoad"/>
          </draw:frame>
          <draw:frame draw:z-index="2" draw:style-name="gr1" svg:width="20.21cm" svg:height="8.999cm" svg:x="0cm" svg:y="17.188cm">
            <draw:object draw:notify-on-update-of-ranges="1mbyte.A5:1mbyte.A8 1mbyte.C4:1mbyte.C4 1mbyte.C5:1mbyte.C8" xlink:href="./Object 53" xlink:type="simple" xlink:show="embed" xlink:actuate="onLoad"/>
            <draw:image xlink:href="./ObjectReplacements/Object 53" xlink:type="simple" xlink:show="embed" xlink:actuate="onLoad"/>
          </draw:frame>
          <draw:frame draw:z-index="3" draw:style-name="gr1" svg:width="20.21cm" svg:height="8.999cm" svg:x="20.347cm" svg:y="17.161cm">
            <draw:object draw:notify-on-update-of-ranges="1mbyte.A12:1mbyte.A15 1mbyte.C11:1mbyte.C11 1mbyte.C12:1mbyte.C15" xlink:href="./Object 54" xlink:type="simple" xlink:show="embed" xlink:actuate="onLoad"/>
            <draw:image xlink:href="./ObjectReplacements/Object 54" xlink:type="simple" xlink:show="embed" xlink:actuate="onLoad"/>
          </draw:frame>
          <draw:frame draw:z-index="4" draw:style-name="gr1" svg:width="20.21cm" svg:height="8.999cm" svg:x="0cm" svg:y="27.092cm">
            <draw:object draw:notify-on-update-of-ranges="1mbyte.A5:1mbyte.A8 1mbyte.D4:1mbyte.D4 1mbyte.D5:1mbyte.D8 1mbyte.E4:1mbyte.E4 1mbyte.E5:1mbyte.E8" xlink:href="./Object 55" xlink:type="simple" xlink:show="embed" xlink:actuate="onLoad"/>
            <draw:image xlink:href="./ObjectReplacements/Object 55" xlink:type="simple" xlink:show="embed" xlink:actuate="onLoad"/>
          </draw:frame>
          <draw:frame draw:z-index="5" draw:style-name="gr1" svg:width="20.21cm" svg:height="8.999cm" svg:x="20.32cm" svg:y="27.094cm">
            <draw:object draw:notify-on-update-of-ranges="1mbyte.A12:1mbyte.A15 1mbyte.D11:1mbyte.D11 1mbyte.D12:1mbyte.D15 1mbyte.E11:1mbyte.E11 1mbyte.E12:1mbyte.E15" xlink:href="./Object 56" xlink:type="simple" xlink:show="embed" xlink:actuate="onLoad"/>
            <draw:image xlink:href="./ObjectReplacements/Object 56" xlink:type="simple" xlink:show="embed" xlink:actuate="onLoad"/>
          </draw:frame>
          <draw:frame draw:z-index="6" draw:style-name="gr1" svg:width="20.21cm" svg:height="8.999cm" svg:x="0cm" svg:y="37.004cm">
            <draw:object draw:notify-on-update-of-ranges="1mbyte.A5:1mbyte.A8 1mbyte.G4:1mbyte.G4 1mbyte.G5:1mbyte.G8 1mbyte.H4:1mbyte.H4 1mbyte.H5:1mbyte.H8" xlink:href="./Object 57" xlink:type="simple" xlink:show="embed" xlink:actuate="onLoad"/>
            <draw:image xlink:href="./ObjectReplacements/Object 57" xlink:type="simple" xlink:show="embed" xlink:actuate="onLoad"/>
          </draw:frame>
          <draw:frame draw:z-index="7" draw:style-name="gr1" svg:width="20.21cm" svg:height="8.999cm" svg:x="20.348cm" svg:y="36.977cm">
            <draw:object draw:notify-on-update-of-ranges="1mbyte.A12:1mbyte.A15 1mbyte.G11:1mbyte.G11 1mbyte.G12:1mbyte.G15 1mbyte.H11:1mbyte.H11 1mbyte.H12:1mbyte.H15" xlink:href="./Object 58" xlink:type="simple" xlink:show="embed" xlink:actuate="onLoad"/>
            <draw:image xlink:href="./ObjectReplacements/Object 58" xlink:type="simple" xlink:show="embed" xlink:actuate="onLoad"/>
          </draw:frame>
          <draw:frame draw:z-index="8" draw:style-name="gr1" svg:width="20.237cm" svg:height="8.999cm" svg:x="0cm" svg:y="46.947cm">
            <draw:object draw:notify-on-update-of-ranges="1mbyte.I4:1mbyte.M4 1mbyte.A8:1mbyte.A8 1mbyte.I8:1mbyte.M8 1mbyte.A7:1mbyte.A7 1mbyte.I7:1mbyte.M7 1mbyte.A6:1mbyte.A6 1mbyte.I6:1mbyte.M6 1mbyte.A5:1mbyte.A5 1mbyte.I5:1mbyte.M5" xlink:href="./Object 59" xlink:type="simple" xlink:show="embed" xlink:actuate="onLoad"/>
            <draw:image xlink:href="./ObjectReplacements/Object 59" xlink:type="simple" xlink:show="embed" xlink:actuate="onLoad"/>
          </draw:frame>
          <draw:frame draw:z-index="9" draw:style-name="gr1" svg:width="20.237cm" svg:height="8.999cm" svg:x="20.358cm" svg:y="46.944cm">
            <draw:object draw:notify-on-update-of-ranges="1mbyte.I11:1mbyte.Q11 1mbyte.A15:1mbyte.A15 1mbyte.I15:1mbyte.Q15 1mbyte.A14:1mbyte.A14 1mbyte.I14:1mbyte.Q14 1mbyte.A13:1mbyte.A13 1mbyte.I13:1mbyte.Q13 1mbyte.A12:1mbyte.A12 1mbyte.I12:1mbyte.Q12" xlink:href="./Object 60" xlink:type="simple" xlink:show="embed" xlink:actuate="onLoad"/>
            <draw:image xlink:href="./ObjectReplacements/Object 60" xlink:type="simple" xlink:show="embed" xlink:actuate="onLoad"/>
          </draw:frame>
        </table:shapes>
        <table:table-column table:style-name="co10" table:number-columns-repeated="17" table:default-cell-style-name="Default"/>
        <table:table-row table:style-name="ro1">
          <table:table-cell office:value-type="string">
            <text:p>512byte direct=false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・read summary</text:p>
          </table:table-cell>
          <table:table-cell table:number-columns-repeated="2"/>
          <table:table-cell table:style-name="ce1" office:value-type="string" table:number-columns-spanned="3" table:number-rows-spanned="1">
            <text:p>CPU</text:p>
          </table:table-cell>
          <table:covered-table-cell table:number-columns-repeated="2"/>
          <table:table-cell table:style-name="ce1" office:value-type="string" table:number-columns-spanned="2" table:number-rows-spanned="1">
            <text:p>IO %uitl</text:p>
          </table:table-cell>
          <table:covered-table-cell/>
          <table:table-cell office:value-type="string">
            <text:p>latency distribution</text:p>
          </table:table-cell>
          <table:table-cell table:number-columns-repeated="8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string">
            <text:p>vm_cpu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string">
            <text:p>xen</text:p>
          </table:table-cell>
          <table:table-cell office:value-type="float" office:value="322573">
            <text:p>322573</text:p>
          </table:table-cell>
          <table:table-cell office:value-type="float" office:value="315">
            <text:p>315</text:p>
          </table:table-cell>
          <table:table-cell office:value-type="float" office:value="7.2">
            <text:p>7.2</text:p>
          </table:table-cell>
          <table:table-cell office:value-type="float" office:value="92.15">
            <text:p>92.15</text:p>
          </table:table-cell>
          <table:table-cell office:value-type="float" office:value="18.35">
            <text:p>18.35</text:p>
          </table:table-cell>
          <table:table-cell office:value-type="float" office:value="97.96">
            <text:p>97.96</text:p>
          </table:table-cell>
          <table:table-cell office:value-type="float" office:value="95.9">
            <text:p>95.9</text:p>
          </table:table-cell>
          <table:table-cell office:value-type="float" office:value="99.61">
            <text:p>99.61</text:p>
          </table:table-cell>
          <table:table-cell office:value-type="float" office:value="0.33">
            <text:p>0.33</text:p>
          </table:table-cell>
          <table:table-cell office:value-type="float" office:value="0">
            <text:p>0</text:p>
          </table:table-cell>
          <table:table-cell table:number-columns-repeated="2" office:value-type="float" office:value="0.03">
            <text:p>0.03</text:p>
          </table:table-cell>
          <table:table-cell table:number-columns-repeated="4"/>
        </table:table-row>
        <table:table-row table:style-name="ro1">
          <table:table-cell office:value-type="string">
            <text:p>kvm2</text:p>
          </table:table-cell>
          <table:table-cell office:value-type="float" office:value="444563">
            <text:p>444563</text:p>
          </table:table-cell>
          <table:table-cell office:value-type="float" office:value="434">
            <text:p>434</text:p>
          </table:table-cell>
          <table:table-cell office:value-type="float" office:value="3.58">
            <text:p>3.58</text:p>
          </table:table-cell>
          <table:table-cell office:value-type="float" office:value="33.3">
            <text:p>33.3</text:p>
          </table:table-cell>
          <table:table-cell office:value-type="float" office:value="26">
            <text:p>26</text:p>
          </table:table-cell>
          <table:table-cell office:value-type="float" office:value="96.87">
            <text:p>96.87</text:p>
          </table:table-cell>
          <table:table-cell office:value-type="float" office:value="82.28">
            <text:p>82.28</text:p>
          </table:table-cell>
          <table:table-cell office:value-type="float" office:value="99.93">
            <text:p>99.93</text:p>
          </table:table-cell>
          <table:table-cell table:number-columns-repeated="2"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kvm1</text:p>
          </table:table-cell>
          <table:table-cell office:value-type="float" office:value="260559">
            <text:p>260559</text:p>
          </table:table-cell>
          <table:table-cell office:value-type="float" office:value="254">
            <text:p>254</text:p>
          </table:table-cell>
          <table:table-cell office:value-type="float" office:value="2.31">
            <text:p>2.31</text:p>
          </table:table-cell>
          <table:table-cell office:value-type="float" office:value="38.6333333333">
            <text:p>38.6333333333</text:p>
          </table:table-cell>
          <table:table-cell office:value-type="float" office:value="37.7">
            <text:p>37.7</text:p>
          </table:table-cell>
          <table:table-cell office:value-type="float" office:value="98.28">
            <text:p>98.28</text:p>
          </table:table-cell>
          <table:table-cell office:value-type="float" office:value="88.8466666667">
            <text:p>88.8466666667</text:p>
          </table:table-cell>
          <table:table-cell office:value-type="float" office:value="63.48">
            <text:p>63.48</text:p>
          </table:table-cell>
          <table:table-cell office:value-type="float" office:value="36.46">
            <text:p>36.46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host</text:p>
          </table:table-cell>
          <table:table-cell office:value-type="float" office:value="451583">
            <text:p>451583</text:p>
          </table:table-cell>
          <table:table-cell office:value-type="float" office:value="440">
            <text:p>440</text:p>
          </table:table-cell>
          <table:table-cell office:value-type="float" office:value="4.93">
            <text:p>4.93</text:p>
          </table:table-cell>
          <table:table-cell table:number-columns-repeated="2" office:value-type="float" office:value="0">
            <text:p>0</text:p>
          </table:table-cell>
          <table:table-cell office:value-type="float" office:value="92.71">
            <text:p>92.7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17"/>
        </table:table-row>
        <table:table-row table:style-name="ro1">
          <table:table-cell office:value-type="string">
            <text:p>・write summary</text:p>
          </table:table-cell>
          <table:table-cell table:number-columns-repeated="2"/>
          <table:table-cell table:style-name="ce1" office:value-type="string" table:number-columns-spanned="3" table:number-rows-spanned="1">
            <text:p>CPU</text:p>
          </table:table-cell>
          <table:covered-table-cell table:number-columns-repeated="2"/>
          <table:table-cell table:style-name="ce1" office:value-type="string" table:number-columns-spanned="2" table:number-rows-spanned="1">
            <text:p>IO %uitl</text:p>
          </table:table-cell>
          <table:covered-table-cell/>
          <table:table-cell office:value-type="string">
            <text:p>latency distribution</text:p>
          </table:table-cell>
          <table:table-cell table:number-columns-repeated="8"/>
        </table:table-row>
        <table:table-row table:style-name="ro1">
          <table:table-cell office:value-type="string">
            <text:p>name</text:p>
          </table:table-cell>
          <table:table-cell office:value-type="string">
            <text:p>bw</text:p>
          </table:table-cell>
          <table:table-cell office:value-type="string">
            <text:p>iops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string">
            <text:p>vm_cpu</text:p>
          </table:table-cell>
          <table:table-cell office:value-type="string">
            <text:p>test_server</text:p>
          </table:table-cell>
          <table:table-cell office:value-type="string">
            <text:p>host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xen</text:p>
          </table:table-cell>
          <table:table-cell office:value-type="float" office:value="378411">
            <text:p>378411</text:p>
          </table:table-cell>
          <table:table-cell office:value-type="float" office:value="369">
            <text:p>369</text:p>
          </table:table-cell>
          <table:table-cell office:value-type="float" office:value="11.39">
            <text:p>11.39</text:p>
          </table:table-cell>
          <table:table-cell office:value-type="float" office:value="103.55">
            <text:p>103.55</text:p>
          </table:table-cell>
          <table:table-cell office:value-type="float" office:value="20.35">
            <text:p>20.35</text:p>
          </table:table-cell>
          <table:table-cell office:value-type="float" office:value="94.5">
            <text:p>94.5</text:p>
          </table:table-cell>
          <table:table-cell office:value-type="float" office:value="94.82">
            <text:p>94.82</text:p>
          </table:table-cell>
          <table:table-cell office:value-type="float" office:value="0.39">
            <text:p>0.39</text:p>
          </table:table-cell>
          <table:table-cell office:value-type="float" office:value="7.88">
            <text:p>7.88</text:p>
          </table:table-cell>
          <table:table-cell office:value-type="float" office:value="79.43">
            <text:p>79.43</text:p>
          </table:table-cell>
          <table:table-cell office:value-type="float" office:value="2.21">
            <text:p>2.21</text:p>
          </table:table-cell>
          <table:table-cell office:value-type="float" office:value="0.07">
            <text:p>0.07</text:p>
          </table:table-cell>
          <table:table-cell office:value-type="float" office:value="9.99">
            <text:p>9.99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kvm2</text:p>
          </table:table-cell>
          <table:table-cell office:value-type="float" office:value="372938">
            <text:p>372938</text:p>
          </table:table-cell>
          <table:table-cell office:value-type="float" office:value="364">
            <text:p>364</text:p>
          </table:table-cell>
          <table:table-cell office:value-type="float" office:value="3.86">
            <text:p>3.86</text:p>
          </table:table-cell>
          <table:table-cell office:value-type="float" office:value="33.3">
            <text:p>33.3</text:p>
          </table:table-cell>
          <table:table-cell office:value-type="float" office:value="25.3">
            <text:p>25.3</text:p>
          </table:table-cell>
          <table:table-cell office:value-type="float" office:value="96.78">
            <text:p>96.78</text:p>
          </table:table-cell>
          <table:table-cell office:value-type="float" office:value="86.01">
            <text:p>86.01</text:p>
          </table:table-cell>
          <table:table-cell table:number-columns-repeated="3" office:value-type="float" office:value="0">
            <text:p>0</text:p>
          </table:table-cell>
          <table:table-cell office:value-type="float" office:value="99.09">
            <text:p>99.09</text:p>
          </table:table-cell>
          <table:table-cell office:value-type="float" office:value="0.03">
            <text:p>0.03</text:p>
          </table:table-cell>
          <table:table-cell office:value-type="float" office:value="0.88">
            <text:p>0.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vm1</text:p>
          </table:table-cell>
          <table:table-cell office:value-type="float" office:value="265664">
            <text:p>265664</text:p>
          </table:table-cell>
          <table:table-cell office:value-type="float" office:value="259">
            <text:p>259</text:p>
          </table:table-cell>
          <table:table-cell office:value-type="float" office:value="3.4">
            <text:p>3.4</text:p>
          </table:table-cell>
          <table:table-cell office:value-type="float" office:value="40.8">
            <text:p>40.8</text:p>
          </table:table-cell>
          <table:table-cell office:value-type="float" office:value="39.9">
            <text:p>39.9</text:p>
          </table:table-cell>
          <table:table-cell office:value-type="float" office:value="97.73">
            <text:p>97.73</text:p>
          </table:table-cell>
          <table:table-cell office:value-type="float" office:value="76.05">
            <text:p>76.05</text:p>
          </table:table-cell>
          <table:table-cell table:number-columns-repeated="3" office:value-type="float" office:value="0">
            <text:p>0</text:p>
          </table:table-cell>
          <table:table-cell office:value-type="float" office:value="96.45">
            <text:p>96.45</text:p>
          </table:table-cell>
          <table:table-cell office:value-type="float" office:value="2.57">
            <text:p>2.57</text:p>
          </table:table-cell>
          <table:table-cell office:value-type="float" office:value="0.85">
            <text:p>0.85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ost</text:p>
          </table:table-cell>
          <table:table-cell office:value-type="float" office:value="422132">
            <text:p>422132</text:p>
          </table:table-cell>
          <table:table-cell office:value-type="float" office:value="412">
            <text:p>412</text:p>
          </table:table-cell>
          <table:table-cell office:value-type="float" office:value="8.41">
            <text:p>8.41</text:p>
          </table:table-cell>
          <table:table-cell table:number-columns-repeated="2" office:value-type="float" office:value="0">
            <text:p>0</text:p>
          </table:table-cell>
          <table:table-cell office:value-type="float" office:value="94.1">
            <text:p>94.1</text:p>
          </table:table-cell>
          <table:table-cell table:number-columns-repeated="4" office:value-type="float" office:value="0">
            <text:p>0</text:p>
          </table:table-cell>
          <table:table-cell office:value-type="float" office:value="99.19">
            <text:p>99.19</text:p>
          </table:table-cell>
          <table:table-cell office:value-type="float" office:value="0">
            <text:p>0</text:p>
          </table:table-cell>
          <table:table-cell office:value-type="float" office:value="0.81">
            <text:p>0.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17"/>
        </table:table-row>
        <table:table-row table:style-name="ro1">
          <table:table-cell office:value-type="string">
            <text:p>・bandwidth(kB/s)</text:p>
          </table:table-cell>
          <table:table-cell table:number-columns-repeated="16"/>
        </table:table-row>
        <table:table-row table:style-name="ro2" table:number-rows-repeated="21">
          <table:table-cell table:number-columns-repeated="17"/>
        </table:table-row>
        <table:table-row table:style-name="ro1">
          <table:table-cell office:value-type="string">
            <text:p>・IOPS</text:p>
          </table:table-cell>
          <table:table-cell table:number-columns-repeated="16"/>
        </table:table-row>
        <table:table-row table:style-name="ro2" table:number-rows-repeated="21">
          <table:table-cell table:number-columns-repeated="17"/>
        </table:table-row>
        <table:table-row table:style-name="ro1">
          <table:table-cell office:value-type="string">
            <text:p>・CPU usage</text:p>
          </table:table-cell>
          <table:table-cell table:number-columns-repeated="16"/>
        </table:table-row>
        <table:table-row table:style-name="ro2" table:number-rows-repeated="21">
          <table:table-cell table:number-columns-repeated="17"/>
        </table:table-row>
        <table:table-row table:style-name="ro1">
          <table:table-cell office:value-type="string">
            <text:p>・IO %util</text:p>
          </table:table-cell>
          <table:table-cell table:number-columns-repeated="16"/>
        </table:table-row>
        <table:table-row table:style-name="ro2" table:number-rows-repeated="21">
          <table:table-cell table:number-columns-repeated="17"/>
        </table:table-row>
        <table:table-row table:style-name="ro1">
          <table:table-cell office:value-type="string">
            <text:p>・latency distribution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0000/00/00</text:date>, <text:time style:data-style-name="N2" text:time-value="0000-00-00T23:39:3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0T00:18:28</dc:date>
    <dc:creator>nknytk </dc:creator>
    <meta:generator>LibreOffice/3.6$Linux_X86_64 LibreOffice_project/360m1$Build-2</meta:generator>
    <meta:editing-duration>PT8H5M53S</meta:editing-duration>
    <meta:editing-cycles>93</meta:editing-cycles>
    <meta:document-statistic meta:table-count="7" meta:cell-count="2609" meta:object-count="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5cm" svg:y="0.315cm" chart:style-name="ch2">
          <text:p>11byte direct=false</text:p>
        </chart:title>
        <chart:subtitle svg:x="7.311cm" svg:y="0.931cm" chart:style-name="ch3">
          <text:p>randomread bandwidth(kB/s)</text:p>
        </chart:subtitle>
        <chart:plot-area chart:style-name="ch4" table:cell-range-address="11byte.A4:11byte.B8" chart:data-source-has-labels="both" svg:x="0.553cm" svg:y="1.58cm" svg:width="18.952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11byte.A5:11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1byte.B5:11byte.B8" chart:label-cell-address="11byte.B4:11byte.B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11byte.B4:11byte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1byte.A5:11byte.A8</svg:desc>
                </draw:g>
              </table:table-cell>
              <table:table-cell office:value-type="float" office:value="57.9">
                <text:p>57.9</text:p>
                <draw:g>
                  <svg:desc>11byte.B5:11byte.B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49.657">
                <text:p>49.657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2484.3">
                <text:p>2484.3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7925.9">
                <text:p>7925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row-mapping="3 2 1 0" chart:style-name="ch1">
        <chart:title svg:x="7.933cm" svg:y="0.156cm" chart:style-name="ch2">
          <text:p>11byte direct=false</text:p>
        </chart:title>
        <chart:subtitle svg:x="6.965cm" svg:y="0.805cm" chart:style-name="ch3">
          <text:p>random write latency distribution</text:p>
        </chart:subtitle>
        <chart:legend chart:legend-position="end" svg:x="18.047cm" svg:y="3.508cm" style:legend-expansion="high" chart:style-name="ch4"/>
        <chart:plot-area chart:style-name="ch5" table:cell-range-address="11byte.I11:11byte.Z15 11byte.A12:11byte.A15" chart:data-source-has-labels="both" svg:x="0.255cm" svg:y="1.37cm" svg:width="17.791cm" svg:height="7.187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8.048cm" svg:y="8.466cm" chart:style-name="ch7">
              <text:p>latency(msec)</text:p>
            </chart:title>
            <chart:categories table:cell-range-address="11byte.I11:11byte.Z11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11byte.I15:11byte.Z15" chart:label-cell-address="11byte.A15:11byte.A15" chart:class="chart:line">
            <chart:data-point chart:repeated="18"/>
          </chart:series>
          <chart:series chart:style-name="ch12" chart:values-cell-range-address="11byte.I14:11byte.Z14" chart:label-cell-address="11byte.A14:11byte.A14" chart:class="chart:line">
            <chart:data-point chart:repeated="18"/>
          </chart:series>
          <chart:series chart:style-name="ch13" chart:values-cell-range-address="11byte.I13:11byte.Z13" chart:label-cell-address="11byte.A13:11byte.A13" chart:class="chart:line">
            <chart:data-point chart:repeated="18"/>
          </chart:series>
          <chart:series chart:style-name="ch14" chart:values-cell-range-address="11byte.I12:11byte.Z12" chart:label-cell-address="11byte.A12:11byte.A12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float" office:value="0.002">
                <text:p>0</text:p>
                <draw:g>
                  <svg:desc>11byte.I11:11byte.Z11</svg:desc>
                </draw:g>
              </table:table-cell>
              <table:table-cell office:value-type="float" office:value="0.004">
                <text:p>0</text:p>
              </table:table-cell>
              <table:table-cell office:value-type="float" office:value="0.01">
                <text:p>0</text:p>
              </table:table-cell>
              <table:table-cell office:value-type="float" office:value="0.02">
                <text:p>0</text:p>
              </table:table-cell>
              <table:table-cell office:value-type="float" office:value="0.05">
                <text:p>0</text:p>
              </table:table-cell>
              <table:table-cell office:value-type="float" office:value="0.1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7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11byte.A15:11byte.A15</svg:desc>
                </draw:g>
              </table:table-cell>
              <table:table-cell office:value-type="float" office:value="92.94">
                <text:p>92.94</text:p>
                <draw:g>
                  <svg:desc>11byte.I15:11byte.Z15</svg:desc>
                </draw:g>
              </table:table-cell>
              <table:table-cell office:value-type="float" office:value="6.62">
                <text:p>6.62</text:p>
              </table:table-cell>
              <table:table-cell office:value-type="float" office:value="0.16">
                <text:p>0.1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27">
                <text:p>0.2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1</text:p>
                <draw:g>
                  <svg:desc>11byte.A14:11byte.A14</svg:desc>
                </draw:g>
              </table:table-cell>
              <table:table-cell office:value-type="float" office:value="0.26">
                <text:p>0.26</text:p>
                <draw:g>
                  <svg:desc>11byte.I14:11byte.Z14</svg:desc>
                </draw:g>
              </table:table-cell>
              <table:table-cell office:value-type="float" office:value="12.48">
                <text:p>12.48</text:p>
              </table:table-cell>
              <table:table-cell office:value-type="float" office:value="24.27">
                <text:p>24.27</text:p>
              </table:table-cell>
              <table:table-cell office:value-type="float" office:value="7.95">
                <text:p>7.95</text:p>
              </table:table-cell>
              <table:table-cell office:value-type="float" office:value="2.22">
                <text:p>2.22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  <table:table-cell office:value-type="float" office:value="32.99">
                <text:p>32.99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  <table:table-cell office:value-type="float" office:value="2.61">
                <text:p>2.61</text:p>
              </table:table-cell>
              <table:table-cell office:value-type="float" office:value="8.43">
                <text:p>8.43</text:p>
              </table:table-cell>
              <table:table-cell office:value-type="float" office:value="5.32">
                <text:p>5.32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0.19">
                <text:p>0.19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kvm2</text:p>
                <draw:g>
                  <svg:desc>11byte.A13:11byte.A13</svg:desc>
                </draw:g>
              </table:table-cell>
              <table:table-cell office:value-type="float" office:value="0.01">
                <text:p>0.01</text:p>
                <draw:g>
                  <svg:desc>11byte.I13:11byte.Z13</svg:desc>
                </draw:g>
              </table:table-cell>
              <table:table-cell office:value-type="float" office:value="10.54">
                <text:p>10.54</text:p>
              </table:table-cell>
              <table:table-cell office:value-type="float" office:value="14.28">
                <text:p>14.28</text:p>
              </table:table-cell>
              <table:table-cell office:value-type="float" office:value="4.05">
                <text:p>4.05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  <table:table-cell office:value-type="float" office:value="4.38">
                <text:p>4.38</text:p>
              </table:table-cell>
              <table:table-cell office:value-type="float" office:value="66.16">
                <text:p>66.16</text:p>
              </table:table-cell>
              <table:table-cell office:value-type="float" office:value="0.16">
                <text:p>0.16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  <table:table-cell office:value-type="float" office:value="0.18">
                <text:p>0.1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en</text:p>
                <draw:g>
                  <svg:desc>11byte.A12:11byte.A12</svg:desc>
                </draw:g>
              </table:table-cell>
              <table:table-cell office:value-type="float" office:value="0.01">
                <text:p>0.01</text:p>
                <draw:g>
                  <svg:desc>11byte.I12:11byte.Z12</svg:desc>
                </draw:g>
              </table:table-cell>
              <table:table-cell office:value-type="float" office:value="0.94">
                <text:p>0.94</text:p>
              </table:table-cell>
              <table:table-cell office:value-type="float" office:value="27.31">
                <text:p>27.31</text:p>
              </table:table-cell>
              <table:table-cell office:value-type="float" office:value="0.46">
                <text:p>0.46</text:p>
              </table:table-cell>
              <table:table-cell office:value-type="float" office:value="0.31">
                <text:p>0.31</text:p>
              </table:table-cell>
              <table:table-cell office:value-type="float" office:value="24.84">
                <text:p>24.84</text:p>
              </table:table-cell>
              <table:table-cell office:value-type="float" office:value="4.66">
                <text:p>4.66</text:p>
              </table:table-cell>
              <table:table-cell office:value-type="float" office:value="31.56">
                <text:p>31.56</text:p>
              </table:table-cell>
              <table:table-cell office:value-type="float" office:value="4.83">
                <text:p>4.83</text:p>
              </table:table-cell>
              <table:table-cell office:value-type="float" office:value="1.52">
                <text:p>1.52</text:p>
              </table:table-cell>
              <table:table-cell office:value-type="float" office:value="2.3">
                <text:p>2.3</text:p>
              </table:table-cell>
              <table:table-cell office:value-type="float" office:value="0.73">
                <text:p>0.73</text:p>
              </table:table-cell>
              <table:table-cell office:value-type="float" office:value="0.03">
                <text:p>0.03</text:p>
              </table:table-cell>
              <table:table-cell office:value-type="float" office:value="0.45">
                <text:p>0.45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65cm" svg:y="0.315cm" chart:style-name="ch2">
          <text:p>512byte direct=true</text:p>
        </chart:title>
        <chart:subtitle svg:x="7.311cm" svg:y="0.931cm" chart:style-name="ch3">
          <text:p>randomread bandwidth(kB/s)</text:p>
        </chart:subtitle>
        <chart:plot-area chart:style-name="ch4" table:cell-range-address="512byte.A4:512byte.B8" chart:data-source-has-labels="both" svg:x="0.553cm" svg:y="1.58cm" svg:width="18.952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512byte.A5:512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12byte.B5:512byte.B8" chart:label-cell-address="512byte.B4:512byte.B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512byte.B4:512byte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byte.A5:512byte.A8</svg:desc>
                </draw:g>
              </table:table-cell>
              <table:table-cell office:value-type="float" office:value="1929.7">
                <text:p>1929.7</text:p>
                <draw:g>
                  <svg:desc>512byte.B5:512byte.B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1633.1">
                <text:p>1633.1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1610.3">
                <text:p>1610.3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2334.8">
                <text:p>2334.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65cm" svg:y="0.315cm" chart:style-name="ch2">
          <text:p>512byte direct=true</text:p>
        </chart:title>
        <chart:subtitle svg:x="7.311cm" svg:y="0.932cm" chart:style-name="ch3">
          <text:p>randomwrite bandwidth(kB/s)</text:p>
        </chart:subtitle>
        <chart:plot-area chart:style-name="ch4" table:cell-range-address="512byte.A11:512byte.B15" chart:data-source-has-labels="both" svg:x="0.553cm" svg:y="1.58cm" svg:width="18.952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512byte.A12:512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12byte.B12:512byte.B15" chart:label-cell-address="512byte.B11:512byte.B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512byte.B11:512byte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byte.A12:512byte.A15</svg:desc>
                </draw:g>
              </table:table-cell>
              <table:table-cell office:value-type="float" office:value="1844.6">
                <text:p>1844.6</text:p>
                <draw:g>
                  <svg:desc>512byte.B12:512byte.B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3932.8">
                <text:p>3932.8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502.616">
                <text:p>502.616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7033.6">
                <text:p>7033.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9cm" svg:y="0.315cm" chart:style-name="ch2">
          <text:p>512byte direct=true</text:p>
        </chart:title>
        <chart:subtitle svg:x="8.41cm" svg:y="0.905cm" chart:style-name="ch3">
          <text:p>randomread IOPS</text:p>
        </chart:subtitle>
        <chart:plot-area chart:style-name="ch4" table:cell-range-address="512byte.A5:512byte.A8 512byte.C4:512byte.C8" chart:data-source-has-labels="both" svg:x="0.553cm" svg:y="1.58cm" svg:width="18.952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512byte.A5:512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12byte.C5:512byte.C8" chart:label-cell-address="512byte.C4:512byte.C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512byte.C4:512byte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byte.A5:512byte.A8</svg:desc>
                </draw:g>
              </table:table-cell>
              <table:table-cell office:value-type="float" office:value="3859">
                <text:p>3859</text:p>
                <draw:g>
                  <svg:desc>512byte.C5:512byte.C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4669">
                <text:p>466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65cm" svg:y="0.315cm" chart:style-name="ch2">
          <text:p>512byte direct=true</text:p>
        </chart:title>
        <chart:subtitle svg:x="8.515cm" svg:y="0.933cm" chart:style-name="ch3">
          <text:p>randomwrite IOPS</text:p>
        </chart:subtitle>
        <chart:plot-area chart:style-name="ch4" table:cell-range-address="512byte.A12:512byte.A15 512byte.C11:512byte.C15" chart:data-source-has-labels="both" svg:x="0.553cm" svg:y="1.58cm" svg:width="19.058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512byte.A12:512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12byte.C12:512byte.C15" chart:label-cell-address="512byte.C11:512byte.C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512byte.C11:512byte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byte.A12:512byte.A15</svg:desc>
                </draw:g>
              </table:table-cell>
              <table:table-cell office:value-type="float" office:value="3689">
                <text:p>3689</text:p>
                <draw:g>
                  <svg:desc>512byte.C12:512byte.C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7865">
                <text:p>7865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4067">
                <text:p>1406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66cm" svg:y="0.316cm" chart:style-name="ch2">
          <text:p>512byte direct=true</text:p>
        </chart:title>
        <chart:subtitle svg:x="6.523cm" svg:y="1.075cm" chart:style-name="ch3">
          <text:p>random read CPU usage (100%=1core)</text:p>
        </chart:subtitle>
        <chart:legend svg:x="15.232cm" svg:y="0.643cm" style:legend-expansion="custom" chartooo:width="2.477cm" chartooo:height="1.042cm" style:legend-expansion-aspect-ratio="2.37715930902111" chart:style-name="ch4"/>
        <chart:plot-area chart:style-name="ch5" table:cell-range-address="512byte.A5:512byte.A8 512byte.D4:512byte.E8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512byte.A5:512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512byte.D5:512byte.D8" chart:label-cell-address="512byte.D4:512byte.D4" chart:class="chart:bar">
            <chart:data-point chart:repeated="4"/>
          </chart:series>
          <chart:series chart:style-name="ch10" chart:values-cell-range-address="512byte.E5:512byte.E8" chart:label-cell-address="512byte.E4:512byte.E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512byte.D4:512byte.D4</svg:desc>
                </draw:g>
              </table:table-cell>
              <table:table-cell office:value-type="string">
                <text:p>host</text:p>
                <draw:g>
                  <svg:desc>512byte.E4:512byte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byte.A5:512byte.A8</svg:desc>
                </draw:g>
              </table:table-cell>
              <table:table-cell office:value-type="float" office:value="11.42">
                <text:p>11.42</text:p>
                <draw:g>
                  <svg:desc>512byte.D5:512byte.D8</svg:desc>
                </draw:g>
              </table:table-cell>
              <table:table-cell office:value-type="float" office:value="59.1111111111">
                <text:p>59.1111111111</text:p>
                <draw:g>
                  <svg:desc>512byte.E5:512byte.E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.76">
                <text:p>9.76</text:p>
              </table:table-cell>
              <table:table-cell office:value-type="float" office:value="86.4694444444">
                <text:p>86.4694444444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11.9">
                <text:p>11.9</text:p>
              </table:table-cell>
              <table:table-cell office:value-type="float" office:value="54.6527777778">
                <text:p>54.6527777778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28.84">
                <text:p>28.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65cm" svg:y="0.315cm" chart:style-name="ch2">
          <text:p>512byte direct=true</text:p>
        </chart:title>
        <chart:subtitle svg:x="6.517cm" svg:y="1.076cm" chart:style-name="ch3">
          <text:p>random write CPU usage (100%=1core)</text:p>
        </chart:subtitle>
        <chart:legend svg:x="15.232cm" svg:y="0.643cm" style:legend-expansion="custom" chartooo:width="2.697cm" chartooo:height="1.042cm" style:legend-expansion-aspect-ratio="2.58829174664107" chart:style-name="ch4"/>
        <chart:plot-area chart:style-name="ch5" table:cell-range-address="512byte.A12:512byte.A15 512byte.D11:512byte.E15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512byte.A12:512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512byte.D12:512byte.D15" chart:label-cell-address="512byte.D11:512byte.D11" chart:class="chart:bar">
            <chart:data-point chart:repeated="4"/>
          </chart:series>
          <chart:series chart:style-name="ch10" chart:values-cell-range-address="512byte.E12:512byte.E15" chart:label-cell-address="512byte.E11:512byte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512byte.D11:512byte.D11</svg:desc>
                </draw:g>
              </table:table-cell>
              <table:table-cell office:value-type="string">
                <text:p>host</text:p>
                <draw:g>
                  <svg:desc>512byte.E11:512byte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byte.A12:512byte.A15</svg:desc>
                </draw:g>
              </table:table-cell>
              <table:table-cell office:value-type="float" office:value="13.42">
                <text:p>13.42</text:p>
                <draw:g>
                  <svg:desc>512byte.D12:512byte.D15</svg:desc>
                </draw:g>
              </table:table-cell>
              <table:table-cell office:value-type="float" office:value="69.1527777778">
                <text:p>69.1527777778</text:p>
                <draw:g>
                  <svg:desc>512byte.E12:512byte.E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15.87">
                <text:p>15.87</text:p>
              </table:table-cell>
              <table:table-cell office:value-type="float" office:value="127.802777778">
                <text:p>127.802777778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3.83">
                <text:p>3.83</text:p>
              </table:table-cell>
              <table:table-cell office:value-type="float" office:value="31.7083333333">
                <text:p>31.7083333333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74.55">
                <text:p>74.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65cm" svg:y="0.315cm" chart:style-name="ch2">
          <text:p>512byte direct=true</text:p>
        </chart:title>
        <chart:subtitle svg:x="8.12cm" svg:y="1.076cm" chart:style-name="ch3">
          <text:p>random read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512byte.A5:512byte.A8 512byte.G4:512byte.H8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512byte.A5:512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512byte.G5:512byte.G8" chart:label-cell-address="512byte.G4:512byte.G4" chart:class="chart:bar">
            <chart:data-point chart:repeated="4"/>
          </chart:series>
          <chart:series chart:style-name="ch10" chart:values-cell-range-address="512byte.H5:512byte.H8" chart:label-cell-address="512byte.H4:512byte.H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512byte.G4:512byte.G4</svg:desc>
                </draw:g>
              </table:table-cell>
              <table:table-cell office:value-type="string">
                <text:p>host</text:p>
                <draw:g>
                  <svg:desc>512byte.H4:512byte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byte.A5:512byte.A8</svg:desc>
                </draw:g>
              </table:table-cell>
              <table:table-cell office:value-type="float" office:value="96.96">
                <text:p>96.96</text:p>
                <draw:g>
                  <svg:desc>512byte.G5:512byte.G8</svg:desc>
                </draw:g>
              </table:table-cell>
              <table:table-cell office:value-type="float" office:value="78.2927777778">
                <text:p>78.2927777778</text:p>
                <draw:g>
                  <svg:desc>512byte.H5:512byte.H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1.63">
                <text:p>91.63</text:p>
              </table:table-cell>
              <table:table-cell office:value-type="float" office:value="67.1178378378">
                <text:p>67.1178378378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4.01">
                <text:p>94.01</text:p>
              </table:table-cell>
              <table:table-cell office:value-type="float" office:value="69.2972222222">
                <text:p>69.2972222222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90.14">
                <text:p>90.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65cm" svg:y="0.315cm" chart:style-name="ch2">
          <text:p>512byte direct=true</text:p>
        </chart:title>
        <chart:subtitle svg:x="8.12cm" svg:y="1.077cm" chart:style-name="ch3">
          <text:p>random write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512byte.A12:512byte.A15 512byte.G11:512byte.H15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512byte.A12:512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512byte.G12:512byte.G15" chart:label-cell-address="512byte.G11:512byte.G11" chart:class="chart:bar">
            <chart:data-point chart:repeated="4"/>
          </chart:series>
          <chart:series chart:style-name="ch10" chart:values-cell-range-address="512byte.H12:512byte.H15" chart:label-cell-address="512byte.H11:512byte.H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512byte.G11:512byte.G11</svg:desc>
                </draw:g>
              </table:table-cell>
              <table:table-cell office:value-type="string">
                <text:p>host</text:p>
                <draw:g>
                  <svg:desc>512byte.H11:512byte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byte.A12:512byte.A15</svg:desc>
                </draw:g>
              </table:table-cell>
              <table:table-cell office:value-type="float" office:value="95.76">
                <text:p>95.76</text:p>
                <draw:g>
                  <svg:desc>512byte.G12:512byte.G15</svg:desc>
                </draw:g>
              </table:table-cell>
              <table:table-cell office:value-type="float" office:value="69.7367567568">
                <text:p>69.7367567568</text:p>
                <draw:g>
                  <svg:desc>512byte.H12:512byte.H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88.43">
                <text:p>88.43</text:p>
              </table:table-cell>
              <table:table-cell office:value-type="float" office:value="42.6005555556">
                <text:p>42.6005555556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7.97">
                <text:p>97.97</text:p>
              </table:table-cell>
              <table:table-cell office:value-type="float" office:value="83.98">
                <text:p>83.98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78.75">
                <text:p>78.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1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row-mapping="3 2 1 0" chart:style-name="ch1">
        <chart:title svg:x="7.926cm" svg:y="0.156cm" chart:style-name="ch2">
          <text:p>512byte direct=true</text:p>
        </chart:title>
        <chart:subtitle svg:x="6.963cm" svg:y="0.805cm" chart:style-name="ch3">
          <text:p>random read latency distribution</text:p>
        </chart:subtitle>
        <chart:legend chart:legend-position="end" svg:x="18.047cm" svg:y="3.508cm" style:legend-expansion="high" chart:style-name="ch4"/>
        <chart:plot-area chart:style-name="ch5" table:cell-range-address="512byte.I4:512byte.V8 512byte.A5:512byte.A8" chart:data-source-has-labels="both" svg:x="0.255cm" svg:y="1.37cm" svg:width="17.792cm" svg:height="7.187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8.049cm" svg:y="8.466cm" chart:style-name="ch7">
              <text:p>latency(msec)</text:p>
            </chart:title>
            <chart:categories table:cell-range-address="512byte.I4:512byte.V4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512byte.I8:512byte.V8" chart:label-cell-address="512byte.A8:512byte.A8" chart:class="chart:line">
            <chart:data-point chart:repeated="14"/>
          </chart:series>
          <chart:series chart:style-name="ch12" chart:values-cell-range-address="512byte.I7:512byte.V7" chart:label-cell-address="512byte.A7:512byte.A7" chart:class="chart:line">
            <chart:data-point chart:repeated="14"/>
          </chart:series>
          <chart:series chart:style-name="ch13" chart:values-cell-range-address="512byte.I6:512byte.V6" chart:label-cell-address="512byte.A6:512byte.A6" chart:class="chart:line">
            <chart:data-point chart:repeated="14"/>
          </chart:series>
          <chart:series chart:style-name="ch14" chart:values-cell-range-address="512byte.I5:512byte.V5" chart:label-cell-address="512byte.A5:512byte.A5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0.004">
                <text:p>0</text:p>
                <draw:g>
                  <svg:desc>512byte.I4:512byte.V4</svg:desc>
                </draw:g>
              </table:table-cell>
              <table:table-cell office:value-type="float" office:value="0.01">
                <text:p>0</text:p>
              </table:table-cell>
              <table:table-cell office:value-type="float" office:value="0.02">
                <text:p>0</text:p>
              </table:table-cell>
              <table:table-cell office:value-type="float" office:value="0.05">
                <text:p>0</text:p>
              </table:table-cell>
              <table:table-cell office:value-type="float" office:value="0.1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7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512byte.A8:512byte.A8</svg:desc>
                </draw:g>
              </table:table-cell>
              <table:table-cell office:value-type="float" office:value="0">
                <text:p>0</text:p>
                <draw:g>
                  <svg:desc>512byte.I8:512byte.V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7">
                <text:p>99.97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1</text:p>
                <draw:g>
                  <svg:desc>512byte.A7:512byte.A7</svg:desc>
                </draw:g>
              </table:table-cell>
              <table:table-cell office:value-type="float" office:value="0.07">
                <text:p>0.07</text:p>
                <draw:g>
                  <svg:desc>512byte.I7:512byte.V7</svg:desc>
                </draw:g>
              </table:table-cell>
              <table:table-cell office:value-type="float" office:value="0.63">
                <text:p>0.63</text:p>
              </table:table-cell>
              <table:table-cell office:value-type="float" office:value="0.01">
                <text:p>0.01</text:p>
              </table:table-cell>
              <table:table-cell office:value-type="float" office:value="2.09">
                <text:p>2.09</text:p>
              </table:table-cell>
              <table:table-cell office:value-type="float" office:value="6.27">
                <text:p>6.27</text:p>
              </table:table-cell>
              <table:table-cell office:value-type="float" office:value="0.52">
                <text:p>0.52</text:p>
              </table:table-cell>
              <table:table-cell office:value-type="float" office:value="89.25">
                <text:p>89.25</text:p>
              </table:table-cell>
              <table:table-cell office:value-type="float" office:value="0.96">
                <text:p>0.96</text:p>
              </table:table-cell>
              <table:table-cell office:value-type="float" office:value="0.12">
                <text:p>0.12</text:p>
              </table:table-cell>
              <table:table-cell office:value-type="float" office:value="0.08">
                <text:p>0.0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kvm2</text:p>
                <draw:g>
                  <svg:desc>512byte.A6:512byte.A6</svg:desc>
                </draw:g>
              </table:table-cell>
              <table:table-cell office:value-type="float" office:value="0">
                <text:p>0</text:p>
                <draw:g>
                  <svg:desc>512byte.I6:512byte.V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04">
                <text:p>7.04</text:p>
              </table:table-cell>
              <table:table-cell office:value-type="float" office:value="92.9">
                <text:p>92.9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xen</text:p>
                <draw:g>
                  <svg:desc>512byte.A5:512byte.A5</svg:desc>
                </draw:g>
              </table:table-cell>
              <table:table-cell office:value-type="float" office:value="0">
                <text:p>0</text:p>
                <draw:g>
                  <svg:desc>512byte.I5:512byte.V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51.58">
                <text:p>51.58</text:p>
              </table:table-cell>
              <table:table-cell office:value-type="float" office:value="5.41">
                <text:p>5.41</text:p>
              </table:table-cell>
              <table:table-cell office:value-type="float" office:value="32.9">
                <text:p>32.9</text:p>
              </table:table-cell>
              <table:table-cell office:value-type="float" office:value="4.8">
                <text:p>4.8</text:p>
              </table:table-cell>
              <table:table-cell office:value-type="float" office:value="1.59">
                <text:p>1.59</text:p>
              </table:table-cell>
              <table:table-cell office:value-type="float" office:value="2.14">
                <text:p>2.14</text:p>
              </table:table-cell>
              <table:table-cell office:value-type="float" office:value="0.84">
                <text:p>0.8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5cm" svg:y="0.315cm" chart:style-name="ch2">
          <text:p>11byte direct=false</text:p>
        </chart:title>
        <chart:subtitle svg:x="7.311cm" svg:y="0.932cm" chart:style-name="ch3">
          <text:p>randomwrite bandwidth(kB/s)</text:p>
        </chart:subtitle>
        <chart:plot-area chart:style-name="ch4" table:cell-range-address="11byte.A11:11byte.B15" chart:data-source-has-labels="both" svg:x="0.553cm" svg:y="1.58cm" svg:width="18.952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11byte.A12:11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1byte.B12:11byte.B15" chart:label-cell-address="11byte.B11:11byte.B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11byte.B11:11byte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1byte.A12:11byte.A15</svg:desc>
                </draw:g>
              </table:table-cell>
              <table:table-cell office:value-type="float" office:value="33.074">
                <text:p>33.074</text:p>
                <draw:g>
                  <svg:desc>11byte.B12:11byte.B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34.606">
                <text:p>34.606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10.204">
                <text:p>10.204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4809.8">
                <text:p>4809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1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row-mapping="3 2 1 0" chart:style-name="ch1">
        <chart:title svg:x="7.927cm" svg:y="0.156cm" chart:style-name="ch2">
          <text:p>512byte direct=true</text:p>
        </chart:title>
        <chart:subtitle svg:x="6.963cm" svg:y="0.805cm" chart:style-name="ch3">
          <text:p>random read latency distribution</text:p>
        </chart:subtitle>
        <chart:legend chart:legend-position="end" svg:x="18.047cm" svg:y="3.508cm" style:legend-expansion="high" chart:style-name="ch4"/>
        <chart:plot-area chart:style-name="ch5" table:cell-range-address="512byte.I11:512byte.V15 512byte.A12:512byte.A15" chart:data-source-has-labels="both" svg:x="0.255cm" svg:y="1.37cm" svg:width="17.607cm" svg:height="6.975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7.956cm" svg:y="8.466cm" chart:style-name="ch7">
              <text:p>latency(msec)</text:p>
            </chart:title>
            <chart:categories table:cell-range-address="512byte.I11:512byte.V11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512byte.I15:512byte.V15" chart:label-cell-address="512byte.A15:512byte.A15" chart:class="chart:line">
            <chart:data-point chart:repeated="14"/>
          </chart:series>
          <chart:series chart:style-name="ch12" chart:values-cell-range-address="512byte.I14:512byte.V14" chart:label-cell-address="512byte.A14:512byte.A14" chart:class="chart:line">
            <chart:data-point chart:repeated="14"/>
          </chart:series>
          <chart:series chart:style-name="ch13" chart:values-cell-range-address="512byte.I13:512byte.V13" chart:label-cell-address="512byte.A13:512byte.A13" chart:class="chart:line">
            <chart:data-point chart:repeated="14"/>
          </chart:series>
          <chart:series chart:style-name="ch14" chart:values-cell-range-address="512byte.I12:512byte.V12" chart:label-cell-address="512byte.A12:512byte.A12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0.05">
                <text:p>0</text:p>
                <draw:g>
                  <svg:desc>512byte.I11:512byte.V11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7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512byte.A15:512byte.A15</svg:desc>
                </draw:g>
              </table:table-cell>
              <table:table-cell office:value-type="float" office:value="0">
                <text:p>0</text:p>
                <draw:g>
                  <svg:desc>512byte.I15:512byte.V15</svg:desc>
                </draw:g>
              </table:table-cell>
              <table:table-cell office:value-type="float" office:value="99.93">
                <text:p>99.93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vm1</text:p>
                <draw:g>
                  <svg:desc>512byte.A14:512byte.A14</svg:desc>
                </draw:g>
              </table:table-cell>
              <table:table-cell office:value-type="float" office:value="0">
                <text:p>0</text:p>
                <draw:g>
                  <svg:desc>512byte.I14:512byte.V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65.05">
                <text:p>65.05</text:p>
              </table:table-cell>
              <table:table-cell office:value-type="float" office:value="34.8">
                <text:p>34.8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vm2</text:p>
                <draw:g>
                  <svg:desc>512byte.A13:512byte.A13</svg:desc>
                </draw:g>
              </table:table-cell>
              <table:table-cell office:value-type="float" office:value="0">
                <text:p>0</text:p>
                <draw:g>
                  <svg:desc>512byte.I13:512byte.V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99.93">
                <text:p>99.93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en</text:p>
                <draw:g>
                  <svg:desc>512byte.A12:512byte.A12</svg:desc>
                </draw:g>
              </table:table-cell>
              <table:table-cell office:value-type="float" office:value="0.06">
                <text:p>0.06</text:p>
                <draw:g>
                  <svg:desc>512byte.I12:512byte.V12</svg:desc>
                </draw:g>
              </table:table-cell>
              <table:table-cell office:value-type="float" office:value="60.61">
                <text:p>60.61</text:p>
              </table:table-cell>
              <table:table-cell office:value-type="float" office:value="1.76">
                <text:p>1.76</text:p>
              </table:table-cell>
              <table:table-cell office:value-type="float" office:value="36.92">
                <text:p>36.92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54">
                <text:p>0.54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8.037cm" svg:y="0.315cm" chart:style-name="ch2">
          <text:p>4kbyte direct=true</text:p>
        </chart:title>
        <chart:subtitle svg:x="7.311cm" svg:y="0.932cm" chart:style-name="ch3">
          <text:p>randomread bandwidth(kB/s)</text:p>
        </chart:subtitle>
        <chart:plot-area chart:style-name="ch4" table:cell-range-address="4kbyte.A4:4kbyte.B8" chart:data-source-has-labels="both" svg:x="0.553cm" svg:y="1.58cm" svg:width="19.057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4kbyte.A5:4k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kbyte.B5:4kbyte.B8" chart:label-cell-address="4kbyte.B4:4kbyte.B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4kbyte.B4:4kbyte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4kbyte.A5:4kbyte.A8</svg:desc>
                </draw:g>
              </table:table-cell>
              <table:table-cell office:value-type="float" office:value="12559">
                <text:p>12559</text:p>
                <draw:g>
                  <svg:desc>4kbyte.B5:4kbyte.B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12119">
                <text:p>12119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39578">
                <text:p>39578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7043">
                <text:p>1704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8.037cm" svg:y="0.315cm" chart:style-name="ch2">
          <text:p>4kbyte direct=true</text:p>
        </chart:title>
        <chart:subtitle svg:x="7.311cm" svg:y="0.932cm" chart:style-name="ch3">
          <text:p>randomwrite bandwidth(kB/s)</text:p>
        </chart:subtitle>
        <chart:plot-area chart:style-name="ch4" table:cell-range-address="4kbyte.A11:4kbyte.B15" chart:data-source-has-labels="both" svg:x="0.553cm" svg:y="1.58cm" svg:width="19.058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4kbyte.A12:4k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kbyte.B12:4kbyte.B15" chart:label-cell-address="4kbyte.B11:4kbyte.B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4kbyte.B11:4kbyte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4kbyte.A12:4kbyte.A15</svg:desc>
                </draw:g>
              </table:table-cell>
              <table:table-cell office:value-type="float" office:value="47334">
                <text:p>47334</text:p>
                <draw:g>
                  <svg:desc>4kbyte.B12:4kbyte.B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24985">
                <text:p>24985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2325.8">
                <text:p>2325.8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40796">
                <text:p>4079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9cm" svg:y="0.315cm" chart:style-name="ch2">
          <text:p>4kbyte direct=true</text:p>
        </chart:title>
        <chart:subtitle svg:x="8.41cm" svg:y="0.907cm" chart:style-name="ch3">
          <text:p>randomread IOPS</text:p>
        </chart:subtitle>
        <chart:plot-area chart:style-name="ch4" table:cell-range-address="4kbyte.A5:4kbyte.A8 4kbyte.C4:4kbyte.C8" chart:data-source-has-labels="both" svg:x="0.553cm" svg:y="1.58cm" svg:width="19.058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4kbyte.A5:4k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kbyte.C5:4kbyte.C8" chart:label-cell-address="4kbyte.C4:4kbyte.C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4kbyte.C4:4kbyte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4kbyte.A5:4kbyte.A8</svg:desc>
                </draw:g>
              </table:table-cell>
              <table:table-cell office:value-type="float" office:value="3139">
                <text:p>3139</text:p>
                <draw:g>
                  <svg:desc>4kbyte.C5:4kbyte.C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894">
                <text:p>9894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4260">
                <text:p>426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8.037cm" svg:y="0.315cm" chart:style-name="ch2">
          <text:p>4kbyte direct=true</text:p>
        </chart:title>
        <chart:subtitle svg:x="8.516cm" svg:y="0.934cm" chart:style-name="ch3">
          <text:p>randomwrite IOPS</text:p>
        </chart:subtitle>
        <chart:plot-area chart:style-name="ch4" table:cell-range-address="4kbyte.A12:4kbyte.A15 4kbyte.C11:4kbyte.C15" chart:data-source-has-labels="both" svg:x="0.553cm" svg:y="1.58cm" svg:width="19.058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4kbyte.A12:4k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4kbyte.C12:4kbyte.C15" chart:label-cell-address="4kbyte.C11:4kbyte.C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4kbyte.C11:4kbyte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4kbyte.A12:4kbyte.A15</svg:desc>
                </draw:g>
              </table:table-cell>
              <table:table-cell office:value-type="float" office:value="11833">
                <text:p>11833</text:p>
                <draw:g>
                  <svg:desc>4kbyte.C12:4kbyte.C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6246">
                <text:p>6246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0198">
                <text:p>1019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66cm" svg:y="0.316cm" chart:style-name="ch2">
          <text:p>4kbyte direct=true</text:p>
        </chart:title>
        <chart:subtitle svg:x="6.523cm" svg:y="1.076cm" chart:style-name="ch3">
          <text:p>random read CPU usage (100%=1core)</text:p>
        </chart:subtitle>
        <chart:legend svg:x="15.232cm" svg:y="0.643cm" style:legend-expansion="custom" chartooo:width="2.559cm" chartooo:height="1.042cm" style:legend-expansion-aspect-ratio="2.45585412667946" chart:style-name="ch4"/>
        <chart:plot-area chart:style-name="ch5" table:cell-range-address="4kbyte.A5:4kbyte.A8 4kbyte.D4:4kbyte.E8" chart:data-source-has-labels="both" svg:x="0.386cm" svg:y="1.878cm" svg:width="18.962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4kbyte.A5:4k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4kbyte.D5:4kbyte.D8" chart:label-cell-address="4kbyte.D4:4kbyte.D4" chart:class="chart:bar">
            <chart:data-point chart:repeated="4"/>
          </chart:series>
          <chart:series chart:style-name="ch10" chart:values-cell-range-address="4kbyte.E5:4kbyte.E8" chart:label-cell-address="4kbyte.E4:4kbyte.E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4kbyte.D4:4kbyte.D4</svg:desc>
                </draw:g>
              </table:table-cell>
              <table:table-cell office:value-type="string">
                <text:p>host</text:p>
                <draw:g>
                  <svg:desc>4kbyte.E4:4kbyte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4kbyte.A5:4kbyte.A8</svg:desc>
                </draw:g>
              </table:table-cell>
              <table:table-cell office:value-type="float" office:value="9.24">
                <text:p>9.24</text:p>
                <draw:g>
                  <svg:desc>4kbyte.D5:4kbyte.D8</svg:desc>
                </draw:g>
              </table:table-cell>
              <table:table-cell office:value-type="float" office:value="53.475">
                <text:p>53.475</text:p>
                <draw:g>
                  <svg:desc>4kbyte.E5:4kbyte.E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.85">
                <text:p>9.85</text:p>
              </table:table-cell>
              <table:table-cell office:value-type="float" office:value="63.4756756757">
                <text:p>63.4756756757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15">
                <text:p>15</text:p>
              </table:table-cell>
              <table:table-cell office:value-type="float" office:value="52.75625">
                <text:p>52.75625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26.87">
                <text:p>26.8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8.037cm" svg:y="0.315cm" chart:style-name="ch2">
          <text:p>4kbyte direct=true</text:p>
        </chart:title>
        <chart:subtitle svg:x="6.517cm" svg:y="1.076cm" chart:style-name="ch3">
          <text:p>random write CPU usage (100%=1core)</text:p>
        </chart:subtitle>
        <chart:legend svg:x="15.232cm" svg:y="0.643cm" style:legend-expansion="custom" chartooo:width="2.697cm" chartooo:height="1.042cm" style:legend-expansion-aspect-ratio="2.58829174664107" chart:style-name="ch4"/>
        <chart:plot-area chart:style-name="ch5" table:cell-range-address="4kbyte.A12:4kbyte.A15 4kbyte.D11:4kbyte.E15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4kbyte.A12:4k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4kbyte.D12:4kbyte.D15" chart:label-cell-address="4kbyte.D11:4kbyte.D11" chart:class="chart:bar">
            <chart:data-point chart:repeated="4"/>
          </chart:series>
          <chart:series chart:style-name="ch10" chart:values-cell-range-address="4kbyte.E12:4kbyte.E15" chart:label-cell-address="4kbyte.E11:4kbyte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4kbyte.D11:4kbyte.D11</svg:desc>
                </draw:g>
              </table:table-cell>
              <table:table-cell office:value-type="string">
                <text:p>host</text:p>
                <draw:g>
                  <svg:desc>4kbyte.E11:4kbyte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4kbyte.A12:4kbyte.A15</svg:desc>
                </draw:g>
              </table:table-cell>
              <table:table-cell office:value-type="float" office:value="30.42">
                <text:p>30.42</text:p>
                <draw:g>
                  <svg:desc>4kbyte.D12:4kbyte.D15</svg:desc>
                </draw:g>
              </table:table-cell>
              <table:table-cell office:value-type="float" office:value="133.357142857">
                <text:p>133.357142857</text:p>
                <draw:g>
                  <svg:desc>4kbyte.E12:4kbyte.E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12.86">
                <text:p>12.86</text:p>
              </table:table-cell>
              <table:table-cell office:value-type="float" office:value="94.8615384615">
                <text:p>94.8615384615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2.39">
                <text:p>2.39</text:p>
              </table:table-cell>
              <table:table-cell office:value-type="float" office:value="24.8916666667">
                <text:p>24.8916666667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65.3">
                <text:p>65.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8.037cm" svg:y="0.315cm" chart:style-name="ch2">
          <text:p>4kbyte direct=true</text:p>
        </chart:title>
        <chart:subtitle svg:x="8.12cm" svg:y="1.077cm" chart:style-name="ch3">
          <text:p>random read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4kbyte.A5:4kbyte.A8 4kbyte.G4:4kbyte.H8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4kbyte.A5:4k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4kbyte.G5:4kbyte.G8" chart:label-cell-address="4kbyte.G4:4kbyte.G4" chart:class="chart:bar">
            <chart:data-point chart:repeated="4"/>
          </chart:series>
          <chart:series chart:style-name="ch10" chart:values-cell-range-address="4kbyte.H5:4kbyte.H8" chart:label-cell-address="4kbyte.H4:4kbyte.H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4kbyte.G4:4kbyte.G4</svg:desc>
                </draw:g>
              </table:table-cell>
              <table:table-cell office:value-type="string">
                <text:p>host</text:p>
                <draw:g>
                  <svg:desc>4kbyte.H4:4kbyte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4kbyte.A5:4kbyte.A8</svg:desc>
                </draw:g>
              </table:table-cell>
              <table:table-cell office:value-type="float" office:value="97.69">
                <text:p>97.69</text:p>
                <draw:g>
                  <svg:desc>4kbyte.G5:4kbyte.G8</svg:desc>
                </draw:g>
              </table:table-cell>
              <table:table-cell office:value-type="float" office:value="75.2441666667">
                <text:p>75.2441666667</text:p>
                <draw:g>
                  <svg:desc>4kbyte.H5:4kbyte.H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0.05">
                <text:p>90.05</text:p>
              </table:table-cell>
              <table:table-cell office:value-type="float" office:value="66.0562162162">
                <text:p>66.0562162162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2.32">
                <text:p>92.32</text:p>
              </table:table-cell>
              <table:table-cell office:value-type="float" office:value="67.5025">
                <text:p>67.5025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90.2">
                <text:p>9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8.037cm" svg:y="0.315cm" chart:style-name="ch2">
          <text:p>4kbyte direct=true</text:p>
        </chart:title>
        <chart:subtitle svg:x="8.12cm" svg:y="1.077cm" chart:style-name="ch3">
          <text:p>random write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4kbyte.A12:4kbyte.A15 4kbyte.G11:4kbyte.H15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4kbyte.A12:4k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4kbyte.G12:4kbyte.G15" chart:label-cell-address="4kbyte.G11:4kbyte.G11" chart:class="chart:bar">
            <chart:data-point chart:repeated="4"/>
          </chart:series>
          <chart:series chart:style-name="ch10" chart:values-cell-range-address="4kbyte.H12:4kbyte.H15" chart:label-cell-address="4kbyte.H11:4kbyte.H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4kbyte.G11:4kbyte.G11</svg:desc>
                </draw:g>
              </table:table-cell>
              <table:table-cell office:value-type="string">
                <text:p>host</text:p>
                <draw:g>
                  <svg:desc>4kbyte.H11:4kbyte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4kbyte.A12:4kbyte.A15</svg:desc>
                </draw:g>
              </table:table-cell>
              <table:table-cell office:value-type="float" office:value="92.27">
                <text:p>92.27</text:p>
                <draw:g>
                  <svg:desc>4kbyte.G12:4kbyte.G15</svg:desc>
                </draw:g>
              </table:table-cell>
              <table:table-cell office:value-type="float" office:value="97.42">
                <text:p>97.42</text:p>
                <draw:g>
                  <svg:desc>4kbyte.H12:4kbyte.H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88.91">
                <text:p>88.91</text:p>
              </table:table-cell>
              <table:table-cell office:value-type="float" office:value="47.5776">
                <text:p>47.5776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8.42">
                <text:p>98.42</text:p>
              </table:table-cell>
              <table:table-cell office:value-type="float" office:value="90.8081081081">
                <text:p>90.8081081081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73.07">
                <text:p>73.0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1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row-mapping="3 2 1 0" chart:style-name="ch1">
        <chart:title svg:x="7.926cm" svg:y="0.156cm" chart:style-name="ch2">
          <text:p>4kbyte direct=true</text:p>
        </chart:title>
        <chart:subtitle svg:x="6.963cm" svg:y="0.805cm" chart:style-name="ch3">
          <text:p>random read latency distribution</text:p>
        </chart:subtitle>
        <chart:legend chart:legend-position="end" svg:x="18.047cm" svg:y="3.508cm" style:legend-expansion="high" chart:style-name="ch4"/>
        <chart:plot-area chart:style-name="ch5" table:cell-range-address="4kbyte.I4:4kbyte.X8 4kbyte.A5:4kbyte.A8" chart:data-source-has-labels="both" svg:x="0.255cm" svg:y="1.37cm" svg:width="17.791cm" svg:height="7.187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8.048cm" svg:y="8.466cm" chart:style-name="ch7">
              <text:p>latency(msec)</text:p>
            </chart:title>
            <chart:categories table:cell-range-address="4kbyte.I4:4kbyte.X4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4kbyte.I8:4kbyte.X8" chart:label-cell-address="4kbyte.A8:4kbyte.A8" chart:class="chart:line">
            <chart:data-point chart:repeated="16"/>
          </chart:series>
          <chart:series chart:style-name="ch12" chart:values-cell-range-address="4kbyte.I7:4kbyte.X7" chart:label-cell-address="4kbyte.A7:4kbyte.A7" chart:class="chart:line">
            <chart:data-point chart:repeated="16"/>
          </chart:series>
          <chart:series chart:style-name="ch13" chart:values-cell-range-address="4kbyte.I6:4kbyte.X6" chart:label-cell-address="4kbyte.A6:4kbyte.A6" chart:class="chart:line">
            <chart:data-point chart:repeated="16"/>
          </chart:series>
          <chart:series chart:style-name="ch14" chart:values-cell-range-address="4kbyte.I5:4kbyte.X5" chart:label-cell-address="4kbyte.A5:4kbyte.A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0.002">
                <text:p>0</text:p>
                <draw:g>
                  <svg:desc>4kbyte.I4:4kbyte.X4</svg:desc>
                </draw:g>
              </table:table-cell>
              <table:table-cell office:value-type="float" office:value="0.004">
                <text:p>0</text:p>
              </table:table-cell>
              <table:table-cell office:value-type="float" office:value="0.01">
                <text:p>0</text:p>
              </table:table-cell>
              <table:table-cell office:value-type="float" office:value="0.02">
                <text:p>0</text:p>
              </table:table-cell>
              <table:table-cell office:value-type="float" office:value="0.05">
                <text:p>0</text:p>
              </table:table-cell>
              <table:table-cell office:value-type="float" office:value="0.1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7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4kbyte.A8:4kbyte.A8</svg:desc>
                </draw:g>
              </table:table-cell>
              <table:table-cell office:value-type="float" office:value="0">
                <text:p>0</text:p>
                <draw:g>
                  <svg:desc>4kbyte.I8:4kbyte.X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99.91">
                <text:p>99.91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1</text:p>
                <draw:g>
                  <svg:desc>4kbyte.A7:4kbyte.A7</svg:desc>
                </draw:g>
              </table:table-cell>
              <table:table-cell office:value-type="float" office:value="10.59">
                <text:p>10.59</text:p>
                <draw:g>
                  <svg:desc>4kbyte.I7:4kbyte.X7</svg:desc>
                </draw:g>
              </table:table-cell>
              <table:table-cell office:value-type="float" office:value="31.75">
                <text:p>31.75</text:p>
              </table:table-cell>
              <table:table-cell office:value-type="float" office:value="20.86">
                <text:p>20.86</text:p>
              </table:table-cell>
              <table:table-cell office:value-type="float" office:value="2.57">
                <text:p>2.57</text:p>
              </table:table-cell>
              <table:table-cell office:value-type="float" office:value="3.86">
                <text:p>3.86</text:p>
              </table:table-cell>
              <table:table-cell office:value-type="float" office:value="2.13">
                <text:p>2.13</text:p>
              </table:table-cell>
              <table:table-cell office:value-type="float" office:value="0.74">
                <text:p>0.74</text:p>
              </table:table-cell>
              <table:table-cell office:value-type="float" office:value="26.6">
                <text:p>26.6</text:p>
              </table:table-cell>
              <table:table-cell office:value-type="float" office:value="0.68">
                <text:p>0.68</text:p>
              </table:table-cell>
              <table:table-cell office:value-type="float" office:value="0.15">
                <text:p>0.15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2</text:p>
                <draw:g>
                  <svg:desc>4kbyte.A6:4kbyte.A6</svg:desc>
                </draw:g>
              </table:table-cell>
              <table:table-cell office:value-type="float" office:value="0">
                <text:p>0</text:p>
                <draw:g>
                  <svg:desc>4kbyte.I6:4kbyte.X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99.29">
                <text:p>99.29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en</text:p>
                <draw:g>
                  <svg:desc>4kbyte.A5:4kbyte.A5</svg:desc>
                </draw:g>
              </table:table-cell>
              <table:table-cell office:value-type="float" office:value="0">
                <text:p>0</text:p>
                <draw:g>
                  <svg:desc>4kbyte.I5:4kbyte.X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15.64">
                <text:p>15.64</text:p>
              </table:table-cell>
              <table:table-cell office:value-type="float" office:value="1.55">
                <text:p>1.55</text:p>
              </table:table-cell>
              <table:table-cell office:value-type="float" office:value="79.58">
                <text:p>79.58</text:p>
              </table:table-cell>
              <table:table-cell office:value-type="float" office:value="2.28">
                <text:p>2.28</text:p>
              </table:table-cell>
              <table:table-cell office:value-type="float" office:value="0.62">
                <text:p>0.62</text:p>
              </table:table-cell>
              <table:table-cell office:value-type="float" office:value="0.25">
                <text:p>0.2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5cm" svg:y="0.315cm" chart:style-name="ch2">
          <text:p>11byte direct=false</text:p>
        </chart:title>
        <chart:subtitle svg:x="8.41cm" svg:y="0.905cm" chart:style-name="ch3">
          <text:p>randomread IOPS</text:p>
        </chart:subtitle>
        <chart:plot-area chart:style-name="ch4" table:cell-range-address="11byte.A5:11byte.A8 11byte.C4:11byte.C8" chart:data-source-has-labels="both" svg:x="0.553cm" svg:y="1.58cm" svg:width="19.164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11byte.A5:11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1byte.C5:11byte.C8" chart:label-cell-address="11byte.C4:11byte.C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11byte.C4:11byte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1byte.A5:11byte.A8</svg:desc>
                </draw:g>
              </table:table-cell>
              <table:table-cell office:value-type="float" office:value="5263">
                <text:p>5263</text:p>
                <draw:g>
                  <svg:desc>11byte.C5:11byte.C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4514">
                <text:p>4514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231262">
                <text:p>231262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737753">
                <text:p>7377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1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row-mapping="3 2 1 0" chart:style-name="ch1">
        <chart:title svg:x="8.098cm" svg:y="0.182cm" chart:style-name="ch2">
          <text:p>4kbyte direct=true</text:p>
        </chart:title>
        <chart:subtitle svg:x="6.963cm" svg:y="0.805cm" chart:style-name="ch3">
          <text:p>random read latency distribution</text:p>
        </chart:subtitle>
        <chart:legend chart:legend-position="end" svg:x="18.047cm" svg:y="3.508cm" style:legend-expansion="high" chart:style-name="ch4"/>
        <chart:plot-area chart:style-name="ch5" table:cell-range-address="4kbyte.I11:4kbyte.V15 4kbyte.A12:4kbyte.A15" chart:data-source-has-labels="both" svg:x="0.255cm" svg:y="1.37cm" svg:width="17.607cm" svg:height="6.975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7.956cm" svg:y="8.466cm" chart:style-name="ch7">
              <text:p>latency(msec)</text:p>
            </chart:title>
            <chart:categories table:cell-range-address="4kbyte.I11:4kbyte.V11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4kbyte.I15:4kbyte.V15" chart:label-cell-address="4kbyte.A15:4kbyte.A15" chart:class="chart:line">
            <chart:data-point chart:repeated="14"/>
          </chart:series>
          <chart:series chart:style-name="ch12" chart:values-cell-range-address="4kbyte.I14:4kbyte.V14" chart:label-cell-address="4kbyte.A14:4kbyte.A14" chart:class="chart:line">
            <chart:data-point chart:repeated="14"/>
          </chart:series>
          <chart:series chart:style-name="ch13" chart:values-cell-range-address="4kbyte.I13:4kbyte.V13" chart:label-cell-address="4kbyte.A13:4kbyte.A13" chart:class="chart:line">
            <chart:data-point chart:repeated="14"/>
          </chart:series>
          <chart:series chart:style-name="ch14" chart:values-cell-range-address="4kbyte.I12:4kbyte.V12" chart:label-cell-address="4kbyte.A12:4kbyte.A12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0.05">
                <text:p>0</text:p>
                <draw:g>
                  <svg:desc>4kbyte.I11:4kbyte.V11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7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4kbyte.A15:4kbyte.A15</svg:desc>
                </draw:g>
              </table:table-cell>
              <table:table-cell office:value-type="float" office:value="0">
                <text:p>0</text:p>
                <draw:g>
                  <svg:desc>4kbyte.I15:4kbyte.V15</svg:desc>
                </draw:g>
              </table:table-cell>
              <table:table-cell office:value-type="float" office:value="92.86">
                <text:p>92.86</text:p>
              </table:table-cell>
              <table:table-cell office:value-type="float" office:value="7.13">
                <text:p>7.1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vm1</text:p>
                <draw:g>
                  <svg:desc>4kbyte.A14:4kbyte.A14</svg:desc>
                </draw:g>
              </table:table-cell>
              <table:table-cell office:value-type="float" office:value="0">
                <text:p>0</text:p>
                <draw:g>
                  <svg:desc>4kbyte.I14:4kbyte.V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40.65">
                <text:p>40.65</text:p>
              </table:table-cell>
              <table:table-cell office:value-type="float" office:value="25.47">
                <text:p>25.47</text:p>
              </table:table-cell>
              <table:table-cell office:value-type="float" office:value="25.42">
                <text:p>25.42</text:p>
              </table:table-cell>
              <table:table-cell office:value-type="float" office:value="8.34">
                <text:p>8.34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vm2</text:p>
                <draw:g>
                  <svg:desc>4kbyte.A13:4kbyte.A13</svg:desc>
                </draw:g>
              </table:table-cell>
              <table:table-cell office:value-type="float" office:value="0">
                <text:p>0</text:p>
                <draw:g>
                  <svg:desc>4kbyte.I13:4kbyte.V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99.87">
                <text:p>99.87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en</text:p>
                <draw:g>
                  <svg:desc>4kbyte.A12:4kbyte.A12</svg:desc>
                </draw:g>
              </table:table-cell>
              <table:table-cell office:value-type="float" office:value="28.5">
                <text:p>28.5</text:p>
                <draw:g>
                  <svg:desc>4kbyte.I12:4kbyte.V12</svg:desc>
                </draw:g>
              </table:table-cell>
              <table:table-cell office:value-type="float" office:value="53.55">
                <text:p>53.55</text:p>
              </table:table-cell>
              <table:table-cell office:value-type="float" office:value="17.61">
                <text:p>17.61</text:p>
              </table:table-cell>
              <table:table-cell office:value-type="float" office:value="0.09">
                <text:p>0.09</text:p>
              </table:table-cell>
              <table:table-cell office:value-type="float" office:value="0.11">
                <text:p>0.1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9">
                <text:p>0.09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92cm" svg:y="0.315cm" chart:style-name="ch2">
          <text:p>32kbyte direct=true</text:p>
        </chart:title>
        <chart:subtitle svg:x="7.311cm" svg:y="0.931cm" chart:style-name="ch3">
          <text:p>randomread bandwidth(kB/s)</text:p>
        </chart:subtitle>
        <chart:plot-area chart:style-name="ch4" table:cell-range-address="32kbyte.A4:32kbyte.B8" chart:data-source-has-labels="both" svg:x="0.553cm" svg:y="1.58cm" svg:width="19.164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32kbyte.A5:32k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2kbyte.B5:32kbyte.B8" chart:label-cell-address="32kbyte.B4:32kbyte.B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32kbyte.B4:32kbyte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32kbyte.A5:32kbyte.A8</svg:desc>
                </draw:g>
              </table:table-cell>
              <table:table-cell office:value-type="float" office:value="38671">
                <text:p>38671</text:p>
                <draw:g>
                  <svg:desc>32kbyte.B5:32kbyte.B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75653">
                <text:p>75653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66821">
                <text:p>66821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94808">
                <text:p>9480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92cm" svg:y="0.315cm" chart:style-name="ch2">
          <text:p>32kbyte direct=true</text:p>
        </chart:title>
        <chart:subtitle svg:x="7.311cm" svg:y="0.932cm" chart:style-name="ch3">
          <text:p>randomwrite bandwidth(kB/s)</text:p>
        </chart:subtitle>
        <chart:plot-area chart:style-name="ch4" table:cell-range-address="32kbyte.A11:32kbyte.B15" chart:data-source-has-labels="both" svg:x="0.553cm" svg:y="1.58cm" svg:width="19.164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32kbyte.A12:32k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2kbyte.B12:32kbyte.B15" chart:label-cell-address="32kbyte.B11:32kbyte.B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32kbyte.B11:32kbyte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32kbyte.A12:32kbyte.A15</svg:desc>
                </draw:g>
              </table:table-cell>
              <table:table-cell office:value-type="float" office:value="131527">
                <text:p>131527</text:p>
                <draw:g>
                  <svg:desc>32kbyte.B12:32kbyte.B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124141">
                <text:p>124141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22121">
                <text:p>22121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82605">
                <text:p>18260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53cm" svg:y="0.315cm" chart:style-name="ch2">
          <text:p>32kbyte direct=true</text:p>
        </chart:title>
        <chart:subtitle svg:x="8.41cm" svg:y="0.905cm" chart:style-name="ch3">
          <text:p>randomread IOPS</text:p>
        </chart:subtitle>
        <chart:plot-area chart:style-name="ch4" table:cell-range-address="32kbyte.A5:32kbyte.A8 32kbyte.C4:32kbyte.C8" chart:data-source-has-labels="both" svg:x="0.553cm" svg:y="1.58cm" svg:width="18.952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32kbyte.A5:32k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2kbyte.C5:32kbyte.C8" chart:label-cell-address="32kbyte.C4:32kbyte.C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32kbyte.C4:32kbyte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32kbyte.A5:32kbyte.A8</svg:desc>
                </draw:g>
              </table:table-cell>
              <table:table-cell office:value-type="float" office:value="1208">
                <text:p>1208</text:p>
                <draw:g>
                  <svg:desc>32kbyte.C5:32kbyte.C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2962">
                <text:p>2962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92cm" svg:y="0.315cm" chart:style-name="ch2">
          <text:p>32kbyte direct=true</text:p>
        </chart:title>
        <chart:subtitle svg:x="8.515cm" svg:y="0.933cm" chart:style-name="ch3">
          <text:p>randomwrite IOPS</text:p>
        </chart:subtitle>
        <chart:plot-area chart:style-name="ch4" table:cell-range-address="32kbyte.A12:32kbyte.A15 32kbyte.C11:32kbyte.C15" chart:data-source-has-labels="both" svg:x="0.553cm" svg:y="1.58cm" svg:width="18.952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32kbyte.A12:32k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32kbyte.C12:32kbyte.C15" chart:label-cell-address="32kbyte.C11:32kbyte.C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32kbyte.C11:32kbyte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32kbyte.A12:32kbyte.A15</svg:desc>
                </draw:g>
              </table:table-cell>
              <table:table-cell office:value-type="float" office:value="4110">
                <text:p>4110</text:p>
                <draw:g>
                  <svg:desc>32kbyte.C12:32kbyte.C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5706">
                <text:p>5706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71cm" svg:y="0.316cm" chart:style-name="ch2">
          <text:p>32kbyte direct=true</text:p>
        </chart:title>
        <chart:subtitle svg:x="6.523cm" svg:y="1.075cm" chart:style-name="ch3">
          <text:p>random read CPU usage (100%=1core)</text:p>
        </chart:subtitle>
        <chart:legend svg:x="15.232cm" svg:y="0.643cm" style:legend-expansion="custom" chartooo:width="2.642cm" chartooo:height="1.042cm" style:legend-expansion-aspect-ratio="2.53550863723608" chart:style-name="ch4"/>
        <chart:plot-area chart:style-name="ch5" table:cell-range-address="32kbyte.A5:32kbyte.A8 32kbyte.D4:32kbyte.E8" chart:data-source-has-labels="both" svg:x="0.386cm" svg:y="1.878cm" svg:width="18.962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32kbyte.A5:32k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32kbyte.D5:32kbyte.D8" chart:label-cell-address="32kbyte.D4:32kbyte.D4" chart:class="chart:bar">
            <chart:data-point chart:repeated="4"/>
          </chart:series>
          <chart:series chart:style-name="ch10" chart:values-cell-range-address="32kbyte.E5:32kbyte.E8" chart:label-cell-address="32kbyte.E4:32kbyte.E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32kbyte.D4:32kbyte.D4</svg:desc>
                </draw:g>
              </table:table-cell>
              <table:table-cell office:value-type="string">
                <text:p>host</text:p>
                <draw:g>
                  <svg:desc>32kbyte.E4:32kbyte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32kbyte.A5:32kbyte.A8</svg:desc>
                </draw:g>
              </table:table-cell>
              <table:table-cell office:value-type="float" office:value="4.17">
                <text:p>4.17</text:p>
                <draw:g>
                  <svg:desc>32kbyte.D5:32kbyte.D8</svg:desc>
                </draw:g>
              </table:table-cell>
              <table:table-cell office:value-type="float" office:value="64.28125">
                <text:p>64.28125</text:p>
                <draw:g>
                  <svg:desc>32kbyte.E5:32kbyte.E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7.88">
                <text:p>7.88</text:p>
              </table:table-cell>
              <table:table-cell office:value-type="float" office:value="54.7625">
                <text:p>54.7625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7.08">
                <text:p>7.08</text:p>
              </table:table-cell>
              <table:table-cell office:value-type="float" office:value="42.4888888889">
                <text:p>42.4888888889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21.45">
                <text:p>21.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95cm" svg:y="0.282cm" chart:style-name="ch2">
          <text:p>32kbyte direct=true</text:p>
        </chart:title>
        <chart:subtitle svg:x="6.517cm" svg:y="1.076cm" chart:style-name="ch3">
          <text:p>random write CPU usage (100%=1core)</text:p>
        </chart:subtitle>
        <chart:legend svg:x="15.232cm" svg:y="0.643cm" style:legend-expansion="custom" chartooo:width="2.862cm" chartooo:height="1.042cm" style:legend-expansion-aspect-ratio="2.74664107485605" chart:style-name="ch4"/>
        <chart:plot-area chart:style-name="ch5" table:cell-range-address="32kbyte.A12:32kbyte.A15 32kbyte.D11:32kbyte.E15" chart:data-source-has-labels="both" svg:x="0.386cm" svg:y="1.878cm" svg:width="18.962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32kbyte.A12:32k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32kbyte.D12:32kbyte.D15" chart:label-cell-address="32kbyte.D11:32kbyte.D11" chart:class="chart:bar">
            <chart:data-point chart:repeated="4"/>
          </chart:series>
          <chart:series chart:style-name="ch10" chart:values-cell-range-address="32kbyte.E12:32kbyte.E15" chart:label-cell-address="32kbyte.E11:32kbyte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32kbyte.D11:32kbyte.D11</svg:desc>
                </draw:g>
              </table:table-cell>
              <table:table-cell office:value-type="string">
                <text:p>host</text:p>
                <draw:g>
                  <svg:desc>32kbyte.E11:32kbyte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32kbyte.A12:32kbyte.A15</svg:desc>
                </draw:g>
              </table:table-cell>
              <table:table-cell office:value-type="float" office:value="17.62">
                <text:p>17.62</text:p>
                <draw:g>
                  <svg:desc>32kbyte.D12:32kbyte.D15</svg:desc>
                </draw:g>
              </table:table-cell>
              <table:table-cell office:value-type="float" office:value="85.52">
                <text:p>85.52</text:p>
                <draw:g>
                  <svg:desc>32kbyte.E12:32kbyte.E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13.76">
                <text:p>13.76</text:p>
              </table:table-cell>
              <table:table-cell office:value-type="float" office:value="74.76">
                <text:p>74.76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3.08">
                <text:p>3.08</text:p>
              </table:table-cell>
              <table:table-cell office:value-type="float" office:value="26.6896551724">
                <text:p>26.6896551724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45.54">
                <text:p>45.5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92cm" svg:y="0.315cm" chart:style-name="ch2">
          <text:p>32kbyte direct=true</text:p>
        </chart:title>
        <chart:subtitle svg:x="8.12cm" svg:y="1.076cm" chart:style-name="ch3">
          <text:p>random read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32kbyte.A5:32kbyte.A8 32kbyte.G4:32kbyte.H8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32kbyte.A5:32k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32kbyte.G5:32kbyte.G8" chart:label-cell-address="32kbyte.G4:32kbyte.G4" chart:class="chart:bar">
            <chart:data-point chart:repeated="4"/>
          </chart:series>
          <chart:series chart:style-name="ch10" chart:values-cell-range-address="32kbyte.H5:32kbyte.H8" chart:label-cell-address="32kbyte.H4:32kbyte.H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32kbyte.G4:32kbyte.G4</svg:desc>
                </draw:g>
              </table:table-cell>
              <table:table-cell office:value-type="string">
                <text:p>host</text:p>
                <draw:g>
                  <svg:desc>32kbyte.H4:32kbyte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32kbyte.A5:32kbyte.A8</svg:desc>
                </draw:g>
              </table:table-cell>
              <table:table-cell office:value-type="float" office:value="98.88">
                <text:p>98.88</text:p>
                <draw:g>
                  <svg:desc>32kbyte.G5:32kbyte.G8</svg:desc>
                </draw:g>
              </table:table-cell>
              <table:table-cell office:value-type="float" office:value="94.6294117647">
                <text:p>94.6294117647</text:p>
                <draw:g>
                  <svg:desc>32kbyte.H5:32kbyte.H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2.71">
                <text:p>92.71</text:p>
              </table:table-cell>
              <table:table-cell office:value-type="float" office:value="67.475">
                <text:p>67.475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6.44">
                <text:p>96.44</text:p>
              </table:table-cell>
              <table:table-cell office:value-type="float" office:value="85.032">
                <text:p>85.032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89.92">
                <text:p>89.9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92cm" svg:y="0.315cm" chart:style-name="ch2">
          <text:p>32kbyte direct=true</text:p>
        </chart:title>
        <chart:subtitle svg:x="8.12cm" svg:y="1.077cm" chart:style-name="ch3">
          <text:p>random write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32kbyte.A12:32kbyte.A15 32kbyte.G11:32kbyte.H15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32kbyte.A12:32k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32kbyte.G12:32kbyte.G15" chart:label-cell-address="32kbyte.G11:32kbyte.G11" chart:class="chart:bar">
            <chart:data-point chart:repeated="4"/>
          </chart:series>
          <chart:series chart:style-name="ch10" chart:values-cell-range-address="32kbyte.H12:32kbyte.H15" chart:label-cell-address="32kbyte.H11:32kbyte.H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32kbyte.G11:32kbyte.G11</svg:desc>
                </draw:g>
              </table:table-cell>
              <table:table-cell office:value-type="string">
                <text:p>host</text:p>
                <draw:g>
                  <svg:desc>32kbyte.H11:32kbyte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32kbyte.A12:32kbyte.A15</svg:desc>
                </draw:g>
              </table:table-cell>
              <table:table-cell office:value-type="float" office:value="94.64">
                <text:p>94.64</text:p>
                <draw:g>
                  <svg:desc>32kbyte.G12:32kbyte.G15</svg:desc>
                </draw:g>
              </table:table-cell>
              <table:table-cell office:value-type="float" office:value="96.124">
                <text:p>96.124</text:p>
                <draw:g>
                  <svg:desc>32kbyte.H12:32kbyte.H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0.31">
                <text:p>90.31</text:p>
              </table:table-cell>
              <table:table-cell office:value-type="float" office:value="56.49">
                <text:p>56.49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7.48">
                <text:p>97.48</text:p>
              </table:table-cell>
              <table:table-cell office:value-type="float" office:value="85.1931034483">
                <text:p>85.1931034483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82.05">
                <text:p>82.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1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row-mapping="3 2 1 0" chart:style-name="ch1">
        <chart:title svg:x="7.931cm" svg:y="0.156cm" chart:style-name="ch2">
          <text:p>32kbyte direct=true</text:p>
        </chart:title>
        <chart:subtitle svg:x="6.963cm" svg:y="0.805cm" chart:style-name="ch3">
          <text:p>random read latency distribution</text:p>
        </chart:subtitle>
        <chart:legend chart:legend-position="end" svg:x="18.047cm" svg:y="3.508cm" style:legend-expansion="high" chart:style-name="ch4"/>
        <chart:plot-area chart:style-name="ch5" table:cell-range-address="32kbyte.I4:32kbyte.W8 32kbyte.A5:32kbyte.A8" chart:data-source-has-labels="both" svg:x="0.255cm" svg:y="1.37cm" svg:width="17.792cm" svg:height="6.975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8.049cm" svg:y="8.466cm" chart:style-name="ch7">
              <text:p>latency(msec)</text:p>
            </chart:title>
            <chart:categories table:cell-range-address="32kbyte.I4:32kbyte.W4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32kbyte.I8:32kbyte.W8" chart:label-cell-address="32kbyte.A8:32kbyte.A8" chart:class="chart:line">
            <chart:data-point chart:repeated="15"/>
          </chart:series>
          <chart:series chart:style-name="ch12" chart:values-cell-range-address="32kbyte.I7:32kbyte.W7" chart:label-cell-address="32kbyte.A7:32kbyte.A7" chart:class="chart:line">
            <chart:data-point chart:repeated="15"/>
          </chart:series>
          <chart:series chart:style-name="ch13" chart:values-cell-range-address="32kbyte.I6:32kbyte.W6" chart:label-cell-address="32kbyte.A6:32kbyte.A6" chart:class="chart:line">
            <chart:data-point chart:repeated="15"/>
          </chart:series>
          <chart:series chart:style-name="ch14" chart:values-cell-range-address="32kbyte.I5:32kbyte.W5" chart:label-cell-address="32kbyte.A5:32kbyte.A5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.01">
                <text:p>0</text:p>
                <draw:g>
                  <svg:desc>32kbyte.I4:32kbyte.W4</svg:desc>
                </draw:g>
              </table:table-cell>
              <table:table-cell office:value-type="float" office:value="0.02">
                <text:p>0</text:p>
              </table:table-cell>
              <table:table-cell office:value-type="float" office:value="0.05">
                <text:p>0</text:p>
              </table:table-cell>
              <table:table-cell office:value-type="float" office:value="0.1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7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32kbyte.A8:32kbyte.A8</svg:desc>
                </draw:g>
              </table:table-cell>
              <table:table-cell office:value-type="float" office:value="0">
                <text:p>0</text:p>
                <draw:g>
                  <svg:desc>32kbyte.I8:32kbyte.W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9">
                <text:p>1.99</text:p>
              </table:table-cell>
              <table:table-cell office:value-type="float" office:value="97.98">
                <text:p>97.98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1</text:p>
                <draw:g>
                  <svg:desc>32kbyte.A7:32kbyte.A7</svg:desc>
                </draw:g>
              </table:table-cell>
              <table:table-cell office:value-type="float" office:value="7.62">
                <text:p>7.62</text:p>
                <draw:g>
                  <svg:desc>32kbyte.I7:32kbyte.W7</svg:desc>
                </draw:g>
              </table:table-cell>
              <table:table-cell office:value-type="float" office:value="4.77">
                <text:p>4.77</text:p>
              </table:table-cell>
              <table:table-cell office:value-type="float" office:value="2.83">
                <text:p>2.83</text:p>
              </table:table-cell>
              <table:table-cell office:value-type="float" office:value="2.6">
                <text:p>2.6</text:p>
              </table:table-cell>
              <table:table-cell office:value-type="float" office:value="2.95">
                <text:p>2.95</text:p>
              </table:table-cell>
              <table:table-cell office:value-type="float" office:value="31.02">
                <text:p>31.02</text:p>
              </table:table-cell>
              <table:table-cell office:value-type="float" office:value="32.84">
                <text:p>32.84</text:p>
              </table:table-cell>
              <table:table-cell office:value-type="float" office:value="12.28">
                <text:p>12.28</text:p>
              </table:table-cell>
              <table:table-cell office:value-type="float" office:value="3.07">
                <text:p>3.07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2</text:p>
                <draw:g>
                  <svg:desc>32kbyte.A6:32kbyte.A6</svg:desc>
                </draw:g>
              </table:table-cell>
              <table:table-cell office:value-type="float" office:value="0">
                <text:p>0</text:p>
                <draw:g>
                  <svg:desc>32kbyte.I6:32kbyte.W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97.62">
                <text:p>97.62</text:p>
              </table:table-cell>
              <table:table-cell office:value-type="float" office:value="2.33">
                <text:p>2.3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en</text:p>
                <draw:g>
                  <svg:desc>32kbyte.A5:32kbyte.A5</svg:desc>
                </draw:g>
              </table:table-cell>
              <table:table-cell office:value-type="float" office:value="0">
                <text:p>0</text:p>
                <draw:g>
                  <svg:desc>32kbyte.I5:32kbyte.W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13.06">
                <text:p>13.06</text:p>
              </table:table-cell>
              <table:table-cell office:value-type="float" office:value="15.48">
                <text:p>15.48</text:p>
              </table:table-cell>
              <table:table-cell office:value-type="float" office:value="2.22">
                <text:p>2.22</text:p>
              </table:table-cell>
              <table:table-cell office:value-type="float" office:value="4.22">
                <text:p>4.22</text:p>
              </table:table-cell>
              <table:table-cell office:value-type="float" office:value="10.97">
                <text:p>10.97</text:p>
              </table:table-cell>
              <table:table-cell office:value-type="float" office:value="53.51">
                <text:p>53.51</text:p>
              </table:table-cell>
              <table:table-cell office:value-type="float" office:value="0.49">
                <text:p>0.4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5cm" svg:y="0.315cm" chart:style-name="ch2">
          <text:p>11byte direct=false</text:p>
        </chart:title>
        <chart:subtitle svg:x="8.515cm" svg:y="0.933cm" chart:style-name="ch3">
          <text:p>randomwrite IOPS</text:p>
        </chart:subtitle>
        <chart:plot-area chart:style-name="ch4" table:cell-range-address="11byte.A12:11byte.A15 11byte.C11:11byte.C15" chart:data-source-has-labels="both" svg:x="0.553cm" svg:y="1.58cm" svg:width="19.164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11byte.A12:11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1byte.C12:11byte.C15" chart:label-cell-address="11byte.C11:11byte.C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11byte.C11:11byte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1byte.A12:11byte.A15</svg:desc>
                </draw:g>
              </table:table-cell>
              <table:table-cell office:value-type="float" office:value="3006">
                <text:p>3006</text:p>
                <draw:g>
                  <svg:desc>11byte.C12:11byte.C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447745">
                <text:p>4477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1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style-name="ch1">
        <chart:title svg:x="7.932cm" svg:y="0.156cm" chart:style-name="ch2">
          <text:p>32kbyte direct=true</text:p>
        </chart:title>
        <chart:subtitle svg:x="6.963cm" svg:y="0.805cm" chart:style-name="ch3">
          <text:p>random read latency distribution</text:p>
        </chart:subtitle>
        <chart:legend chart:legend-position="end" svg:x="18.047cm" svg:y="3.508cm" style:legend-expansion="high" chart:style-name="ch4"/>
        <chart:plot-area chart:style-name="ch5" table:cell-range-address="32kbyte.I11:32kbyte.V15 32kbyte.A12:32kbyte.A15" chart:data-source-has-labels="both" svg:x="0.255cm" svg:y="1.37cm" svg:width="17.607cm" svg:height="6.975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7.956cm" svg:y="8.466cm" chart:style-name="ch7">
              <text:p>latency(msec)</text:p>
            </chart:title>
            <chart:categories table:cell-range-address="32kbyte.I11:32kbyte.V11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32kbyte.I12:32kbyte.V12" chart:label-cell-address="32kbyte.A12:32kbyte.A12" chart:class="chart:line">
            <chart:data-point chart:repeated="14"/>
          </chart:series>
          <chart:series chart:style-name="ch12" chart:values-cell-range-address="32kbyte.I13:32kbyte.V13" chart:label-cell-address="32kbyte.A13:32kbyte.A13" chart:class="chart:line">
            <chart:data-point chart:repeated="14"/>
          </chart:series>
          <chart:series chart:style-name="ch13" chart:values-cell-range-address="32kbyte.I14:32kbyte.V14" chart:label-cell-address="32kbyte.A14:32kbyte.A14" chart:class="chart:line">
            <chart:data-point chart:repeated="14"/>
          </chart:series>
          <chart:series chart:style-name="ch14" chart:values-cell-range-address="32kbyte.I15:32kbyte.V15" chart:label-cell-address="32kbyte.A15:32kbyte.A15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0.05">
                <text:p>0</text:p>
                <draw:g>
                  <svg:desc>32kbyte.I11:32kbyte.V11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7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32kbyte.A12:32kbyte.A12</svg:desc>
                </draw:g>
              </table:table-cell>
              <table:table-cell office:value-type="float" office:value="0.01">
                <text:p>0.01</text:p>
                <draw:g>
                  <svg:desc>32kbyte.I12:32kbyte.V12</svg:desc>
                </draw:g>
              </table:table-cell>
              <table:table-cell office:value-type="float" office:value="3.21">
                <text:p>3.21</text:p>
              </table:table-cell>
              <table:table-cell office:value-type="float" office:value="95.7">
                <text:p>95.7</text:p>
              </table:table-cell>
              <table:table-cell office:value-type="float" office:value="0.17">
                <text:p>0.1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22">
                <text:p>0.22</text:p>
              </table:table-cell>
              <table:table-cell office:value-type="float" office:value="0.59">
                <text:p>0.59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vm2</text:p>
                <draw:g>
                  <svg:desc>32kbyte.A13:32kbyte.A13</svg:desc>
                </draw:g>
              </table:table-cell>
              <table:table-cell office:value-type="float" office:value="0">
                <text:p>0</text:p>
                <draw:g>
                  <svg:desc>32kbyte.I13:32kbyte.V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0.68">
                <text:p>70.68</text:p>
              </table:table-cell>
              <table:table-cell office:value-type="float" office:value="29.22">
                <text:p>29.22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vm1</text:p>
                <draw:g>
                  <svg:desc>32kbyte.A14:32kbyte.A14</svg:desc>
                </draw:g>
              </table:table-cell>
              <table:table-cell office:value-type="float" office:value="0">
                <text:p>0</text:p>
                <draw:g>
                  <svg:desc>32kbyte.I14:32kbyte.V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16.83">
                <text:p>16.83</text:p>
              </table:table-cell>
              <table:table-cell office:value-type="float" office:value="69.41">
                <text:p>69.41</text:p>
              </table:table-cell>
              <table:table-cell office:value-type="float" office:value="6.64">
                <text:p>6.64</text:p>
              </table:table-cell>
              <table:table-cell office:value-type="float" office:value="6.97">
                <text:p>6.97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st</text:p>
                <draw:g>
                  <svg:desc>32kbyte.A15:32kbyte.A15</svg:desc>
                </draw:g>
              </table:table-cell>
              <table:table-cell office:value-type="float" office:value="0">
                <text:p>0</text:p>
                <draw:g>
                  <svg:desc>32kbyte.I15:32kbyte.V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99.93">
                <text:p>99.93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746cm" svg:y="0.315cm" chart:style-name="ch2">
          <text:p>512kbyte direct=true</text:p>
        </chart:title>
        <chart:subtitle svg:x="7.311cm" svg:y="0.932cm" chart:style-name="ch3">
          <text:p>randomread bandwidth(kB/s)</text:p>
        </chart:subtitle>
        <chart:plot-area chart:style-name="ch4" table:cell-range-address="512kbyte.A4:512kbyte.B8" chart:data-source-has-labels="both" svg:x="0.553cm" svg:y="1.58cm" svg:width="19.163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512kbyte.A5:512k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12kbyte.B5:512kbyte.B8" chart:label-cell-address="512kbyte.B4:512kbyte.B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512kbyte.B4:512kbyte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kbyte.A5:512kbyte.A8</svg:desc>
                </draw:g>
              </table:table-cell>
              <table:table-cell office:value-type="float" office:value="176806">
                <text:p>176806</text:p>
                <draw:g>
                  <svg:desc>512kbyte.B5:512kbyte.B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338250">
                <text:p>338250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173567">
                <text:p>173567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383018">
                <text:p>383018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729cm" svg:y="0.293cm" chart:style-name="ch2">
          <text:p>512kbyte direct=true</text:p>
        </chart:title>
        <chart:subtitle svg:x="7.311cm" svg:y="0.933cm" chart:style-name="ch3">
          <text:p>randomwrite bandwidth(kB/s)</text:p>
        </chart:subtitle>
        <chart:plot-area chart:style-name="ch4" table:cell-range-address="512kbyte.A11:512kbyte.B15" chart:data-source-has-labels="both" svg:x="0.553cm" svg:y="1.58cm" svg:width="19.163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512kbyte.A12:512k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12kbyte.B12:512kbyte.B15" chart:label-cell-address="512kbyte.B11:512kbyte.B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512kbyte.B11:512kbyte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kbyte.A12:512kbyte.A15</svg:desc>
                </draw:g>
              </table:table-cell>
              <table:table-cell office:value-type="float" office:value="383205">
                <text:p>383205</text:p>
                <draw:g>
                  <svg:desc>512kbyte.B12:512kbyte.B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347172">
                <text:p>347172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232724">
                <text:p>232724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409920">
                <text:p>409920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9cm" svg:y="0.315cm" chart:style-name="ch2">
          <text:p>512kbyte direct=true</text:p>
        </chart:title>
        <chart:subtitle svg:x="8.41cm" svg:y="0.907cm" chart:style-name="ch3">
          <text:p>randomread IOPS</text:p>
        </chart:subtitle>
        <chart:plot-area chart:style-name="ch4" table:cell-range-address="512kbyte.A5:512kbyte.A8 512kbyte.C4:512kbyte.C8" chart:data-source-has-labels="both" svg:x="0.553cm" svg:y="1.58cm" svg:width="18.846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512kbyte.A5:512k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12kbyte.C5:512kbyte.C8" chart:label-cell-address="512kbyte.C4:512kbyte.C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512kbyte.C4:512kbyte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kbyte.A5:512kbyte.A8</svg:desc>
                </draw:g>
              </table:table-cell>
              <table:table-cell office:value-type="float" office:value="345">
                <text:p>345</text:p>
                <draw:g>
                  <svg:desc>512kbyte.C5:512kbyte.C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748">
                <text:p>748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746cm" svg:y="0.315cm" chart:style-name="ch2">
          <text:p>512kbyte direct=true</text:p>
        </chart:title>
        <chart:subtitle svg:x="8.516cm" svg:y="0.934cm" chart:style-name="ch3">
          <text:p>randomwrite IOPS</text:p>
        </chart:subtitle>
        <chart:plot-area chart:style-name="ch4" table:cell-range-address="512kbyte.A12:512kbyte.A15 512kbyte.C11:512kbyte.C15" chart:data-source-has-labels="both" svg:x="0.553cm" svg:y="1.58cm" svg:width="18.845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512kbyte.A12:512k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512kbyte.C12:512kbyte.C15" chart:label-cell-address="512kbyte.C11:512kbyte.C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512kbyte.C11:512kbyte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kbyte.A12:512kbyte.A15</svg:desc>
                </draw:g>
              </table:table-cell>
              <table:table-cell office:value-type="float" office:value="748">
                <text:p>748</text:p>
                <draw:g>
                  <svg:desc>512kbyte.C12:512kbyte.C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800">
                <text:p>800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66cm" svg:y="0.316cm" chart:style-name="ch2">
          <text:p>512kbyte direct=true</text:p>
        </chart:title>
        <chart:subtitle svg:x="6.523cm" svg:y="1.076cm" chart:style-name="ch3">
          <text:p>random read CPU usage (100%=1core)</text:p>
        </chart:subtitle>
        <chart:legend svg:x="15.232cm" svg:y="0.643cm" style:legend-expansion="custom" chartooo:width="2.834cm" chartooo:height="1.042cm" style:legend-expansion-aspect-ratio="2.71976967370441" chart:style-name="ch4"/>
        <chart:plot-area chart:style-name="ch5" table:cell-range-address="512kbyte.A5:512kbyte.A8 512kbyte.D4:512kbyte.E8" chart:data-source-has-labels="both" svg:x="0.386cm" svg:y="1.878cm" svg:width="18.962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512kbyte.A5:512k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512kbyte.D5:512kbyte.D8" chart:label-cell-address="512kbyte.D4:512kbyte.D4" chart:class="chart:bar">
            <chart:data-point chart:repeated="4"/>
          </chart:series>
          <chart:series chart:style-name="ch10" chart:values-cell-range-address="512kbyte.E5:512kbyte.E8" chart:label-cell-address="512kbyte.E4:512kbyte.E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512kbyte.D4:512kbyte.D4</svg:desc>
                </draw:g>
              </table:table-cell>
              <table:table-cell office:value-type="string">
                <text:p>host</text:p>
                <draw:g>
                  <svg:desc>512kbyte.E4:512kbyte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kbyte.A5:512kbyte.A8</svg:desc>
                </draw:g>
              </table:table-cell>
              <table:table-cell office:value-type="float" office:value="4.35">
                <text:p>4.35</text:p>
                <draw:g>
                  <svg:desc>512kbyte.D5:512kbyte.D8</svg:desc>
                </draw:g>
              </table:table-cell>
              <table:table-cell office:value-type="float" office:value="73.375">
                <text:p>73.375</text:p>
                <draw:g>
                  <svg:desc>512kbyte.E5:512kbyte.E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3.4">
                <text:p>3.4</text:p>
              </table:table-cell>
              <table:table-cell office:value-type="float" office:value="59.35">
                <text:p>59.35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1.99">
                <text:p>1.99</text:p>
              </table:table-cell>
              <table:table-cell office:value-type="float" office:value="35.975">
                <text:p>35.975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6.58">
                <text:p>6.5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746cm" svg:y="0.315cm" chart:style-name="ch2">
          <text:p>512kbyte direct=true</text:p>
        </chart:title>
        <chart:subtitle svg:x="6.517cm" svg:y="1.077cm" chart:style-name="ch3">
          <text:p>random write CPU usage (100%=1core)</text:p>
        </chart:subtitle>
        <chart:legend svg:x="15.232cm" svg:y="0.643cm" style:legend-expansion="custom" chartooo:width="2.669cm" chartooo:height="1.042cm" style:legend-expansion-aspect-ratio="2.56142034548944" chart:style-name="ch4"/>
        <chart:plot-area chart:style-name="ch5" table:cell-range-address="512kbyte.A12:512kbyte.A15 512kbyte.D11:512kbyte.E15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512kbyte.A12:512k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512kbyte.D12:512kbyte.D15" chart:label-cell-address="512kbyte.D11:512kbyte.D11" chart:class="chart:bar">
            <chart:data-point chart:repeated="4"/>
          </chart:series>
          <chart:series chart:style-name="ch10" chart:values-cell-range-address="512kbyte.E12:512kbyte.E15" chart:label-cell-address="512kbyte.E11:512kbyte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512kbyte.D11:512kbyte.D11</svg:desc>
                </draw:g>
              </table:table-cell>
              <table:table-cell office:value-type="string">
                <text:p>host</text:p>
                <draw:g>
                  <svg:desc>512kbyte.E11:512kbyte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kbyte.A12:512kbyte.A15</svg:desc>
                </draw:g>
              </table:table-cell>
              <table:table-cell office:value-type="float" office:value="12.58">
                <text:p>12.58</text:p>
                <draw:g>
                  <svg:desc>512kbyte.D12:512kbyte.D15</svg:desc>
                </draw:g>
              </table:table-cell>
              <table:table-cell office:value-type="float" office:value="92.5">
                <text:p>92.5</text:p>
                <draw:g>
                  <svg:desc>512kbyte.E12:512kbyte.E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4.39">
                <text:p>4.39</text:p>
              </table:table-cell>
              <table:table-cell office:value-type="float" office:value="30.15">
                <text:p>30.15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3.71">
                <text:p>3.71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746cm" svg:y="0.315cm" chart:style-name="ch2">
          <text:p>512kbyte direct=true</text:p>
        </chart:title>
        <chart:subtitle svg:x="8.12cm" svg:y="1.077cm" chart:style-name="ch3">
          <text:p>random read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512kbyte.A5:512kbyte.A8 512kbyte.G4:512kbyte.H8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512kbyte.A5:512k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512kbyte.G5:512kbyte.G8" chart:label-cell-address="512kbyte.G4:512kbyte.G4" chart:class="chart:bar">
            <chart:data-point chart:repeated="4"/>
          </chart:series>
          <chart:series chart:style-name="ch10" chart:values-cell-range-address="512kbyte.H5:512kbyte.H8" chart:label-cell-address="512kbyte.H4:512kbyte.H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512kbyte.G4:512kbyte.G4</svg:desc>
                </draw:g>
              </table:table-cell>
              <table:table-cell office:value-type="string">
                <text:p>host</text:p>
                <draw:g>
                  <svg:desc>512kbyte.H4:512kbyte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kbyte.A5:512kbyte.A8</svg:desc>
                </draw:g>
              </table:table-cell>
              <table:table-cell office:value-type="float" office:value="99.18">
                <text:p>99.18</text:p>
                <draw:g>
                  <svg:desc>512kbyte.G5:512kbyte.G8</svg:desc>
                </draw:g>
              </table:table-cell>
              <table:table-cell office:value-type="float" office:value="97.78">
                <text:p>97.78</text:p>
                <draw:g>
                  <svg:desc>512kbyte.H5:512kbyte.H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6.79">
                <text:p>96.79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8.47">
                <text:p>98.47</text:p>
              </table:table-cell>
              <table:table-cell office:value-type="float" office:value="89.885">
                <text:p>89.885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88.14">
                <text:p>88.1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746cm" svg:y="0.315cm" chart:style-name="ch2">
          <text:p>512kbyte direct=true</text:p>
        </chart:title>
        <chart:subtitle svg:x="8.12cm" svg:y="1.078cm" chart:style-name="ch3">
          <text:p>random write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512kbyte.A12:512kbyte.A15 512kbyte.G11:512kbyte.H15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512kbyte.A12:512k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512kbyte.G12:512kbyte.G15" chart:label-cell-address="512kbyte.G11:512kbyte.G11" chart:class="chart:bar">
            <chart:data-point chart:repeated="4"/>
          </chart:series>
          <chart:series chart:style-name="ch10" chart:values-cell-range-address="512kbyte.H12:512kbyte.H15" chart:label-cell-address="512kbyte.H11:512kbyte.H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512kbyte.G11:512kbyte.G11</svg:desc>
                </draw:g>
              </table:table-cell>
              <table:table-cell office:value-type="string">
                <text:p>host</text:p>
                <draw:g>
                  <svg:desc>512kbyte.H11:512kbyte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512kbyte.A12:512kbyte.A15</svg:desc>
                </draw:g>
              </table:table-cell>
              <table:table-cell office:value-type="float" office:value="94.45">
                <text:p>94.45</text:p>
                <draw:g>
                  <svg:desc>512kbyte.G12:512kbyte.G15</svg:desc>
                </draw:g>
              </table:table-cell>
              <table:table-cell office:value-type="float" office:value="94.65">
                <text:p>94.65</text:p>
                <draw:g>
                  <svg:desc>512kbyte.H12:512kbyte.H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6.31">
                <text:p>96.31</text:p>
              </table:table-cell>
              <table:table-cell office:value-type="float" office:value="78.45">
                <text:p>78.45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7.14">
                <text:p>97.14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90.89">
                <text:p>90.8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1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row-mapping="3 2 1 0" chart:style-name="ch1">
        <chart:title svg:x="7.926cm" svg:y="0.156cm" chart:style-name="ch2">
          <text:p>512kbyte direct=true</text:p>
        </chart:title>
        <chart:subtitle svg:x="6.963cm" svg:y="0.805cm" chart:style-name="ch3">
          <text:p>random read latency distribution</text:p>
        </chart:subtitle>
        <chart:legend chart:legend-position="end" svg:x="18.047cm" svg:y="3.508cm" style:legend-expansion="high" chart:style-name="ch4"/>
        <chart:plot-area chart:style-name="ch5" table:cell-range-address="512kbyte.I4:512kbyte.O8 512kbyte.A5:512kbyte.A8" chart:data-source-has-labels="both" svg:x="0.255cm" svg:y="1.37cm" svg:width="17.792cm" svg:height="6.895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8.049cm" svg:y="8.445cm" chart:style-name="ch7">
              <text:p>latency(msec)</text:p>
            </chart:title>
            <chart:categories table:cell-range-address="512kbyte.I4:512kbyte.O4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512kbyte.I8:512kbyte.O8" chart:label-cell-address="512kbyte.A8:512kbyte.A8" chart:class="chart:line">
            <chart:data-point chart:repeated="7"/>
          </chart:series>
          <chart:series chart:style-name="ch12" chart:values-cell-range-address="512kbyte.I7:512kbyte.O7" chart:label-cell-address="512kbyte.A7:512kbyte.A7" chart:class="chart:line">
            <chart:data-point chart:repeated="7"/>
          </chart:series>
          <chart:series chart:style-name="ch13" chart:values-cell-range-address="512kbyte.I6:512kbyte.O6" chart:label-cell-address="512kbyte.A6:512kbyte.A6" chart:class="chart:line">
            <chart:data-point chart:repeated="7"/>
          </chart:series>
          <chart:series chart:style-name="ch14" chart:values-cell-range-address="512kbyte.I5:512kbyte.O5" chart:label-cell-address="512kbyte.A5:512kbyte.A5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  <draw:g>
                  <svg:desc>512kbyte.I4:512kbyte.O4</svg:desc>
                </draw:g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512kbyte.A8:512kbyte.A8</svg:desc>
                </draw:g>
              </table:table-cell>
              <table:table-cell office:value-type="float" office:value="100">
                <text:p>100</text:p>
                <draw:g>
                  <svg:desc>512kbyte.I8:512kbyte.O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1</text:p>
                <draw:g>
                  <svg:desc>512kbyte.A7:512kbyte.A7</svg:desc>
                </draw:g>
              </table:table-cell>
              <table:table-cell office:value-type="float" office:value="6.04">
                <text:p>6.04</text:p>
                <draw:g>
                  <svg:desc>512kbyte.I7:512kbyte.O7</svg:desc>
                </draw:g>
              </table:table-cell>
              <table:table-cell office:value-type="float" office:value="93.08">
                <text:p>93.08</text:p>
              </table:table-cell>
              <table:table-cell office:value-type="float" office:value="0.78">
                <text:p>0.78</text:p>
              </table:table-cell>
              <table:table-cell office:value-type="float" office:value="0.05">
                <text:p>0.05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2</text:p>
                <draw:g>
                  <svg:desc>512kbyte.A6:512kbyte.A6</svg:desc>
                </draw:g>
              </table:table-cell>
              <table:table-cell office:value-type="float" office:value="99.89">
                <text:p>99.89</text:p>
                <draw:g>
                  <svg:desc>512kbyte.I6:512kbyte.O6</svg:desc>
                </draw:g>
              </table:table-cell>
              <table:table-cell office:value-type="float" office:value="0.07">
                <text:p>0.07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en</text:p>
                <draw:g>
                  <svg:desc>512kbyte.A5:512kbyte.A5</svg:desc>
                </draw:g>
              </table:table-cell>
              <table:table-cell office:value-type="float" office:value="13.22">
                <text:p>13.22</text:p>
                <draw:g>
                  <svg:desc>512kbyte.I5:512kbyte.O5</svg:desc>
                </draw:g>
              </table:table-cell>
              <table:table-cell office:value-type="float" office:value="86.65">
                <text:p>86.6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5cm" svg:y="0.315cm" chart:style-name="ch2">
          <text:p>11byte direct=false</text:p>
        </chart:title>
        <chart:subtitle svg:x="6.523cm" svg:y="1.075cm" chart:style-name="ch3">
          <text:p>random read CPU usage (100%=1core)</text:p>
        </chart:subtitle>
        <chart:legend svg:x="15.232cm" svg:y="0.643cm" style:legend-expansion="custom" chartooo:width="2.449cm" chartooo:height="1.042cm" style:legend-expansion-aspect-ratio="2.35028790786948" chart:style-name="ch4"/>
        <chart:plot-area chart:style-name="ch5" table:cell-range-address="11byte.A5:11byte.A8 11byte.D4:11byte.E8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11byte.A5:11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11byte.D5:11byte.D8" chart:label-cell-address="11byte.D4:11byte.D4" chart:class="chart:bar">
            <chart:data-point chart:repeated="4"/>
          </chart:series>
          <chart:series chart:style-name="ch10" chart:values-cell-range-address="11byte.E5:11byte.E8" chart:label-cell-address="11byte.E4:11byte.E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11byte.D4:11byte.D4</svg:desc>
                </draw:g>
              </table:table-cell>
              <table:table-cell office:value-type="string">
                <text:p>host</text:p>
                <draw:g>
                  <svg:desc>11byte.E4:11byte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1byte.A5:11byte.A8</svg:desc>
                </draw:g>
              </table:table-cell>
              <table:table-cell office:value-type="float" office:value="12.86">
                <text:p>12.86</text:p>
                <draw:g>
                  <svg:desc>11byte.D5:11byte.D8</svg:desc>
                </draw:g>
              </table:table-cell>
              <table:table-cell office:value-type="float" office:value="56.425">
                <text:p>56.425</text:p>
                <draw:g>
                  <svg:desc>11byte.E5:11byte.E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10.27">
                <text:p>10.27</text:p>
              </table:table-cell>
              <table:table-cell office:value-type="float" office:value="79.4444444444">
                <text:p>79.4444444444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81.91">
                <text:p>81.91</text:p>
              </table:table-cell>
              <table:table-cell office:value-type="float" office:value="115.913888889">
                <text:p>115.913888889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70.72">
                <text:p>70.7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1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row-mapping="3 2 1 0" chart:style-name="ch1">
        <chart:title svg:x="7.927cm" svg:y="0.156cm" chart:style-name="ch2">
          <text:p>512kbyte direct=true</text:p>
        </chart:title>
        <chart:subtitle svg:x="6.963cm" svg:y="0.805cm" chart:style-name="ch3">
          <text:p>random read latency distribution</text:p>
        </chart:subtitle>
        <chart:legend chart:legend-position="end" svg:x="18.047cm" svg:y="3.508cm" style:legend-expansion="high" chart:style-name="ch4"/>
        <chart:plot-area chart:style-name="ch5" table:cell-range-address="512kbyte.I11:512kbyte.R15 512kbyte.A12:512kbyte.A15" chart:data-source-has-labels="both" svg:x="0.255cm" svg:y="1.37cm" svg:width="17.792cm" svg:height="6.975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8.049cm" svg:y="8.466cm" chart:style-name="ch7">
              <text:p>latency(msec)</text:p>
            </chart:title>
            <chart:categories table:cell-range-address="512kbyte.I11:512kbyte.R11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512kbyte.I15:512kbyte.R15" chart:label-cell-address="512kbyte.A15:512kbyte.A15" chart:class="chart:line">
            <chart:data-point chart:repeated="10"/>
          </chart:series>
          <chart:series chart:style-name="ch12" chart:values-cell-range-address="512kbyte.I14:512kbyte.R14" chart:label-cell-address="512kbyte.A14:512kbyte.A14" chart:class="chart:line">
            <chart:data-point chart:repeated="10"/>
          </chart:series>
          <chart:series chart:style-name="ch13" chart:values-cell-range-address="512kbyte.I13:512kbyte.R13" chart:label-cell-address="512kbyte.A13:512kbyte.A13" chart:class="chart:line">
            <chart:data-point chart:repeated="10"/>
          </chart:series>
          <chart:series chart:style-name="ch14" chart:values-cell-range-address="512kbyte.I12:512kbyte.R12" chart:label-cell-address="512kbyte.A12:512kbyte.A12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5">
                <text:p>0</text:p>
                <draw:g>
                  <svg:desc>512kbyte.I11:512kbyte.R11</svg:desc>
                </draw:g>
              </table:table-cell>
              <table:table-cell office:value-type="float" office:value="0.7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512kbyte.A15:512kbyte.A15</svg:desc>
                </draw:g>
              </table:table-cell>
              <table:table-cell office:value-type="float" office:value="0">
                <text:p>0</text:p>
                <draw:g>
                  <svg:desc>512kbyte.I15:512kbyte.R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54">
                <text:p>99.54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1</text:p>
                <draw:g>
                  <svg:desc>512kbyte.A14:512kbyte.A14</svg:desc>
                </draw:g>
              </table:table-cell>
              <table:table-cell office:value-type="float" office:value="0">
                <text:p>0</text:p>
                <draw:g>
                  <svg:desc>512kbyte.I14:512kbyte.R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.81">
                <text:p>35.81</text:p>
              </table:table-cell>
              <table:table-cell office:value-type="float" office:value="63.64">
                <text:p>63.64</text:p>
              </table:table-cell>
              <table:table-cell office:value-type="float" office:value="0.05">
                <text:p>0.05</text:p>
              </table:table-cell>
              <table:table-cell office:value-type="float" office:value="0.44">
                <text:p>0.4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2</text:p>
                <draw:g>
                  <svg:desc>512kbyte.A13:512kbyte.A13</svg:desc>
                </draw:g>
              </table:table-cell>
              <table:table-cell office:value-type="float" office:value="0">
                <text:p>0</text:p>
                <draw:g>
                  <svg:desc>512kbyte.I13:512kbyte.R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46">
                <text:p>99.46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xen</text:p>
                <draw:g>
                  <svg:desc>512kbyte.A12:512kbyte.A12</svg:desc>
                </draw:g>
              </table:table-cell>
              <table:table-cell office:value-type="float" office:value="4.25">
                <text:p>4.25</text:p>
                <draw:g>
                  <svg:desc>512kbyte.I12:512kbyte.R12</svg:desc>
                </draw:g>
              </table:table-cell>
              <table:table-cell office:value-type="float" office:value="22.54">
                <text:p>22.54</text:p>
              </table:table-cell>
              <table:table-cell office:value-type="float" office:value="61.21">
                <text:p>61.21</text:p>
              </table:table-cell>
              <table:table-cell office:value-type="float" office:value="7.98">
                <text:p>7.98</text:p>
              </table:table-cell>
              <table:table-cell office:value-type="float" office:value="0.02">
                <text:p>0.02</text:p>
              </table:table-cell>
              <table:table-cell office:value-type="float" office:value="0.83">
                <text:p>0.83</text:p>
              </table:table-cell>
              <table:table-cell office:value-type="float" office:value="3.16">
                <text:p>3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6cm" svg:y="0.221cm" chart:style-name="ch2">
          <text:p>1mbyte direct=true</text:p>
        </chart:title>
        <chart:subtitle svg:x="7.31cm" svg:y="0.932cm" chart:style-name="ch3">
          <text:p>sequential read bandwidth(kB/s)</text:p>
        </chart:subtitle>
        <chart:plot-area chart:style-name="ch4" table:cell-range-address="1mbyte.A4:1mbyte.B8" chart:data-source-has-labels="both" svg:x="0.553cm" svg:y="1.58cm" svg:width="19.164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1mbyte.A5:1m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mbyte.B5:1mbyte.B8" chart:label-cell-address="1mbyte.B4:1mbyte.B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1mbyte.B4:1mbyte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mbyte.A5:1mbyte.A8</svg:desc>
                </draw:g>
              </table:table-cell>
              <table:table-cell office:value-type="float" office:value="322573">
                <text:p>322573</text:p>
                <draw:g>
                  <svg:desc>1mbyte.B5:1mbyte.B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444563">
                <text:p>444563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260559">
                <text:p>260559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451583">
                <text:p>451583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58cm" svg:y="0.315cm" chart:style-name="ch2">
          <text:p>1mbyte direct=true</text:p>
        </chart:title>
        <chart:subtitle svg:x="7.311cm" svg:y="0.933cm" chart:style-name="ch3">
          <text:p>sequential write bandwidth(kB/s)</text:p>
        </chart:subtitle>
        <chart:plot-area chart:style-name="ch4" table:cell-range-address="1mbyte.A11:1mbyte.B15" chart:data-source-has-labels="both" svg:x="0.553cm" svg:y="1.58cm" svg:width="19.163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1mbyte.A12:1m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mbyte.B12:1mbyte.B15" chart:label-cell-address="1mbyte.B11:1mbyte.B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</text:p>
                <draw:g>
                  <svg:desc>1mbyte.B11:1mbyte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mbyte.A12:1mbyte.A15</svg:desc>
                </draw:g>
              </table:table-cell>
              <table:table-cell office:value-type="float" office:value="378411">
                <text:p>378411</text:p>
                <draw:g>
                  <svg:desc>1mbyte.B12:1mbyte.B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372938">
                <text:p>372938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265664">
                <text:p>265664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422132">
                <text:p>422132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51cm" svg:y="0.315cm" chart:style-name="ch2">
          <text:p>1mbyte direct=true</text:p>
        </chart:title>
        <chart:subtitle svg:x="8.109cm" svg:y="0.906cm" chart:style-name="ch3">
          <text:p>sequential read IOPS</text:p>
        </chart:subtitle>
        <chart:plot-area chart:style-name="ch4" table:cell-range-address="1mbyte.A5:1mbyte.A8 1mbyte.C4:1mbyte.C8" chart:data-source-has-labels="both" svg:x="0.553cm" svg:y="1.58cm" svg:width="18.846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1mbyte.A5:1mbyte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mbyte.C5:1mbyte.C8" chart:label-cell-address="1mbyte.C4:1mbyte.C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1mbyte.C4:1mbyte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mbyte.A5:1mbyte.A8</svg:desc>
                </draw:g>
              </table:table-cell>
              <table:table-cell office:value-type="float" office:value="315">
                <text:p>315</text:p>
                <draw:g>
                  <svg:desc>1mbyte.C5:1mbyte.C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440">
                <text:p>440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69cm" svg:y="0.315cm" chart:style-name="ch2">
          <text:p>1mbyte direct=true</text:p>
        </chart:title>
        <chart:subtitle svg:x="8.113cm" svg:y="0.934cm" chart:style-name="ch3">
          <text:p>sequential write IOPS</text:p>
        </chart:subtitle>
        <chart:plot-area chart:style-name="ch4" table:cell-range-address="1mbyte.A12:1mbyte.A15 1mbyte.C11:1mbyte.C15" chart:data-source-has-labels="both" svg:x="0.553cm" svg:y="1.58cm" svg:width="18.845cm" svg:height="6.789cm">
          <chartooo:coordinate-region svg:x="1.651cm" svg:y="1.58cm" svg:width="17.429cm" svg:height="6.169cm"/>
          <chart:axis chart:dimension="x" chart:name="primary-x" chart:style-name="ch5" chartooo:axis-type="auto">
            <chartooo:date-scale/>
            <chart:categories table:cell-range-address="1mbyte.A12:1mbyte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1mbyte.C12:1mbyte.C15" chart:label-cell-address="1mbyte.C11:1mbyte.C1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1mbyte.C11:1mbyte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mbyte.A12:1mbyte.A15</svg:desc>
                </draw:g>
              </table:table-cell>
              <table:table-cell office:value-type="float" office:value="369">
                <text:p>369</text:p>
                <draw:g>
                  <svg:desc>1mbyte.C12:1mbyte.C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412">
                <text:p>412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869cm" svg:y="0.316cm" chart:style-name="ch2">
          <text:p>1mbyte direct=true</text:p>
        </chart:title>
        <chart:subtitle svg:x="6.523cm" svg:y="1.076cm" chart:style-name="ch3">
          <text:p>sequential read CPU usage (100%=1core)</text:p>
        </chart:subtitle>
        <chart:legend svg:x="15.232cm" svg:y="0.643cm" style:legend-expansion="custom" chartooo:width="2.477cm" chartooo:height="1.042cm" style:legend-expansion-aspect-ratio="2.37715930902111" chart:style-name="ch4"/>
        <chart:plot-area chart:style-name="ch5" table:cell-range-address="1mbyte.A5:1mbyte.A8 1mbyte.D4:1mbyte.E8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1mbyte.A5:1m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1mbyte.D5:1mbyte.D8" chart:label-cell-address="1mbyte.D4:1mbyte.D4" chart:class="chart:bar">
            <chart:data-point chart:repeated="4"/>
          </chart:series>
          <chart:series chart:style-name="ch10" chart:values-cell-range-address="1mbyte.E5:1mbyte.E8" chart:label-cell-address="1mbyte.E4:1mbyte.E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1mbyte.D4:1mbyte.D4</svg:desc>
                </draw:g>
              </table:table-cell>
              <table:table-cell office:value-type="string">
                <text:p>host</text:p>
                <draw:g>
                  <svg:desc>1mbyte.E4:1mbyte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mbyte.A5:1mbyte.A8</svg:desc>
                </draw:g>
              </table:table-cell>
              <table:table-cell office:value-type="float" office:value="7.2">
                <text:p>7.2</text:p>
                <draw:g>
                  <svg:desc>1mbyte.D5:1mbyte.D8</svg:desc>
                </draw:g>
              </table:table-cell>
              <table:table-cell office:value-type="float" office:value="92.15">
                <text:p>92.15</text:p>
                <draw:g>
                  <svg:desc>1mbyte.E5:1mbyte.E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3.58">
                <text:p>3.58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2.31">
                <text:p>2.31</text:p>
              </table:table-cell>
              <table:table-cell office:value-type="float" office:value="38.6333333333">
                <text:p>38.6333333333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4.93">
                <text:p>4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58cm" svg:y="0.315cm" chart:style-name="ch2">
          <text:p>1mbyte direct=true</text:p>
        </chart:title>
        <chart:subtitle svg:x="6.52cm" svg:y="1.077cm" chart:style-name="ch3">
          <text:p>sequential write CPU usage (100%=1core)</text:p>
        </chart:subtitle>
        <chart:legend svg:x="15.232cm" svg:y="0.643cm" style:legend-expansion="custom" chartooo:width="2.642cm" chartooo:height="1.042cm" style:legend-expansion-aspect-ratio="2.53550863723608" chart:style-name="ch4"/>
        <chart:plot-area chart:style-name="ch5" table:cell-range-address="1mbyte.A12:1mbyte.A15 1mbyte.D11:1mbyte.E15" chart:data-source-has-labels="both" svg:x="0.386cm" svg:y="1.878cm" svg:width="19.067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1mbyte.A12:1m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1mbyte.D12:1mbyte.D15" chart:label-cell-address="1mbyte.D11:1mbyte.D11" chart:class="chart:bar">
            <chart:data-point chart:repeated="4"/>
          </chart:series>
          <chart:series chart:style-name="ch10" chart:values-cell-range-address="1mbyte.E12:1mbyte.E15" chart:label-cell-address="1mbyte.E11:1mbyte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1mbyte.D11:1mbyte.D11</svg:desc>
                </draw:g>
              </table:table-cell>
              <table:table-cell office:value-type="string">
                <text:p>host</text:p>
                <draw:g>
                  <svg:desc>1mbyte.E11:1mbyte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mbyte.A12:1mbyte.A15</svg:desc>
                </draw:g>
              </table:table-cell>
              <table:table-cell office:value-type="float" office:value="11.39">
                <text:p>11.39</text:p>
                <draw:g>
                  <svg:desc>1mbyte.D12:1mbyte.D15</svg:desc>
                </draw:g>
              </table:table-cell>
              <table:table-cell office:value-type="float" office:value="103.55">
                <text:p>103.55</text:p>
                <draw:g>
                  <svg:desc>1mbyte.E12:1mbyte.E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3.86">
                <text:p>3.86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3.4">
                <text:p>3.4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8.41">
                <text:p>8.4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15cm" svg:y="0.321cm" chart:style-name="ch2">
          <text:p>1mbyte direct=true</text:p>
        </chart:title>
        <chart:subtitle svg:x="8.119cm" svg:y="1.077cm" chart:style-name="ch3">
          <text:p>sequential read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1mbyte.A5:1mbyte.A8 1mbyte.G4:1mbyte.H8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1mbyte.A5:1m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1mbyte.G5:1mbyte.G8" chart:label-cell-address="1mbyte.G4:1mbyte.G4" chart:class="chart:bar">
            <chart:data-point chart:repeated="4"/>
          </chart:series>
          <chart:series chart:style-name="ch10" chart:values-cell-range-address="1mbyte.H5:1mbyte.H8" chart:label-cell-address="1mbyte.H4:1mbyte.H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1mbyte.G4:1mbyte.G4</svg:desc>
                </draw:g>
              </table:table-cell>
              <table:table-cell office:value-type="string">
                <text:p>host</text:p>
                <draw:g>
                  <svg:desc>1mbyte.H4:1mbyte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mbyte.A5:1mbyte.A8</svg:desc>
                </draw:g>
              </table:table-cell>
              <table:table-cell office:value-type="float" office:value="97.96">
                <text:p>97.96</text:p>
                <draw:g>
                  <svg:desc>1mbyte.G5:1mbyte.G8</svg:desc>
                </draw:g>
              </table:table-cell>
              <table:table-cell office:value-type="float" office:value="95.9">
                <text:p>95.9</text:p>
                <draw:g>
                  <svg:desc>1mbyte.H5:1mbyte.H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6.87">
                <text:p>96.87</text:p>
              </table:table-cell>
              <table:table-cell office:value-type="float" office:value="82.28">
                <text:p>82.28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8.28">
                <text:p>98.28</text:p>
              </table:table-cell>
              <table:table-cell office:value-type="float" office:value="88.8466666667">
                <text:p>88.8466666667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92.71">
                <text:p>92.7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58cm" svg:y="0.315cm" chart:style-name="ch2">
          <text:p>1mbyte direct=true</text:p>
        </chart:title>
        <chart:subtitle svg:x="8.12cm" svg:y="1.078cm" chart:style-name="ch3">
          <text:p>sequential write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1mbyte.A12:1mbyte.A15 1mbyte.G11:1mbyte.H15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1mbyte.A12:1m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1mbyte.G12:1mbyte.G15" chart:label-cell-address="1mbyte.G11:1mbyte.G11" chart:class="chart:bar">
            <chart:data-point chart:repeated="4"/>
          </chart:series>
          <chart:series chart:style-name="ch10" chart:values-cell-range-address="1mbyte.H12:1mbyte.H15" chart:label-cell-address="1mbyte.H11:1mbyte.H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1mbyte.G11:1mbyte.G11</svg:desc>
                </draw:g>
              </table:table-cell>
              <table:table-cell office:value-type="string">
                <text:p>host</text:p>
                <draw:g>
                  <svg:desc>1mbyte.H11:1mbyte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mbyte.A12:1mbyte.A15</svg:desc>
                </draw:g>
              </table:table-cell>
              <table:table-cell office:value-type="float" office:value="94.5">
                <text:p>94.5</text:p>
                <draw:g>
                  <svg:desc>1mbyte.G12:1mbyte.G15</svg:desc>
                </draw:g>
              </table:table-cell>
              <table:table-cell office:value-type="float" office:value="94.82">
                <text:p>94.82</text:p>
                <draw:g>
                  <svg:desc>1mbyte.H12:1mbyte.H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6.78">
                <text:p>96.78</text:p>
              </table:table-cell>
              <table:table-cell office:value-type="float" office:value="86.01">
                <text:p>86.01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7.73">
                <text:p>97.73</text:p>
              </table:table-cell>
              <table:table-cell office:value-type="float" office:value="76.05">
                <text:p>76.05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94.1">
                <text:p>94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1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row-mapping="3 2 1 0" chart:style-name="ch1">
        <chart:title svg:x="7.929cm" svg:y="0.156cm" chart:style-name="ch2">
          <text:p>1mbyte direct=true</text:p>
        </chart:title>
        <chart:subtitle svg:x="6.963cm" svg:y="0.805cm" chart:style-name="ch3">
          <text:p>sequential read latency distribution</text:p>
        </chart:subtitle>
        <chart:legend chart:legend-position="end" svg:x="18.047cm" svg:y="3.508cm" style:legend-expansion="high" chart:style-name="ch4"/>
        <chart:plot-area chart:style-name="ch5" table:cell-range-address="1mbyte.I4:1mbyte.M8 1mbyte.A5:1mbyte.A8" chart:data-source-has-labels="both" svg:x="0.255cm" svg:y="1.37cm" svg:width="17.792cm" svg:height="6.895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8.049cm" svg:y="8.445cm" chart:style-name="ch7">
              <text:p>latency(msec)</text:p>
            </chart:title>
            <chart:categories table:cell-range-address="1mbyte.I4:1mbyte.M4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1mbyte.I8:1mbyte.M8" chart:label-cell-address="1mbyte.A8:1mbyte.A8" chart:class="chart:line">
            <chart:data-point chart:repeated="5"/>
          </chart:series>
          <chart:series chart:style-name="ch12" chart:values-cell-range-address="1mbyte.I7:1mbyte.M7" chart:label-cell-address="1mbyte.A7:1mbyte.A7" chart:class="chart:line">
            <chart:data-point chart:repeated="5"/>
          </chart:series>
          <chart:series chart:style-name="ch13" chart:values-cell-range-address="1mbyte.I6:1mbyte.M6" chart:label-cell-address="1mbyte.A6:1mbyte.A6" chart:class="chart:line">
            <chart:data-point chart:repeated="5"/>
          </chart:series>
          <chart:series chart:style-name="ch14" chart:values-cell-range-address="1mbyte.I5:1mbyte.M5" chart:label-cell-address="1mbyte.A5:1mbyte.A5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1mbyte.I4:1mbyte.M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1mbyte.A8:1mbyte.A8</svg:desc>
                </draw:g>
              </table:table-cell>
              <table:table-cell office:value-type="float" office:value="100">
                <text:p>100</text:p>
                <draw:g>
                  <svg:desc>1mbyte.I8:1mbyte.M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1</text:p>
                <draw:g>
                  <svg:desc>1mbyte.A7:1mbyte.A7</svg:desc>
                </draw:g>
              </table:table-cell>
              <table:table-cell office:value-type="float" office:value="63.48">
                <text:p>63.48</text:p>
                <draw:g>
                  <svg:desc>1mbyte.I7:1mbyte.M7</svg:desc>
                </draw:g>
              </table:table-cell>
              <table:table-cell office:value-type="float" office:value="36.46">
                <text:p>36.46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2</text:p>
                <draw:g>
                  <svg:desc>1mbyte.A6:1mbyte.A6</svg:desc>
                </draw:g>
              </table:table-cell>
              <table:table-cell office:value-type="float" office:value="99.93">
                <text:p>99.93</text:p>
                <draw:g>
                  <svg:desc>1mbyte.I6:1mbyte.M6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en</text:p>
                <draw:g>
                  <svg:desc>1mbyte.A5:1mbyte.A5</svg:desc>
                </draw:g>
              </table:table-cell>
              <table:table-cell office:value-type="float" office:value="99.61">
                <text:p>99.61</text:p>
                <draw:g>
                  <svg:desc>1mbyte.I5:1mbyte.M5</svg:desc>
                </draw:g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5cm" svg:y="0.315cm" chart:style-name="ch2">
          <text:p>11byte direct=false</text:p>
        </chart:title>
        <chart:subtitle svg:x="6.517cm" svg:y="1.076cm" chart:style-name="ch3">
          <text:p>random write CPU usage (100%=1core)</text:p>
        </chart:subtitle>
        <chart:legend svg:x="15.232cm" svg:y="0.643cm" style:legend-expansion="custom" chartooo:width="2.779cm" chartooo:height="1.042cm" style:legend-expansion-aspect-ratio="2.66698656429942" chart:style-name="ch4"/>
        <chart:plot-area chart:style-name="ch5" table:cell-range-address="11byte.A12:11byte.A15 11byte.D11:11byte.E15" chart:data-source-has-labels="both" svg:x="0.386cm" svg:y="1.878cm" svg:width="19.067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11byte.A12:11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11byte.D12:11byte.D15" chart:label-cell-address="11byte.D11:11byte.D11" chart:class="chart:bar">
            <chart:data-point chart:repeated="4"/>
          </chart:series>
          <chart:series chart:style-name="ch10" chart:values-cell-range-address="11byte.E12:11byte.E15" chart:label-cell-address="11byte.E11:11byte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11byte.D11:11byte.D11</svg:desc>
                </draw:g>
              </table:table-cell>
              <table:table-cell office:value-type="string">
                <text:p>host</text:p>
                <draw:g>
                  <svg:desc>11byte.E11:11byte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1byte.A12:11byte.A15</svg:desc>
                </draw:g>
              </table:table-cell>
              <table:table-cell office:value-type="float" office:value="9.51">
                <text:p>9.51</text:p>
                <draw:g>
                  <svg:desc>11byte.D12:11byte.D15</svg:desc>
                </draw:g>
              </table:table-cell>
              <table:table-cell office:value-type="float" office:value="71.9805555556">
                <text:p>71.9805555556</text:p>
                <draw:g>
                  <svg:desc>11byte.E12:11byte.E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8.34">
                <text:p>8.34</text:p>
              </table:table-cell>
              <table:table-cell office:value-type="float" office:value="98.0333333333">
                <text:p>98.0333333333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2.46">
                <text:p>2.46</text:p>
              </table:table-cell>
              <table:table-cell office:value-type="float" office:value="33.5527777778">
                <text:p>33.5527777778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81.08">
                <text:p>81.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1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row-mapping="3 2 1 0" chart:style-name="ch1">
        <chart:title svg:x="7.93cm" svg:y="0.156cm" chart:style-name="ch2">
          <text:p>1mbyte direct=true</text:p>
        </chart:title>
        <chart:subtitle svg:x="6.963cm" svg:y="0.805cm" chart:style-name="ch3">
          <text:p>sequential read latency distribution</text:p>
        </chart:subtitle>
        <chart:legend chart:legend-position="end" svg:x="18.047cm" svg:y="3.508cm" style:legend-expansion="high" chart:style-name="ch4"/>
        <chart:plot-area chart:style-name="ch5" table:cell-range-address="1mbyte.I11:1mbyte.Q15 1mbyte.A12:1mbyte.A15" chart:data-source-has-labels="both" svg:x="0.255cm" svg:y="1.37cm" svg:width="17.792cm" svg:height="6.975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8.049cm" svg:y="8.466cm" chart:style-name="ch7">
              <text:p>latency(msec)</text:p>
            </chart:title>
            <chart:categories table:cell-range-address="1mbyte.I11:1mbyte.Q11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1mbyte.I15:1mbyte.Q15" chart:label-cell-address="1mbyte.A15:1mbyte.A15" chart:class="chart:line">
            <chart:data-point chart:repeated="9"/>
          </chart:series>
          <chart:series chart:style-name="ch12" chart:values-cell-range-address="1mbyte.I14:1mbyte.Q14" chart:label-cell-address="1mbyte.A14:1mbyte.A14" chart:class="chart:line">
            <chart:data-point chart:repeated="9"/>
          </chart:series>
          <chart:series chart:style-name="ch13" chart:values-cell-range-address="1mbyte.I13:1mbyte.Q13" chart:label-cell-address="1mbyte.A13:1mbyte.A13" chart:class="chart:line">
            <chart:data-point chart:repeated="9"/>
          </chart:series>
          <chart:series chart:style-name="ch14" chart:values-cell-range-address="1mbyte.I12:1mbyte.Q12" chart:label-cell-address="1mbyte.A12:1mbyte.A12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75">
                <text:p>0</text:p>
                <draw:g>
                  <svg:desc>1mbyte.I11:1mbyte.Q1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1mbyte.A15:1mbyte.A15</svg:desc>
                </draw:g>
              </table:table-cell>
              <table:table-cell office:value-type="float" office:value="0">
                <text:p>0</text:p>
                <draw:g>
                  <svg:desc>1mbyte.I15:1mbyte.Q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19">
                <text:p>99.19</text:p>
              </table:table-cell>
              <table:table-cell office:value-type="float" office:value="0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1</text:p>
                <draw:g>
                  <svg:desc>1mbyte.A14:1mbyte.A14</svg:desc>
                </draw:g>
              </table:table-cell>
              <table:table-cell office:value-type="float" office:value="0">
                <text:p>0</text:p>
                <draw:g>
                  <svg:desc>1mbyte.I14:1mbyte.Q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.45">
                <text:p>96.45</text:p>
              </table:table-cell>
              <table:table-cell office:value-type="float" office:value="2.57">
                <text:p>2.57</text:p>
              </table:table-cell>
              <table:table-cell office:value-type="float" office:value="0.85">
                <text:p>0.85</text:p>
              </table:table-cell>
              <table:table-cell office:value-type="float" office:value="0.1">
                <text:p>0.1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2</text:p>
                <draw:g>
                  <svg:desc>1mbyte.A13:1mbyte.A13</svg:desc>
                </draw:g>
              </table:table-cell>
              <table:table-cell office:value-type="float" office:value="0">
                <text:p>0</text:p>
                <draw:g>
                  <svg:desc>1mbyte.I13:1mbyte.Q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09">
                <text:p>99.09</text:p>
              </table:table-cell>
              <table:table-cell office:value-type="float" office:value="0.03">
                <text:p>0.03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en</text:p>
                <draw:g>
                  <svg:desc>1mbyte.A12:1mbyte.A12</svg:desc>
                </draw:g>
              </table:table-cell>
              <table:table-cell office:value-type="float" office:value="0.39">
                <text:p>0.39</text:p>
                <draw:g>
                  <svg:desc>1mbyte.I12:1mbyte.Q12</svg:desc>
                </draw:g>
              </table:table-cell>
              <table:table-cell office:value-type="float" office:value="7.88">
                <text:p>7.88</text:p>
              </table:table-cell>
              <table:table-cell office:value-type="float" office:value="79.43">
                <text:p>79.43</text:p>
              </table:table-cell>
              <table:table-cell office:value-type="float" office:value="2.21">
                <text:p>2.21</text:p>
              </table:table-cell>
              <table:table-cell office:value-type="float" office:value="0.07">
                <text:p>0.07</text:p>
              </table:table-cell>
              <table:table-cell office:value-type="float" office:value="9.99">
                <text:p>9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1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9cm" svg:height="10.167cm" xlink:href=".." xlink:type="simple" chart:class="chart:line" chart:row-mapping="3 2 1 0" chart:style-name="ch1">
        <chart:title svg:x="5.073cm" svg:y="0.338cm" chart:style-name="ch2">
          <text:p>Read Bandwidth Comparison (host=1)</text:p>
        </chart:title>
        <chart:legend chart:legend-position="end" svg:x="16.218cm" svg:y="4.091cm" style:legend-expansion="high" chart:style-name="ch3"/>
        <chart:plot-area chart:style-name="ch4" table:cell-range-address="summary.A80:summary.G84" chart:data-source-has-labels="both" svg:x="1.121cm" svg:y="1.317cm" svg:width="15.558cm" svg:height="7.485cm">
          <chartooo:coordinate-region svg:x="2.391cm" svg:y="1.503cm" svg:width="13.083cm" svg:height="6.679cm"/>
          <chart:axis chart:dimension="x" chart:name="primary-x" chart:style-name="ch5" chartooo:axis-type="auto">
            <chartooo:date-scale/>
            <chart:title svg:x="8.261cm" svg:y="9.005cm" chart:style-name="ch6">
              <text:p>I/O size</text:p>
            </chart:title>
            <chart:categories table:cell-range-address="summary.B80:summary.G8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84:summary.G84" chart:label-cell-address="summary.A84:summary.A84" chart:class="chart:line">
            <chart:data-point chart:repeated="6"/>
          </chart:series>
          <chart:series chart:style-name="ch10" chart:values-cell-range-address="summary.B83:summary.G83" chart:label-cell-address="summary.A83:summary.A83" chart:class="chart:line">
            <chart:data-point chart:repeated="6"/>
          </chart:series>
          <chart:series chart:style-name="ch11" chart:values-cell-range-address="summary.B82:summary.G82" chart:label-cell-address="summary.A82:summary.A82" chart:class="chart:line">
            <chart:data-point chart:repeated="6"/>
          </chart:series>
          <chart:series chart:style-name="ch12" chart:values-cell-range-address="summary.B81:summary.G81" chart:label-cell-address="summary.A81:summary.A8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(direct=false)</text:p>
                <draw:g>
                  <svg:desc>summary.B80:summary.G80</svg:desc>
                </draw:g>
              </table:table-cell>
              <table:table-cell office:value-type="float" office:value="512">
                <text:p>510</text:p>
              </table:table-cell>
              <table:table-cell office:value-type="string">
                <text:p>4k</text:p>
              </table:table-cell>
              <table:table-cell office:value-type="string">
                <text:p>32k</text:p>
              </table:table-cell>
              <table:table-cell office:value-type="string">
                <text:p>512k</text:p>
              </table:table-cell>
              <table:table-cell office:value-type="string">
                <text:p>1m(sequential)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summary.A84:summary.A84</svg:desc>
                </draw:g>
              </table:table-cell>
              <table:table-cell office:value-type="float" office:value="1">
                <text:p>1</text:p>
                <draw:g>
                  <svg:desc>summary.B84:summary.G8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vm1</text:p>
                <draw:g>
                  <svg:desc>summary.A83:summary.A83</svg:desc>
                </draw:g>
              </table:table-cell>
              <table:table-cell office:value-type="float" office:value="0.313440744899633">
                <text:p>0.313440744899633</text:p>
                <draw:g>
                  <svg:desc>summary.B83:summary.G83</svg:desc>
                </draw:g>
              </table:table-cell>
              <table:table-cell office:value-type="float" office:value="0.689695048826452">
                <text:p>0.689695048826452</text:p>
              </table:table-cell>
              <table:table-cell office:value-type="float" office:value="2.32224373643138">
                <text:p>2.32224373643138</text:p>
              </table:table-cell>
              <table:table-cell office:value-type="float" office:value="0.704803392118808">
                <text:p>0.704803392118808</text:p>
              </table:table-cell>
              <table:table-cell office:value-type="float" office:value="0.453156248531401">
                <text:p>0.453156248531401</text:p>
              </table:table-cell>
              <table:table-cell office:value-type="float" office:value="0.576990276427589">
                <text:p>0.576990276427589</text:p>
              </table:table-cell>
            </table:table-row>
            <table:table-row>
              <table:table-cell office:value-type="string">
                <text:p>kvm2</text:p>
                <draw:g>
                  <svg:desc>summary.A82:summary.A82</svg:desc>
                </draw:g>
              </table:table-cell>
              <table:table-cell office:value-type="float" office:value="0.00626515600751965">
                <text:p>0.00626515600751965</text:p>
                <draw:g>
                  <svg:desc>summary.B82:summary.G82</svg:desc>
                </draw:g>
              </table:table-cell>
              <table:table-cell office:value-type="float" office:value="0.69946033921535">
                <text:p>0.69946033921535</text:p>
              </table:table-cell>
              <table:table-cell office:value-type="float" office:value="0.711083729390366">
                <text:p>0.711083729390366</text:p>
              </table:table-cell>
              <table:table-cell office:value-type="float" office:value="0.797960087756307">
                <text:p>0.797960087756307</text:p>
              </table:table-cell>
              <table:table-cell office:value-type="float" office:value="0.883117764700354">
                <text:p>0.883117764700354</text:p>
              </table:table-cell>
              <table:table-cell office:value-type="float" office:value="0.984454684963783">
                <text:p>0.984454684963783</text:p>
              </table:table-cell>
            </table:table-row>
            <table:table-row>
              <table:table-cell office:value-type="string">
                <text:p>xen</text:p>
                <draw:g>
                  <svg:desc>summary.A81:summary.A81</svg:desc>
                </draw:g>
              </table:table-cell>
              <table:table-cell office:value-type="float" office:value="0.00730516408231242">
                <text:p>0.00730516408231242</text:p>
                <draw:g>
                  <svg:desc>summary.B81:summary.G81</svg:desc>
                </draw:g>
              </table:table-cell>
              <table:table-cell office:value-type="float" office:value="0.826494774713038">
                <text:p>0.826494774713038</text:p>
              </table:table-cell>
              <table:table-cell office:value-type="float" office:value="0.736900780379041">
                <text:p>0.736900780379041</text:p>
              </table:table-cell>
              <table:table-cell office:value-type="float" office:value="0.407887520040503">
                <text:p>0.407887520040503</text:p>
              </table:table-cell>
              <table:table-cell office:value-type="float" office:value="0.461612770157016">
                <text:p>0.461612770157016</text:p>
              </table:table-cell>
              <table:table-cell office:value-type="float" office:value="0.714316083643538">
                <text:p>0.714316083643538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1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09cm" svg:height="10.167cm" xlink:href=".." xlink:type="simple" chart:class="chart:line" chart:row-mapping="3 2 1 0" chart:style-name="ch1">
        <chart:title svg:x="5.073cm" svg:y="0.338cm" chart:style-name="ch2">
          <text:p>Read Bandwidth Comparison (host=1)</text:p>
        </chart:title>
        <chart:legend chart:legend-position="end" svg:x="16.218cm" svg:y="4.091cm" style:legend-expansion="high" chart:style-name="ch3"/>
        <chart:plot-area chart:style-name="ch4" table:cell-range-address="summary.A87:summary.G91" chart:data-source-has-labels="both" svg:x="1.121cm" svg:y="1.503cm" svg:width="15.558cm" svg:height="7.299cm">
          <chartooo:coordinate-region svg:x="2.391cm" svg:y="1.503cm" svg:width="13.083cm" svg:height="6.679cm"/>
          <chart:axis chart:dimension="x" chart:name="primary-x" chart:style-name="ch5" chartooo:axis-type="auto">
            <chartooo:date-scale/>
            <chart:title svg:x="8.261cm" svg:y="9.005cm" chart:style-name="ch6">
              <text:p>I/O size</text:p>
            </chart:title>
            <chart:categories table:cell-range-address="summary.B87:summary.G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91:summary.G91" chart:label-cell-address="summary.A91:summary.A91" chart:class="chart:line">
            <chart:data-point chart:repeated="6"/>
          </chart:series>
          <chart:series chart:style-name="ch10" chart:values-cell-range-address="summary.B90:summary.G90" chart:label-cell-address="summary.A90:summary.A90" chart:class="chart:line">
            <chart:data-point chart:repeated="6"/>
          </chart:series>
          <chart:series chart:style-name="ch11" chart:values-cell-range-address="summary.B89:summary.G89" chart:label-cell-address="summary.A89:summary.A89" chart:class="chart:line">
            <chart:data-point chart:repeated="6"/>
          </chart:series>
          <chart:series chart:style-name="ch12" chart:values-cell-range-address="summary.B88:summary.G88" chart:label-cell-address="summary.A88:summary.A8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(direct=false)</text:p>
                <draw:g>
                  <svg:desc>summary.B87:summary.G87</svg:desc>
                </draw:g>
              </table:table-cell>
              <table:table-cell office:value-type="float" office:value="512">
                <text:p>510</text:p>
              </table:table-cell>
              <table:table-cell office:value-type="string">
                <text:p>4k</text:p>
              </table:table-cell>
              <table:table-cell office:value-type="string">
                <text:p>32k</text:p>
              </table:table-cell>
              <table:table-cell office:value-type="string">
                <text:p>512k</text:p>
              </table:table-cell>
              <table:table-cell office:value-type="string">
                <text:p>1m(sequential)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summary.A91:summary.A91</svg:desc>
                </draw:g>
              </table:table-cell>
              <table:table-cell office:value-type="float" office:value="1">
                <text:p>1</text:p>
                <draw:g>
                  <svg:desc>summary.B91:summary.G9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vm1</text:p>
                <draw:g>
                  <svg:desc>summary.A90:summary.A90</svg:desc>
                </draw:g>
              </table:table-cell>
              <table:table-cell office:value-type="float" office:value="0.00212150193355233">
                <text:p>0.00212150193355233</text:p>
                <draw:g>
                  <svg:desc>summary.B90:summary.G90</svg:desc>
                </draw:g>
              </table:table-cell>
              <table:table-cell office:value-type="float" office:value="0.0714592811646952">
                <text:p>0.0714592811646952</text:p>
              </table:table-cell>
              <table:table-cell office:value-type="float" office:value="0.0570104912246299">
                <text:p>0.0570104912246299</text:p>
              </table:table-cell>
              <table:table-cell office:value-type="float" office:value="0.121141261192191">
                <text:p>0.121141261192191</text:p>
              </table:table-cell>
              <table:table-cell office:value-type="float" office:value="0.567730288836846">
                <text:p>0.567730288836846</text:p>
              </table:table-cell>
              <table:table-cell office:value-type="float" office:value="0.629338690267499">
                <text:p>0.629338690267499</text:p>
              </table:table-cell>
            </table:table-row>
            <table:table-row>
              <table:table-cell office:value-type="string">
                <text:p>kvm2</text:p>
                <draw:g>
                  <svg:desc>summary.A89:summary.A89</svg:desc>
                </draw:g>
              </table:table-cell>
              <table:table-cell office:value-type="float" office:value="0.00719489375857624">
                <text:p>0.00719489375857624</text:p>
                <draw:g>
                  <svg:desc>summary.B89:summary.G89</svg:desc>
                </draw:g>
              </table:table-cell>
              <table:table-cell office:value-type="float" office:value="0.559144676979072">
                <text:p>0.559144676979072</text:p>
              </table:table-cell>
              <table:table-cell office:value-type="float" office:value="0.612437493871948">
                <text:p>0.612437493871948</text:p>
              </table:table-cell>
              <table:table-cell office:value-type="float" office:value="0.679833520440295">
                <text:p>0.679833520440295</text:p>
              </table:table-cell>
              <table:table-cell office:value-type="float" office:value="0.846926229508197">
                <text:p>0.846926229508197</text:p>
              </table:table-cell>
              <table:table-cell office:value-type="float" office:value="0.883462992618423">
                <text:p>0.883462992618423</text:p>
              </table:table-cell>
            </table:table-row>
            <table:table-row>
              <table:table-cell office:value-type="string">
                <text:p>xen</text:p>
                <draw:g>
                  <svg:desc>summary.A88:summary.A88</svg:desc>
                </draw:g>
              </table:table-cell>
              <table:table-cell office:value-type="float" office:value="0.00687637739614953">
                <text:p>0.00687637739614953</text:p>
                <draw:g>
                  <svg:desc>summary.B88:summary.G88</svg:desc>
                </draw:g>
              </table:table-cell>
              <table:table-cell office:value-type="float" office:value="0.262255459508644">
                <text:p>0.262255459508644</text:p>
              </table:table-cell>
              <table:table-cell office:value-type="float" office:value="1.16026080988332">
                <text:p>1.16026080988332</text:p>
              </table:table-cell>
              <table:table-cell office:value-type="float" office:value="0.720281481887133">
                <text:p>0.720281481887133</text:p>
              </table:table-cell>
              <table:table-cell office:value-type="float" office:value="0.934828747072599">
                <text:p>0.934828747072599</text:p>
              </table:table-cell>
              <table:table-cell office:value-type="float" office:value="0.896428131484938">
                <text:p>0.896428131484938</text:p>
              </table:table-cell>
            </table:table-row>
          </table:table-rows>
        </table:table>
      </chart:chart>
    </office:chart>
  </office:body>
</office:document-content>
</file>

<file path=Object 6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5cm" svg:y="0.315cm" chart:style-name="ch2">
          <text:p>11byte direct=false</text:p>
        </chart:title>
        <chart:subtitle svg:x="8.12cm" svg:y="1.076cm" chart:style-name="ch3">
          <text:p>random read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11byte.A5:11byte.A8 11byte.G4:11byte.H8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11byte.A5:11byte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11byte.G5:11byte.G8" chart:label-cell-address="11byte.G4:11byte.G4" chart:class="chart:bar">
            <chart:data-point chart:repeated="4"/>
          </chart:series>
          <chart:series chart:style-name="ch10" chart:values-cell-range-address="11byte.H5:11byte.H8" chart:label-cell-address="11byte.H4:11byte.H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11byte.G4:11byte.G4</svg:desc>
                </draw:g>
              </table:table-cell>
              <table:table-cell office:value-type="string">
                <text:p>host</text:p>
                <draw:g>
                  <svg:desc>11byte.H4:11byte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1byte.A5:11byte.A8</svg:desc>
                </draw:g>
              </table:table-cell>
              <table:table-cell office:value-type="float" office:value="96.68">
                <text:p>96.68</text:p>
                <draw:g>
                  <svg:desc>11byte.G5:11byte.G8</svg:desc>
                </draw:g>
              </table:table-cell>
              <table:table-cell office:value-type="float" office:value="73.7977777778">
                <text:p>73.7977777778</text:p>
                <draw:g>
                  <svg:desc>11byte.H5:11byte.H8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0.79">
                <text:p>90.79</text:p>
              </table:table-cell>
              <table:table-cell office:value-type="float" office:value="63.6183783784">
                <text:p>63.6183783784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52.62">
                <text:p>52.62</text:p>
              </table:table-cell>
              <table:table-cell office:value-type="float" office:value="1.13833333333">
                <text:p>1.13833333333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37.42">
                <text:p>37.4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9cm" xlink:href=".." xlink:type="simple" chart:class="chart:bar" chart:style-name="ch1">
        <chart:title svg:x="7.945cm" svg:y="0.315cm" chart:style-name="ch2">
          <text:p>11byte direct=false</text:p>
        </chart:title>
        <chart:subtitle svg:x="8.12cm" svg:y="1.077cm" chart:style-name="ch3">
          <text:p>random write IO %util</text:p>
        </chart:subtitle>
        <chart:legend svg:x="15.232cm" svg:y="0.643cm" style:legend-expansion="custom" chartooo:width="2.972cm" chartooo:height="1.042cm" style:legend-expansion-aspect-ratio="2.85220729366603" chart:style-name="ch4"/>
        <chart:plot-area chart:style-name="ch5" table:cell-range-address="11byte.A12:11byte.A15 11byte.G11:11byte.H15" chart:data-source-has-labels="both" svg:x="0.386cm" svg:y="1.878cm" svg:width="19.068cm" svg:height="6.518cm">
          <chartooo:coordinate-region svg:x="1.484cm" svg:y="1.878cm" svg:width="17.651cm" svg:height="5.898cm"/>
          <chart:axis chart:dimension="x" chart:name="primary-x" chart:style-name="ch6" chartooo:axis-type="auto">
            <chartooo:date-scale/>
            <chart:categories table:cell-range-address="11byte.A12:11byte.A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11byte.G12:11byte.G15" chart:label-cell-address="11byte.G11:11byte.G11" chart:class="chart:bar">
            <chart:data-point chart:repeated="4"/>
          </chart:series>
          <chart:series chart:style-name="ch10" chart:values-cell-range-address="11byte.H12:11byte.H15" chart:label-cell-address="11byte.H11:11byte.H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_server</text:p>
                <draw:g>
                  <svg:desc>11byte.G11:11byte.G11</svg:desc>
                </draw:g>
              </table:table-cell>
              <table:table-cell office:value-type="string">
                <text:p>host</text:p>
                <draw:g>
                  <svg:desc>11byte.H11:11byte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n</text:p>
                <draw:g>
                  <svg:desc>11byte.A12:11byte.A15</svg:desc>
                </draw:g>
              </table:table-cell>
              <table:table-cell office:value-type="float" office:value="97.45">
                <text:p>97.45</text:p>
                <draw:g>
                  <svg:desc>11byte.G12:11byte.G15</svg:desc>
                </draw:g>
              </table:table-cell>
              <table:table-cell office:value-type="float" office:value="82.28">
                <text:p>82.28</text:p>
                <draw:g>
                  <svg:desc>11byte.H12:11byte.H15</svg:desc>
                </draw:g>
              </table:table-cell>
            </table:table-row>
            <table:table-row>
              <table:table-cell office:value-type="string">
                <text:p>kvm2</text:p>
              </table:table-cell>
              <table:table-cell office:value-type="float" office:value="90.4">
                <text:p>90.4</text:p>
              </table:table-cell>
              <table:table-cell office:value-type="float" office:value="65.4043243243">
                <text:p>65.4043243243</text:p>
              </table:table-cell>
            </table:table-row>
            <table:table-row>
              <table:table-cell office:value-type="string">
                <text:p>kvm1</text:p>
              </table:table-cell>
              <table:table-cell office:value-type="float" office:value="98.85">
                <text:p>98.85</text:p>
              </table:table-cell>
              <table:table-cell office:value-type="float" office:value="73.0611111111">
                <text:p>73.0611111111</text:p>
              </table:table-cell>
            </table:table-row>
            <table:table-row>
              <table:table-cell office:value-type="string">
                <text:p>host</text:p>
              </table:table-cell>
              <table:table-cell office:value-type="float" office:value="24.1">
                <text:p>24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8cm" svg:height="9cm" xlink:href=".." xlink:type="simple" chart:class="chart:line" chart:row-mapping="3 2 1 0" chart:style-name="ch1">
        <chart:title svg:x="7.932cm" svg:y="0.156cm" chart:style-name="ch2">
          <text:p>11byte direct=false</text:p>
        </chart:title>
        <chart:subtitle svg:x="6.963cm" svg:y="0.805cm" chart:style-name="ch3">
          <text:p>random read latency distribution</text:p>
        </chart:subtitle>
        <chart:legend chart:legend-position="end" svg:x="18.047cm" svg:y="3.508cm" style:legend-expansion="high" chart:style-name="ch4"/>
        <chart:plot-area chart:style-name="ch5" table:cell-range-address="11byte.I4:11byte.V8 11byte.A5:11byte.A8" chart:data-source-has-labels="both" svg:x="0.255cm" svg:y="1.37cm" svg:width="17.792cm" svg:height="7.187cm">
          <chartooo:coordinate-region svg:x="1.141cm" svg:y="1.556cm" svg:width="16.721cm" svg:height="5.823cm"/>
          <chart:axis chart:dimension="x" chart:name="primary-x" chart:style-name="ch6" chartooo:axis-type="auto">
            <chartooo:date-scale/>
            <chart:title svg:x="8.049cm" svg:y="8.466cm" chart:style-name="ch7">
              <text:p>latency(msec)</text:p>
            </chart:title>
            <chart:categories table:cell-range-address="11byte.I4:11byte.V4"/>
          </chart:axis>
          <chart:axis chart:dimension="y" chart:name="primary-y" chart:style-name="ch8">
            <chart:title svg:x="0.138cm" svg:y="0.728cm" chart:style-name="ch9">
              <text:p>distribution(%)</text:p>
            </chart:title>
            <chart:grid chart:style-name="ch10" chart:class="major"/>
          </chart:axis>
          <chart:series chart:style-name="ch11" chart:values-cell-range-address="11byte.I8:11byte.V8" chart:label-cell-address="11byte.A8:11byte.A8" chart:class="chart:line">
            <chart:data-point chart:repeated="14"/>
          </chart:series>
          <chart:series chart:style-name="ch12" chart:values-cell-range-address="11byte.I7:11byte.V7" chart:label-cell-address="11byte.A7:11byte.A7" chart:class="chart:line">
            <chart:data-point chart:repeated="14"/>
          </chart:series>
          <chart:series chart:style-name="ch13" chart:values-cell-range-address="11byte.I6:11byte.V6" chart:label-cell-address="11byte.A6:11byte.A6" chart:class="chart:line">
            <chart:data-point chart:repeated="14"/>
          </chart:series>
          <chart:series chart:style-name="ch14" chart:values-cell-range-address="11byte.I5:11byte.V5" chart:label-cell-address="11byte.A5:11byte.A5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0.002">
                <text:p>0</text:p>
                <draw:g>
                  <svg:desc>11byte.I4:11byte.V4</svg:desc>
                </draw:g>
              </table:table-cell>
              <table:table-cell office:value-type="float" office:value="0.004">
                <text:p>0</text:p>
              </table:table-cell>
              <table:table-cell office:value-type="float" office:value="0.01">
                <text:p>0</text:p>
              </table:table-cell>
              <table:table-cell office:value-type="float" office:value="0.02">
                <text:p>0</text:p>
              </table:table-cell>
              <table:table-cell office:value-type="float" office:value="0.05">
                <text:p>0</text:p>
              </table:table-cell>
              <table:table-cell office:value-type="float" office:value="0.1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7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host</text:p>
                <draw:g>
                  <svg:desc>11byte.A8:11byte.A8</svg:desc>
                </draw:g>
              </table:table-cell>
              <table:table-cell office:value-type="float" office:value="99.61">
                <text:p>99.61</text:p>
                <draw:g>
                  <svg:desc>11byte.I8:11byte.V8</svg:desc>
                </draw:g>
              </table:table-cell>
              <table:table-cell office:value-type="float" office:value="0.12">
                <text:p>0.1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27">
                <text:p>0.2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1</text:p>
                <draw:g>
                  <svg:desc>11byte.A7:11byte.A7</svg:desc>
                </draw:g>
              </table:table-cell>
              <table:table-cell office:value-type="float" office:value="30.74">
                <text:p>30.74</text:p>
                <draw:g>
                  <svg:desc>11byte.I7:11byte.V7</svg:desc>
                </draw:g>
              </table:table-cell>
              <table:table-cell office:value-type="float" office:value="62.97">
                <text:p>62.97</text:p>
              </table:table-cell>
              <table:table-cell office:value-type="float" office:value="2.69">
                <text:p>2.69</text:p>
              </table:table-cell>
              <table:table-cell office:value-type="float" office:value="0.28">
                <text:p>0.28</text:p>
              </table:table-cell>
              <table:table-cell office:value-type="float" office:value="3.2">
                <text:p>3.2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vm2</text:p>
                <draw:g>
                  <svg:desc>11byte.A6:11byte.A6</svg:desc>
                </draw:g>
              </table:table-cell>
              <table:table-cell office:value-type="float" office:value="10.8">
                <text:p>10.8</text:p>
                <draw:g>
                  <svg:desc>11byte.I6:11byte.V6</svg:desc>
                </draw:g>
              </table:table-cell>
              <table:table-cell office:value-type="float" office:value="16.67">
                <text:p>16.67</text:p>
              </table:table-cell>
              <table:table-cell office:value-type="float" office:value="1.09">
                <text:p>1.09</text:p>
              </table:table-cell>
              <table:table-cell office:value-type="float" office:value="1.64">
                <text:p>1.64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3.11">
                <text:p>3.11</text:p>
              </table:table-cell>
              <table:table-cell office:value-type="float" office:value="66.55">
                <text:p>66.55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xen</text:p>
                <draw:g>
                  <svg:desc>11byte.A5:11byte.A5</svg:desc>
                </draw:g>
              </table:table-cell>
              <table:table-cell office:value-type="float" office:value="3.99">
                <text:p>3.99</text:p>
                <draw:g>
                  <svg:desc>11byte.I5:11byte.V5</svg:desc>
                </draw:g>
              </table:table-cell>
              <table:table-cell office:value-type="float" office:value="25.75">
                <text:p>25.75</text:p>
              </table:table-cell>
              <table:table-cell office:value-type="float" office:value="0.35">
                <text:p>0.35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30.03">
                <text:p>30.03</text:p>
              </table:table-cell>
              <table:table-cell office:value-type="float" office:value="3.48">
                <text:p>3.48</text:p>
              </table:table-cell>
              <table:table-cell office:value-type="float" office:value="31.14">
                <text:p>31.14</text:p>
              </table:table-cell>
              <table:table-cell office:value-type="float" office:value="2.62">
                <text:p>2.62</text:p>
              </table:table-cell>
              <table:table-cell office:value-type="float" office:value="0.86">
                <text:p>0.86</text:p>
              </table:table-cell>
              <table:table-cell office:value-type="float" office:value="1.56">
                <text:p>1.56</text:p>
              </table:table-cell>
              <table:table-cell office:value-type="float" office:value="0.18">
                <text:p>0.1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